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fo:font-size="14pt" officeooo:rsid="0002a87e" officeooo:paragraph-rsid="0002a87e" style:font-size-asian="12.25pt" style:font-size-complex="14pt"/>
    </style:style>
    <style:style style:name="P2" style:family="paragraph" style:parent-style-name="Text_20_body">
      <style:text-properties fo:font-size="14pt" officeooo:rsid="0002a87e" officeooo:paragraph-rsid="0002a87e" style:font-size-asian="12.25pt" style:font-size-complex="14pt"/>
    </style:style>
    <style:style style:name="P3" style:family="paragraph" style:parent-style-name="Standard">
      <style:text-properties fo:font-size="14pt" officeooo:rsid="0002a87e" officeooo:paragraph-rsid="00063c3e" style:font-size-asian="12.25pt" style:font-size-complex="14pt"/>
    </style:style>
    <style:style style:name="P4" style:family="paragraph" style:parent-style-name="Text_20_body">
      <style:text-properties fo:font-size="14pt" officeooo:rsid="0002a87e" officeooo:paragraph-rsid="00063c3e" style:font-size-asian="12.25pt" style:font-size-complex="14pt"/>
    </style:style>
    <style:style style:name="P5" style:family="paragraph" style:parent-style-name="Standard">
      <style:text-properties fo:font-size="14pt" officeooo:rsid="0002a87e" officeooo:paragraph-rsid="00078457" style:font-size-asian="12.25pt" style:font-size-complex="14pt"/>
    </style:style>
    <style:style style:name="P6" style:family="paragraph" style:parent-style-name="Text_20_body">
      <style:text-properties fo:font-size="14pt" officeooo:rsid="0002a87e" officeooo:paragraph-rsid="00078457" style:font-size-asian="12.25pt" style:font-size-complex="14pt"/>
    </style:style>
    <style:style style:name="P7" style:family="paragraph" style:parent-style-name="Standard">
      <style:text-properties fo:font-size="14pt" officeooo:rsid="0002a87e" officeooo:paragraph-rsid="0009b76f" style:font-size-asian="12.25pt" style:font-size-complex="14pt"/>
    </style:style>
    <style:style style:name="P8" style:family="paragraph" style:parent-style-name="Text_20_body">
      <style:text-properties fo:font-size="14pt" officeooo:rsid="0002a87e" officeooo:paragraph-rsid="0009b76f" style:font-size-asian="12.25pt" style:font-size-complex="14pt"/>
    </style:style>
    <style:style style:name="P9" style:family="paragraph" style:parent-style-name="Standard">
      <style:text-properties fo:font-size="14pt" officeooo:rsid="0002a87e" officeooo:paragraph-rsid="000cd753" style:font-size-asian="12.25pt" style:font-size-complex="14pt"/>
    </style:style>
    <style:style style:name="P10" style:family="paragraph" style:parent-style-name="Text_20_body">
      <style:text-properties fo:font-size="14pt" officeooo:rsid="0002a87e" officeooo:paragraph-rsid="000cd753" style:font-size-asian="12.25pt" style:font-size-complex="14pt"/>
    </style:style>
    <style:style style:name="P11" style:family="paragraph" style:parent-style-name="Standard">
      <style:text-properties fo:font-size="14pt" officeooo:rsid="0002a87e" officeooo:paragraph-rsid="00116ad9" style:font-size-asian="12.25pt" style:font-size-complex="14pt"/>
    </style:style>
    <style:style style:name="P12" style:family="paragraph" style:parent-style-name="Text_20_body">
      <style:text-properties fo:font-size="14pt" officeooo:rsid="0002a87e" officeooo:paragraph-rsid="00116ad9" style:font-size-asian="12.25pt" style:font-size-complex="14pt"/>
    </style:style>
    <style:style style:name="P13" style:family="paragraph" style:parent-style-name="Standard">
      <style:text-properties fo:font-size="14pt" officeooo:rsid="0002a87e" officeooo:paragraph-rsid="0015980b" style:font-size-asian="12.25pt" style:font-size-complex="14pt"/>
    </style:style>
    <style:style style:name="P14" style:family="paragraph" style:parent-style-name="Text_20_body">
      <style:text-properties fo:font-size="14pt" officeooo:rsid="0002a87e" officeooo:paragraph-rsid="0015980b" style:font-size-asian="12.25pt" style:font-size-complex="14pt"/>
    </style:style>
    <style:style style:name="P15" style:family="paragraph" style:parent-style-name="Standard">
      <style:text-properties fo:font-size="14pt" officeooo:rsid="0002a87e" officeooo:paragraph-rsid="0018a6b3" style:font-size-asian="12.25pt" style:font-size-complex="14pt"/>
    </style:style>
    <style:style style:name="P16" style:family="paragraph" style:parent-style-name="Text_20_body">
      <style:text-properties fo:font-size="14pt" officeooo:rsid="0002a87e" officeooo:paragraph-rsid="0018a6b3" style:font-size-asian="12.25pt" style:font-size-complex="14pt"/>
    </style:style>
    <style:style style:name="P17" style:family="paragraph" style:parent-style-name="Standard">
      <style:text-properties fo:font-size="14pt" officeooo:rsid="0002a87e" officeooo:paragraph-rsid="0019bd3a" style:font-size-asian="12.25pt" style:font-size-complex="14pt"/>
    </style:style>
    <style:style style:name="P18" style:family="paragraph" style:parent-style-name="Text_20_body">
      <style:text-properties fo:font-size="14pt" officeooo:rsid="0002a87e" officeooo:paragraph-rsid="0019bd3a" style:font-size-asian="12.25pt" style:font-size-complex="14pt"/>
    </style:style>
    <style:style style:name="P19" style:family="paragraph" style:parent-style-name="Standard">
      <style:text-properties fo:font-size="14pt" officeooo:rsid="0002a87e" officeooo:paragraph-rsid="001bec46" style:font-size-asian="12.25pt" style:font-size-complex="14pt"/>
    </style:style>
    <style:style style:name="P20" style:family="paragraph" style:parent-style-name="Text_20_body">
      <style:text-properties fo:font-size="14pt" officeooo:rsid="0002a87e" officeooo:paragraph-rsid="001bec46" style:font-size-asian="12.25pt" style:font-size-complex="14pt"/>
    </style:style>
    <style:style style:name="P21" style:family="paragraph" style:parent-style-name="Standard">
      <style:text-properties fo:font-size="14pt" officeooo:rsid="0002a87e" officeooo:paragraph-rsid="001d4ee3" style:font-size-asian="12.25pt" style:font-size-complex="14pt"/>
    </style:style>
    <style:style style:name="P22" style:family="paragraph" style:parent-style-name="Text_20_body">
      <style:text-properties fo:font-size="14pt" officeooo:rsid="0002a87e" officeooo:paragraph-rsid="001d4ee3" style:font-size-asian="12.25pt" style:font-size-complex="14pt"/>
    </style:style>
    <style:style style:name="P23" style:family="paragraph" style:parent-style-name="Standard">
      <style:text-properties fo:font-size="14pt" officeooo:rsid="0002a87e" officeooo:paragraph-rsid="001f3799" style:font-size-asian="12.25pt" style:font-size-complex="14pt"/>
    </style:style>
    <style:style style:name="P24" style:family="paragraph" style:parent-style-name="Text_20_body">
      <style:text-properties fo:font-size="14pt" officeooo:rsid="0002a87e" officeooo:paragraph-rsid="001f3799" style:font-size-asian="12.25pt" style:font-size-complex="14pt"/>
    </style:style>
    <style:style style:name="P25" style:family="paragraph" style:parent-style-name="Standard">
      <style:text-properties fo:font-size="14pt" officeooo:rsid="0002a87e" officeooo:paragraph-rsid="0021ea27" style:font-size-asian="12.25pt" style:font-size-complex="14pt"/>
    </style:style>
    <style:style style:name="P26" style:family="paragraph" style:parent-style-name="Text_20_body">
      <style:text-properties fo:font-size="14pt" officeooo:rsid="0002a87e" officeooo:paragraph-rsid="0021ea27" style:font-size-asian="12.25pt" style:font-size-complex="14pt"/>
    </style:style>
    <style:style style:name="P27" style:family="paragraph" style:parent-style-name="Standard">
      <style:text-properties fo:font-size="14pt" officeooo:rsid="0002a87e" officeooo:paragraph-rsid="002433cf" style:font-size-asian="12.25pt" style:font-size-complex="14pt"/>
    </style:style>
    <style:style style:name="P28" style:family="paragraph" style:parent-style-name="Text_20_body">
      <style:text-properties fo:font-size="14pt" officeooo:rsid="0002a87e" officeooo:paragraph-rsid="002433cf" style:font-size-asian="12.25pt" style:font-size-complex="14pt"/>
    </style:style>
    <style:style style:name="P29" style:family="paragraph" style:parent-style-name="Standard">
      <style:text-properties fo:font-size="14pt" officeooo:rsid="0002a87e" officeooo:paragraph-rsid="00259ec8" style:font-size-asian="12.25pt" style:font-size-complex="14pt"/>
    </style:style>
    <style:style style:name="P30" style:family="paragraph" style:parent-style-name="Standard">
      <style:text-properties fo:font-size="14pt" officeooo:rsid="0002a87e" officeooo:paragraph-rsid="002a8d53" style:font-size-asian="12.25pt" style:font-size-complex="14pt"/>
    </style:style>
    <style:style style:name="P31" style:family="paragraph" style:parent-style-name="Standard">
      <style:text-properties fo:font-size="14pt" officeooo:rsid="0002a87e" officeooo:paragraph-rsid="002bd79f" style:font-size-asian="12.25pt" style:font-size-complex="14pt"/>
    </style:style>
    <style:style style:name="P32" style:family="paragraph" style:parent-style-name="Standard">
      <style:text-properties fo:font-size="14pt" officeooo:rsid="0002a87e" officeooo:paragraph-rsid="002efa68" style:font-size-asian="12.25pt" style:font-size-complex="14pt"/>
    </style:style>
    <style:style style:name="P33" style:family="paragraph" style:parent-style-name="Standard">
      <style:text-properties fo:font-size="14pt" officeooo:rsid="0002a87e" officeooo:paragraph-rsid="003e735d" style:font-size-asian="12.25pt" style:font-size-complex="14pt"/>
    </style:style>
    <style:style style:name="P34" style:family="paragraph" style:parent-style-name="Standard">
      <style:text-properties fo:font-size="14pt" officeooo:rsid="0002a87e" officeooo:paragraph-rsid="0042102c" style:font-size-asian="12.25pt" style:font-size-complex="14pt"/>
    </style:style>
    <style:style style:name="P35" style:family="paragraph" style:parent-style-name="Standard">
      <style:text-properties fo:font-size="14pt" officeooo:rsid="0002a87e" officeooo:paragraph-rsid="00427ec1" style:font-size-asian="12.25pt" style:font-size-complex="14pt"/>
    </style:style>
    <style:style style:name="P36" style:family="paragraph" style:parent-style-name="Standard">
      <style:text-properties fo:font-size="14pt" officeooo:rsid="0002a87e" officeooo:paragraph-rsid="00445def" style:font-size-asian="12.25pt" style:font-size-complex="14pt"/>
    </style:style>
    <style:style style:name="P37" style:family="paragraph" style:parent-style-name="Standard">
      <style:text-properties fo:font-size="14pt" officeooo:rsid="0002a87e" officeooo:paragraph-rsid="00475449" style:font-size-asian="12.25pt" style:font-size-complex="14pt"/>
    </style:style>
    <style:style style:name="P38" style:family="paragraph" style:parent-style-name="Standard">
      <style:text-properties fo:font-size="14pt" officeooo:rsid="0002a87e" officeooo:paragraph-rsid="00503fc4" style:font-size-asian="12.25pt" style:font-size-complex="14pt"/>
    </style:style>
    <style:style style:name="P39" style:family="paragraph" style:parent-style-name="Standard">
      <style:text-properties fo:font-size="14pt" officeooo:rsid="0002a87e" officeooo:paragraph-rsid="0054800b" style:font-size-asian="12.25pt" style:font-size-complex="14pt"/>
    </style:style>
    <style:style style:name="P40" style:family="paragraph" style:parent-style-name="Standard">
      <style:text-properties fo:font-size="14pt" officeooo:rsid="0002a87e" officeooo:paragraph-rsid="0057c67f" style:font-size-asian="12.25pt" style:font-size-complex="14pt"/>
    </style:style>
    <style:style style:name="P41" style:family="paragraph" style:parent-style-name="Standard">
      <style:text-properties fo:font-size="14pt" officeooo:rsid="0002a87e" officeooo:paragraph-rsid="005b70ee" style:font-size-asian="12.25pt" style:font-size-complex="14pt"/>
    </style:style>
    <style:style style:name="P42" style:family="paragraph" style:parent-style-name="Standard">
      <style:text-properties fo:font-size="14pt" officeooo:rsid="0002a87e" officeooo:paragraph-rsid="006034e0" style:font-size-asian="12.25pt" style:font-size-complex="14pt"/>
    </style:style>
    <style:style style:name="P43" style:family="paragraph" style:parent-style-name="Standard">
      <style:text-properties fo:font-size="14pt" officeooo:rsid="0002a87e" officeooo:paragraph-rsid="0064042d" style:font-size-asian="12.25pt" style:font-size-complex="14pt"/>
    </style:style>
    <style:style style:name="P44" style:family="paragraph" style:parent-style-name="Standard">
      <style:text-properties fo:font-size="14pt" officeooo:rsid="0002a87e" officeooo:paragraph-rsid="0069c9a2" style:font-size-asian="12.25pt" style:font-size-complex="14pt"/>
    </style:style>
    <style:style style:name="P45" style:family="paragraph" style:parent-style-name="Standard">
      <style:text-properties fo:font-size="14pt" officeooo:rsid="00045b92" officeooo:paragraph-rsid="00045b92" style:font-size-asian="12.25pt" style:font-size-complex="14pt"/>
    </style:style>
    <style:style style:name="P46" style:family="paragraph" style:parent-style-name="Standard">
      <style:text-properties fo:font-size="14pt" officeooo:rsid="00045b92" officeooo:paragraph-rsid="0014ef91" style:font-size-asian="12.25pt" style:font-size-complex="14pt"/>
    </style:style>
    <style:style style:name="P47" style:family="paragraph" style:parent-style-name="Standard">
      <style:text-properties fo:font-size="14pt" officeooo:rsid="00045b92" officeooo:paragraph-rsid="001d4ee3" style:font-size-asian="12.25pt" style:font-size-complex="14pt"/>
    </style:style>
    <style:style style:name="P48" style:family="paragraph" style:parent-style-name="Standard">
      <style:text-properties fo:font-size="14pt" officeooo:rsid="00045b92" officeooo:paragraph-rsid="00503fc4" style:font-size-asian="12.25pt" style:font-size-complex="14pt"/>
    </style:style>
    <style:style style:name="P49" style:family="paragraph" style:parent-style-name="Text_20_body">
      <style:text-properties fo:font-size="14pt" officeooo:rsid="0069c9a2" officeooo:paragraph-rsid="0069c9a2" style:font-size-asian="12.25pt" style:font-size-complex="14pt"/>
    </style:style>
    <style:style style:name="P50" style:family="paragraph" style:parent-style-name="Standard">
      <style:text-properties fo:font-size="14pt" style:font-size-asian="12.25pt" style:font-size-complex="14pt"/>
    </style:style>
    <style:style style:name="P51" style:family="paragraph" style:parent-style-name="Standard">
      <style:text-properties fo:font-size="14pt" fo:font-weight="normal" officeooo:rsid="0002a87e" officeooo:paragraph-rsid="003e735d" style:font-size-asian="12.25pt" style:font-weight-asian="normal" style:font-size-complex="14pt" style:font-weight-complex="normal"/>
    </style:style>
    <style:style style:name="P52" style:family="paragraph" style:parent-style-name="Standard">
      <style:text-properties fo:font-size="14pt" fo:font-weight="normal" officeooo:rsid="0002a87e" officeooo:paragraph-rsid="00427ec1" style:font-size-asian="12.25pt" style:font-weight-asian="normal" style:font-size-complex="14pt" style:font-weight-complex="normal"/>
    </style:style>
    <style:style style:name="P53" style:family="paragraph" style:parent-style-name="Standard">
      <style:text-properties fo:font-size="14pt" fo:font-weight="normal" officeooo:rsid="0002a87e" officeooo:paragraph-rsid="00503fc4" style:font-size-asian="12.25pt" style:font-weight-asian="normal" style:font-size-complex="14pt" style:font-weight-complex="normal"/>
    </style:style>
    <style:style style:name="P54" style:family="paragraph" style:parent-style-name="Standard">
      <style:text-properties fo:font-size="14pt" fo:font-weight="normal" officeooo:rsid="0002a87e" officeooo:paragraph-rsid="0054800b" style:font-size-asian="12.25pt" style:font-weight-asian="normal" style:font-size-complex="14pt" style:font-weight-complex="normal"/>
    </style:style>
    <style:style style:name="P55" style:family="paragraph" style:parent-style-name="Standard">
      <style:text-properties fo:font-size="14pt" fo:font-weight="normal" officeooo:rsid="0002a87e" officeooo:paragraph-rsid="0057c67f" style:font-size-asian="12.25pt" style:font-weight-asian="normal" style:font-size-complex="14pt" style:font-weight-complex="normal"/>
    </style:style>
    <style:style style:name="P56" style:family="paragraph" style:parent-style-name="Standard">
      <style:text-properties fo:font-size="14pt" fo:font-weight="normal" officeooo:rsid="0002a87e" officeooo:paragraph-rsid="005b70ee" style:font-size-asian="12.25pt" style:font-weight-asian="normal" style:font-size-complex="14pt" style:font-weight-complex="normal"/>
    </style:style>
    <style:style style:name="P57" style:family="paragraph" style:parent-style-name="Standard">
      <style:text-properties fo:font-size="14pt" fo:font-weight="normal" officeooo:rsid="0002a87e" officeooo:paragraph-rsid="0064042d" style:font-size-asian="12.25pt" style:font-weight-asian="normal" style:font-size-complex="14pt" style:font-weight-complex="normal"/>
    </style:style>
    <style:style style:name="P58" style:family="paragraph" style:parent-style-name="Standard">
      <style:text-properties fo:color="#c9211e" loext:opacity="100%" fo:font-size="14pt" officeooo:rsid="0002a87e" officeooo:paragraph-rsid="0002a87e" style:font-size-asian="12.25pt" style:font-size-complex="14pt"/>
    </style:style>
    <style:style style:name="P59" style:family="paragraph" style:parent-style-name="Standard">
      <style:text-properties fo:color="#c9211e" loext:opacity="100%" fo:font-size="14pt" officeooo:rsid="0002a87e" officeooo:paragraph-rsid="00063c3e" style:font-size-asian="12.25pt" style:font-size-complex="14pt"/>
    </style:style>
    <style:style style:name="P60" style:family="paragraph" style:parent-style-name="Standard">
      <style:text-properties fo:color="#c9211e" loext:opacity="100%" fo:font-size="14pt" officeooo:rsid="0002a87e" officeooo:paragraph-rsid="00078457" style:font-size-asian="12.25pt" style:font-size-complex="14pt"/>
    </style:style>
    <style:style style:name="P61" style:family="paragraph" style:parent-style-name="Standard">
      <style:text-properties fo:color="#c9211e" loext:opacity="100%" fo:font-size="14pt" officeooo:rsid="0002a87e" officeooo:paragraph-rsid="0009b76f" style:font-size-asian="12.25pt" style:font-size-complex="14pt"/>
    </style:style>
    <style:style style:name="P62" style:family="paragraph" style:parent-style-name="Standard">
      <style:text-properties fo:color="#c9211e" loext:opacity="100%" fo:font-size="14pt" officeooo:rsid="0002a87e" officeooo:paragraph-rsid="00116ad9" style:font-size-asian="12.25pt" style:font-size-complex="14pt"/>
    </style:style>
    <style:style style:name="P63" style:family="paragraph" style:parent-style-name="Standard">
      <style:text-properties fo:color="#c9211e" loext:opacity="100%" fo:font-size="14pt" officeooo:rsid="0002a87e" officeooo:paragraph-rsid="000cd753" style:font-size-asian="12.25pt" style:font-size-complex="14pt"/>
    </style:style>
    <style:style style:name="P64" style:family="paragraph" style:parent-style-name="Standard">
      <style:text-properties fo:color="#c9211e" loext:opacity="100%" fo:font-size="14pt" officeooo:rsid="0002a87e" officeooo:paragraph-rsid="001b7081" style:font-size-asian="12.25pt" style:font-size-complex="14pt"/>
    </style:style>
    <style:style style:name="P65" style:family="paragraph" style:parent-style-name="Standard">
      <style:text-properties fo:color="#c9211e" loext:opacity="100%" fo:font-size="14pt" officeooo:rsid="0002a87e" officeooo:paragraph-rsid="001bec46" style:font-size-asian="12.25pt" style:font-size-complex="14pt"/>
    </style:style>
    <style:style style:name="P66" style:family="paragraph" style:parent-style-name="Standard">
      <style:text-properties fo:color="#c9211e" loext:opacity="100%" fo:font-size="14pt" officeooo:rsid="0002a87e" officeooo:paragraph-rsid="001d4ee3" style:font-size-asian="12.25pt" style:font-size-complex="14pt"/>
    </style:style>
    <style:style style:name="P67" style:family="paragraph" style:parent-style-name="Standard">
      <style:text-properties fo:color="#c9211e" loext:opacity="100%" fo:font-size="14pt" officeooo:rsid="0002a87e" officeooo:paragraph-rsid="0021ea27" style:font-size-asian="12.25pt" style:font-size-complex="14pt"/>
    </style:style>
    <style:style style:name="P68" style:family="paragraph" style:parent-style-name="Standard">
      <style:text-properties fo:color="#c9211e" loext:opacity="100%" fo:font-size="14pt" officeooo:rsid="0002a87e" officeooo:paragraph-rsid="002a8d53" style:font-size-asian="12.25pt" style:font-size-complex="14pt"/>
    </style:style>
    <style:style style:name="P69" style:family="paragraph" style:parent-style-name="Standard">
      <style:text-properties fo:color="#c9211e" loext:opacity="100%" fo:font-size="14pt" officeooo:rsid="0002a87e" officeooo:paragraph-rsid="002bd79f" style:font-size-asian="12.25pt" style:font-size-complex="14pt"/>
    </style:style>
    <style:style style:name="P70" style:family="paragraph" style:parent-style-name="Standard">
      <style:text-properties fo:color="#c9211e" loext:opacity="100%" fo:font-size="14pt" officeooo:rsid="0002a87e" officeooo:paragraph-rsid="002efa68" style:font-size-asian="12.25pt" style:font-size-complex="14pt"/>
    </style:style>
    <style:style style:name="P71" style:family="paragraph" style:parent-style-name="Standard">
      <style:text-properties fo:color="#c9211e" loext:opacity="100%" fo:font-size="14pt" officeooo:rsid="0002a87e" officeooo:paragraph-rsid="003e735d" style:font-size-asian="12.25pt" style:font-size-complex="14pt"/>
    </style:style>
    <style:style style:name="P72" style:family="paragraph" style:parent-style-name="Standard">
      <style:text-properties fo:color="#c9211e" loext:opacity="100%" fo:font-size="14pt" officeooo:rsid="0002a87e" officeooo:paragraph-rsid="0042102c" style:font-size-asian="12.25pt" style:font-size-complex="14pt"/>
    </style:style>
    <style:style style:name="P73" style:family="paragraph" style:parent-style-name="Standard">
      <style:text-properties fo:color="#c9211e" loext:opacity="100%" fo:font-size="14pt" officeooo:rsid="0002a87e" officeooo:paragraph-rsid="00427ec1" style:font-size-asian="12.25pt" style:font-size-complex="14pt"/>
    </style:style>
    <style:style style:name="P74" style:family="paragraph" style:parent-style-name="Standard">
      <style:text-properties fo:color="#c9211e" loext:opacity="100%" fo:font-size="14pt" officeooo:rsid="0002a87e" officeooo:paragraph-rsid="00445def" style:font-size-asian="12.25pt" style:font-size-complex="14pt"/>
    </style:style>
    <style:style style:name="P75" style:family="paragraph" style:parent-style-name="Standard">
      <style:text-properties fo:color="#c9211e" loext:opacity="100%" fo:font-size="14pt" officeooo:rsid="0002a87e" officeooo:paragraph-rsid="00475449" style:font-size-asian="12.25pt" style:font-size-complex="14pt"/>
    </style:style>
    <style:style style:name="P76" style:family="paragraph" style:parent-style-name="Standard">
      <style:text-properties fo:color="#c9211e" loext:opacity="100%" fo:font-size="14pt" officeooo:rsid="0083f691" officeooo:paragraph-rsid="008cd0f7" style:font-size-asian="12.25pt" style:font-size-complex="14pt"/>
    </style:style>
    <style:style style:name="P77" style:family="paragraph" style:parent-style-name="Standard">
      <style:text-properties fo:color="#c9211e" loext:opacity="100%" fo:font-size="14pt" officeooo:rsid="0083f691" officeooo:paragraph-rsid="0095ba24" style:font-size-asian="12.25pt" style:font-size-complex="14pt"/>
    </style:style>
    <style:style style:name="P78" style:family="paragraph" style:parent-style-name="Standard">
      <style:text-properties fo:color="#c9211e" loext:opacity="100%" fo:font-size="14pt" officeooo:rsid="0081d4ff" officeooo:paragraph-rsid="00bec8ed" style:font-size-asian="12.25pt" style:font-size-complex="14pt"/>
    </style:style>
    <style:style style:name="P79" style:family="paragraph" style:parent-style-name="Standard">
      <style:text-properties fo:color="#c9211e" loext:opacity="100%" fo:font-size="14pt" officeooo:rsid="0081d4ff" officeooo:paragraph-rsid="00c0a92b" style:font-size-asian="12.25pt" style:font-size-complex="14pt"/>
    </style:style>
    <style:style style:name="P80" style:family="paragraph" style:parent-style-name="Standard">
      <style:text-properties fo:color="#c9211e" loext:opacity="100%" fo:font-size="14pt" officeooo:rsid="0081d4ff" officeooo:paragraph-rsid="00c0fa78" style:font-size-asian="12.25pt" style:font-size-complex="14pt"/>
    </style:style>
    <style:style style:name="P81" style:family="paragraph" style:parent-style-name="Standard">
      <style:text-properties fo:color="#c9211e" loext:opacity="100%" fo:font-size="14pt" officeooo:rsid="00c0a92b" officeooo:paragraph-rsid="00c0a92b" style:font-size-asian="12.25pt" style:font-size-complex="14pt"/>
    </style:style>
    <style:style style:name="P82" style:family="paragraph" style:parent-style-name="Standard">
      <style:text-properties fo:color="#c9211e" loext:opacity="100%" fo:font-size="14pt" officeooo:rsid="00c0fa78" officeooo:paragraph-rsid="00c0fa78" style:font-size-asian="12.25pt" style:font-size-complex="14pt"/>
    </style:style>
    <style:style style:name="P83" style:family="paragraph" style:parent-style-name="Standard">
      <style:text-properties fo:color="#c9211e" loext:opacity="100%" fo:font-size="14pt" officeooo:rsid="00c156d8" officeooo:paragraph-rsid="00c156d8" style:font-size-asian="12.25pt" style:font-size-complex="14pt"/>
    </style:style>
    <style:style style:name="P84" style:family="paragraph" style:parent-style-name="Standard">
      <style:text-properties fo:color="#c9211e" loext:opacity="100%" fo:font-size="14pt" officeooo:rsid="00c156d8" officeooo:paragraph-rsid="00c9f45f" style:font-size-asian="12.25pt" style:font-size-complex="14pt"/>
    </style:style>
    <style:style style:name="P85" style:family="paragraph" style:parent-style-name="Standard">
      <style:text-properties fo:color="#c9211e" loext:opacity="100%" fo:font-size="14pt" officeooo:rsid="00c156d8" officeooo:paragraph-rsid="00cc6c7f" style:font-size-asian="12.25pt" style:font-size-complex="14pt"/>
    </style:style>
    <style:style style:name="P86" style:family="paragraph" style:parent-style-name="Standard">
      <style:text-properties fo:color="#c9211e" loext:opacity="100%" fo:font-size="14pt" officeooo:rsid="00c156d8" officeooo:paragraph-rsid="00ce6625" style:font-size-asian="12.25pt" style:font-size-complex="14pt"/>
    </style:style>
    <style:style style:name="P87" style:family="paragraph" style:parent-style-name="Standard">
      <style:text-properties fo:color="#c9211e" loext:opacity="100%" fo:font-size="14pt" officeooo:rsid="00c156d8" officeooo:paragraph-rsid="00cf04ca" style:font-size-asian="12.25pt" style:font-size-complex="14pt"/>
    </style:style>
    <style:style style:name="P88" style:family="paragraph" style:parent-style-name="Standard">
      <style:text-properties fo:color="#c9211e" loext:opacity="100%" fo:font-size="14pt" officeooo:rsid="00c156d8" officeooo:paragraph-rsid="00d027bf" style:font-size-asian="12.25pt" style:font-size-complex="14pt"/>
    </style:style>
    <style:style style:name="P89" style:family="paragraph" style:parent-style-name="Standard">
      <style:text-properties fo:color="#c9211e" loext:opacity="100%" fo:font-size="14pt" officeooo:rsid="00c156d8" officeooo:paragraph-rsid="00dba92f" style:font-size-asian="12.25pt" style:font-size-complex="14pt"/>
    </style:style>
    <style:style style:name="P90" style:family="paragraph" style:parent-style-name="Standard">
      <style:text-properties fo:color="#c9211e" loext:opacity="100%" fo:font-size="14pt" officeooo:rsid="00caf96b" officeooo:paragraph-rsid="00caf96b" style:font-size-asian="12.25pt" style:font-size-complex="14pt"/>
    </style:style>
    <style:style style:name="P91" style:family="paragraph" style:parent-style-name="Standard">
      <style:text-properties fo:color="#c9211e" loext:opacity="100%" fo:font-size="14pt" officeooo:rsid="00caf96b" officeooo:paragraph-rsid="00cc6c7f" style:font-size-asian="12.25pt" style:font-size-complex="14pt"/>
    </style:style>
    <style:style style:name="P92" style:family="paragraph" style:parent-style-name="Standard">
      <style:text-properties fo:color="#c9211e" loext:opacity="100%" fo:font-size="14pt" officeooo:rsid="00caf96b" officeooo:paragraph-rsid="00ce6625" style:font-size-asian="12.25pt" style:font-size-complex="14pt"/>
    </style:style>
    <style:style style:name="P93" style:family="paragraph" style:parent-style-name="Standard">
      <style:text-properties fo:color="#c9211e" loext:opacity="100%" fo:font-size="14pt" officeooo:rsid="00caf96b" officeooo:paragraph-rsid="00cf04ca" style:font-size-asian="12.25pt" style:font-size-complex="14pt"/>
    </style:style>
    <style:style style:name="P94" style:family="paragraph" style:parent-style-name="Standard">
      <style:text-properties fo:color="#c9211e" loext:opacity="100%" fo:font-size="14pt" officeooo:rsid="00caf96b" officeooo:paragraph-rsid="00d027bf" style:font-size-asian="12.25pt" style:font-size-complex="14pt"/>
    </style:style>
    <style:style style:name="P95" style:family="paragraph" style:parent-style-name="Standard">
      <style:text-properties fo:color="#c9211e" loext:opacity="100%" fo:font-size="14pt" officeooo:rsid="00caf96b" officeooo:paragraph-rsid="00dba92f" style:font-size-asian="12.25pt" style:font-size-complex="14pt"/>
    </style:style>
    <style:style style:name="P96" style:family="paragraph" style:parent-style-name="Standard">
      <style:text-properties fo:color="#c9211e" loext:opacity="100%" fo:font-size="14pt" officeooo:rsid="00ec1ecb" officeooo:paragraph-rsid="00ec1ecb" fo:background-color="transparent" style:font-size-asian="12.25pt" style:font-size-complex="14pt"/>
    </style:style>
    <style:style style:name="P97" style:family="paragraph" style:parent-style-name="Standard">
      <style:text-properties fo:color="#c9211e" loext:opacity="100%" fo:font-size="14pt" officeooo:rsid="00e5a2b3" officeooo:paragraph-rsid="00eccc8a" fo:background-color="transparent" style:font-size-asian="12.25pt" style:font-size-complex="14pt"/>
    </style:style>
    <style:style style:name="P98" style:family="paragraph" style:parent-style-name="Standard">
      <style:text-properties fo:color="#c9211e" loext:opacity="100%" fo:font-size="14pt" officeooo:rsid="00e5a2b3" officeooo:paragraph-rsid="00ee7148" fo:background-color="transparent" style:font-size-asian="12.25pt" style:font-size-complex="14pt"/>
    </style:style>
    <style:style style:name="P99" style:family="paragraph" style:parent-style-name="Standard">
      <style:text-properties fo:color="#c9211e" loext:opacity="100%" fo:font-size="14pt" officeooo:rsid="00e5a2b3" officeooo:paragraph-rsid="00f076eb" fo:background-color="transparent" style:font-size-asian="12.25pt" style:font-size-complex="14pt"/>
    </style:style>
    <style:style style:name="P100" style:family="paragraph" style:parent-style-name="Standard">
      <style:text-properties fo:color="#c9211e" loext:opacity="100%" fo:font-size="14pt" officeooo:rsid="00e5a2b3" officeooo:paragraph-rsid="00f51ba3" fo:background-color="transparent" style:font-size-asian="12.25pt" style:font-size-complex="14pt"/>
    </style:style>
    <style:style style:name="P101" style:family="paragraph" style:parent-style-name="Standard">
      <style:text-properties fo:color="#c9211e" loext:opacity="100%" fo:font-size="14pt" officeooo:rsid="00e5a2b3" officeooo:paragraph-rsid="00f6886b" fo:background-color="transparent" style:font-size-asian="12.25pt" style:font-size-complex="14pt"/>
    </style:style>
    <style:style style:name="P102" style:family="paragraph" style:parent-style-name="Standard">
      <style:text-properties fo:color="#c9211e" loext:opacity="100%" fo:font-size="14pt" officeooo:rsid="00e5a2b3" officeooo:paragraph-rsid="01050b48" fo:background-color="transparent" style:font-size-asian="12.25pt" style:font-size-complex="14pt"/>
    </style:style>
    <style:style style:name="P103" style:family="paragraph" style:parent-style-name="Standard">
      <style:text-properties fo:color="#c9211e" loext:opacity="100%" fo:font-size="14pt" officeooo:rsid="00e5a2b3" officeooo:paragraph-rsid="0107aa44" fo:background-color="transparent" style:font-size-asian="12.25pt" style:font-size-complex="14pt"/>
    </style:style>
    <style:style style:name="P104" style:family="paragraph" style:parent-style-name="Standard">
      <style:text-properties fo:color="#c9211e" loext:opacity="100%" fo:font-size="14pt" officeooo:rsid="00e5a2b3" officeooo:paragraph-rsid="01098c0f" fo:background-color="transparent" style:font-size-asian="12.25pt" style:font-size-complex="14pt"/>
    </style:style>
    <style:style style:name="P105" style:family="paragraph" style:parent-style-name="Standard">
      <style:text-properties fo:color="#c9211e" loext:opacity="100%" fo:font-size="14pt" officeooo:rsid="00e5a2b3" officeooo:paragraph-rsid="010e7830" fo:background-color="transparent" style:font-size-asian="12.25pt" style:font-size-complex="14pt"/>
    </style:style>
    <style:style style:name="P106"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107"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108" style:family="paragraph" style:parent-style-name="Standard">
      <style:text-properties fo:color="#c9211e" loext:opacity="100%" fo:font-size="14pt" officeooo:rsid="00e5a2b3" officeooo:paragraph-rsid="0114f6af" fo:background-color="transparent" style:font-size-asian="12.25pt" style:font-size-complex="14pt"/>
    </style:style>
    <style:style style:name="P109" style:family="paragraph" style:parent-style-name="Standard">
      <style:text-properties fo:color="#ff8000" loext:opacity="100%" fo:font-size="14pt" officeooo:rsid="0002a87e" officeooo:paragraph-rsid="0002a87e" style:font-size-asian="12.25pt" style:font-size-complex="14pt"/>
    </style:style>
    <style:style style:name="P110" style:family="paragraph" style:parent-style-name="Standard">
      <style:text-properties fo:color="#ff8000" loext:opacity="100%" fo:font-size="14pt" officeooo:rsid="0002a87e" officeooo:paragraph-rsid="0015980b" style:font-size-asian="12.25pt" style:font-size-complex="14pt"/>
    </style:style>
    <style:style style:name="P111" style:family="paragraph" style:parent-style-name="Standard">
      <style:text-properties fo:color="#ff8000" loext:opacity="100%" fo:font-size="14pt" officeooo:rsid="0002a87e" officeooo:paragraph-rsid="0024ae90" style:font-size-asian="12.25pt" style:font-size-complex="14pt"/>
    </style:style>
    <style:style style:name="P112" style:family="paragraph" style:parent-style-name="Standard">
      <style:text-properties fo:color="#ff8000" loext:opacity="100%" fo:font-size="14pt" officeooo:rsid="0002a87e" officeooo:paragraph-rsid="002dbce8" style:font-size-asian="12.25pt" style:font-size-complex="14pt"/>
    </style:style>
    <style:style style:name="P113" style:family="paragraph" style:parent-style-name="Standard">
      <style:text-properties fo:color="#ff8000" loext:opacity="100%" fo:font-size="14pt" officeooo:rsid="0002a87e" officeooo:paragraph-rsid="0009b76f" style:font-size-asian="12.25pt" style:font-size-complex="14pt"/>
    </style:style>
    <style:style style:name="P114" style:family="paragraph" style:parent-style-name="Standard">
      <style:text-properties fo:color="#ff8000" loext:opacity="100%" officeooo:paragraph-rsid="00bec8ed"/>
    </style:style>
    <style:style style:name="P115" style:family="paragraph" style:parent-style-name="Standard">
      <style:text-properties style:use-window-font-color="true" loext:opacity="0%" fo:font-size="14pt" officeooo:rsid="0002a87e" officeooo:paragraph-rsid="0002a87e" style:font-size-asian="12.25pt" style:font-size-complex="14pt"/>
    </style:style>
    <style:style style:name="P116" style:family="paragraph" style:parent-style-name="Standard">
      <style:text-properties style:use-window-font-color="true" loext:opacity="0%" fo:font-size="14pt" officeooo:rsid="0002a87e" officeooo:paragraph-rsid="00063c3e" style:font-size-asian="12.25pt" style:font-size-complex="14pt"/>
    </style:style>
    <style:style style:name="P117" style:family="paragraph" style:parent-style-name="Standard">
      <style:text-properties style:use-window-font-color="true" loext:opacity="0%" fo:font-size="14pt" officeooo:rsid="0002a87e" officeooo:paragraph-rsid="00078457" style:font-size-asian="12.25pt" style:font-size-complex="14pt"/>
    </style:style>
    <style:style style:name="P118" style:family="paragraph" style:parent-style-name="Standard">
      <style:text-properties style:use-window-font-color="true" loext:opacity="0%" fo:font-size="14pt" officeooo:rsid="0002a87e" officeooo:paragraph-rsid="0009b76f" style:font-size-asian="12.25pt" style:font-size-complex="14pt"/>
    </style:style>
    <style:style style:name="P119" style:family="paragraph" style:parent-style-name="Standard">
      <style:text-properties style:use-window-font-color="true" loext:opacity="0%" fo:font-size="14pt" officeooo:rsid="0002a87e" officeooo:paragraph-rsid="000c0973" style:font-size-asian="12.25pt" style:font-size-complex="14pt"/>
    </style:style>
    <style:style style:name="P120" style:family="paragraph" style:parent-style-name="Standard">
      <style:text-properties style:use-window-font-color="true" loext:opacity="0%" fo:font-size="14pt" officeooo:rsid="0002a87e" officeooo:paragraph-rsid="00116ad9" style:font-size-asian="12.25pt" style:font-size-complex="14pt"/>
    </style:style>
    <style:style style:name="P121" style:family="paragraph" style:parent-style-name="Standard">
      <style:text-properties style:use-window-font-color="true" loext:opacity="0%" fo:font-size="14pt" officeooo:rsid="0002a87e" officeooo:paragraph-rsid="0015980b" style:font-size-asian="12.25pt" style:font-size-complex="14pt"/>
    </style:style>
    <style:style style:name="P122" style:family="paragraph" style:parent-style-name="Standard">
      <style:text-properties style:use-window-font-color="true" loext:opacity="0%" fo:font-size="14pt" officeooo:rsid="0002a87e" officeooo:paragraph-rsid="0019bd3a" style:font-size-asian="12.25pt" style:font-size-complex="14pt"/>
    </style:style>
    <style:style style:name="P123" style:family="paragraph" style:parent-style-name="Standard">
      <style:text-properties style:use-window-font-color="true" loext:opacity="0%" fo:font-size="14pt" officeooo:rsid="0002a87e" officeooo:paragraph-rsid="001bec46" style:font-size-asian="12.25pt" style:font-size-complex="14pt"/>
    </style:style>
    <style:style style:name="P124" style:family="paragraph" style:parent-style-name="Standard">
      <style:text-properties style:use-window-font-color="true" loext:opacity="0%" fo:font-size="14pt" officeooo:rsid="0002a87e" officeooo:paragraph-rsid="001f3799" style:font-size-asian="12.25pt" style:font-size-complex="14pt"/>
    </style:style>
    <style:style style:name="P125" style:family="paragraph" style:parent-style-name="Standard">
      <style:text-properties style:use-window-font-color="true" loext:opacity="0%" fo:font-size="14pt" officeooo:rsid="0002a87e" officeooo:paragraph-rsid="0021ea27" style:font-size-asian="12.25pt" style:font-size-complex="14pt"/>
    </style:style>
    <style:style style:name="P126" style:family="paragraph" style:parent-style-name="Standard">
      <style:text-properties style:use-window-font-color="true" loext:opacity="0%" fo:font-size="14pt" officeooo:rsid="0002a87e" officeooo:paragraph-rsid="002433cf" style:font-size-asian="12.25pt" style:font-size-complex="14pt"/>
    </style:style>
    <style:style style:name="P127" style:family="paragraph" style:parent-style-name="Standard">
      <style:text-properties style:use-window-font-color="true" loext:opacity="0%" fo:font-size="14pt" officeooo:rsid="0002a87e" officeooo:paragraph-rsid="002a8d53" style:font-size-asian="12.25pt" style:font-size-complex="14pt"/>
    </style:style>
    <style:style style:name="P128" style:family="paragraph" style:parent-style-name="Standard">
      <style:text-properties style:use-window-font-color="true" loext:opacity="0%" fo:font-size="14pt" officeooo:rsid="0002a87e" officeooo:paragraph-rsid="002bd79f" style:font-size-asian="12.25pt" style:font-size-complex="14pt"/>
    </style:style>
    <style:style style:name="P129" style:family="paragraph" style:parent-style-name="Standard">
      <style:text-properties style:use-window-font-color="true" loext:opacity="0%" fo:font-size="14pt" officeooo:rsid="0002a87e" officeooo:paragraph-rsid="002efa68" style:font-size-asian="12.25pt" style:font-size-complex="14pt"/>
    </style:style>
    <style:style style:name="P130" style:family="paragraph" style:parent-style-name="Standard">
      <style:text-properties style:use-window-font-color="true" loext:opacity="0%" fo:font-size="14pt" officeooo:rsid="0002a87e" officeooo:paragraph-rsid="003e735d" style:font-size-asian="12.25pt" style:font-size-complex="14pt"/>
    </style:style>
    <style:style style:name="P131" style:family="paragraph" style:parent-style-name="Standard">
      <style:text-properties style:use-window-font-color="true" loext:opacity="0%" fo:font-size="14pt" officeooo:rsid="0002a87e" officeooo:paragraph-rsid="0042102c" style:font-size-asian="12.25pt" style:font-size-complex="14pt"/>
    </style:style>
    <style:style style:name="P132" style:family="paragraph" style:parent-style-name="Standard">
      <style:text-properties style:use-window-font-color="true" loext:opacity="0%" fo:font-size="14pt" officeooo:rsid="0002a87e" officeooo:paragraph-rsid="00427ec1" style:font-size-asian="12.25pt" style:font-size-complex="14pt"/>
    </style:style>
    <style:style style:name="P133" style:family="paragraph" style:parent-style-name="Standard">
      <style:text-properties style:use-window-font-color="true" loext:opacity="0%" fo:font-size="14pt" officeooo:rsid="0002a87e" officeooo:paragraph-rsid="00445def" style:font-size-asian="12.25pt" style:font-size-complex="14pt"/>
    </style:style>
    <style:style style:name="P134" style:family="paragraph" style:parent-style-name="Standard">
      <style:text-properties style:use-window-font-color="true" loext:opacity="0%" fo:font-size="14pt" officeooo:rsid="0002a87e" officeooo:paragraph-rsid="00475449" style:font-size-asian="12.25pt" style:font-size-complex="14pt"/>
    </style:style>
    <style:style style:name="P135" style:family="paragraph" style:parent-style-name="Standard">
      <style:text-properties style:use-window-font-color="true" loext:opacity="0%" fo:font-size="14pt" officeooo:rsid="0002a87e" officeooo:paragraph-rsid="0054800b" style:font-size-asian="12.25pt" style:font-size-complex="14pt"/>
    </style:style>
    <style:style style:name="P136" style:family="paragraph" style:parent-style-name="Standard">
      <style:text-properties style:use-window-font-color="true" loext:opacity="0%" fo:font-size="14pt" officeooo:rsid="0002a87e" officeooo:paragraph-rsid="0057c67f" style:font-size-asian="12.25pt" style:font-size-complex="14pt"/>
    </style:style>
    <style:style style:name="P137" style:family="paragraph" style:parent-style-name="Standard">
      <style:text-properties style:use-window-font-color="true" loext:opacity="0%" fo:font-size="14pt" officeooo:rsid="0002a87e" officeooo:paragraph-rsid="005b70ee" style:font-size-asian="12.25pt" style:font-size-complex="14pt"/>
    </style:style>
    <style:style style:name="P138" style:family="paragraph" style:parent-style-name="Standard">
      <style:text-properties style:use-window-font-color="true" loext:opacity="0%" fo:font-size="14pt" officeooo:rsid="0002a87e" officeooo:paragraph-rsid="006034e0" style:font-size-asian="12.25pt" style:font-size-complex="14pt"/>
    </style:style>
    <style:style style:name="P139" style:family="paragraph" style:parent-style-name="Standard">
      <style:text-properties style:use-window-font-color="true" loext:opacity="0%" fo:font-size="14pt" officeooo:rsid="0002a87e" officeooo:paragraph-rsid="0064042d" style:font-size-asian="12.25pt" style:font-size-complex="14pt"/>
    </style:style>
    <style:style style:name="P140" style:family="paragraph" style:parent-style-name="Standard">
      <style:text-properties style:use-window-font-color="true" loext:opacity="0%" fo:font-size="14pt" officeooo:rsid="0002a87e" officeooo:paragraph-rsid="00259ec8" style:font-size-asian="12.25pt" style:font-size-complex="14pt"/>
    </style:style>
    <style:style style:name="P141" style:family="paragraph" style:parent-style-name="Standard">
      <style:text-properties style:use-window-font-color="true" loext:opacity="0%" fo:font-size="14pt" officeooo:rsid="0036d212" officeooo:paragraph-rsid="007942f5" style:font-size-asian="12.25pt" style:font-size-complex="14pt"/>
    </style:style>
    <style:style style:name="P142" style:family="paragraph" style:parent-style-name="Standard">
      <style:text-properties style:use-window-font-color="true" loext:opacity="0%" fo:font-size="14pt" officeooo:rsid="0036d212" officeooo:paragraph-rsid="00835163" style:font-size-asian="12.25pt" style:font-size-complex="14pt"/>
    </style:style>
    <style:style style:name="P143" style:family="paragraph" style:parent-style-name="Standard">
      <style:text-properties style:use-window-font-color="true" loext:opacity="0%" fo:font-size="14pt" officeooo:rsid="0081d4ff" officeooo:paragraph-rsid="0081d4ff" style:font-size-asian="12.25pt" style:font-size-complex="14pt"/>
    </style:style>
    <style:style style:name="P144" style:family="paragraph" style:parent-style-name="Standard">
      <style:text-properties style:use-window-font-color="true" loext:opacity="0%" fo:font-size="14pt" officeooo:rsid="0081d4ff" officeooo:paragraph-rsid="00835163" style:font-size-asian="12.25pt" style:font-size-complex="14pt"/>
    </style:style>
    <style:style style:name="P145" style:family="paragraph" style:parent-style-name="Standard">
      <style:text-properties style:use-window-font-color="true" loext:opacity="0%" fo:font-size="14pt" officeooo:rsid="0081d4ff" officeooo:paragraph-rsid="0086ae63" style:font-size-asian="12.25pt" style:font-size-complex="14pt"/>
    </style:style>
    <style:style style:name="P146" style:family="paragraph" style:parent-style-name="Standard">
      <style:text-properties style:use-window-font-color="true" loext:opacity="0%" fo:font-size="14pt" officeooo:rsid="0081d4ff" officeooo:paragraph-rsid="00875e6a" style:font-size-asian="12.25pt" style:font-size-complex="14pt"/>
    </style:style>
    <style:style style:name="P147" style:family="paragraph" style:parent-style-name="Standard">
      <style:text-properties style:use-window-font-color="true" loext:opacity="0%" fo:font-size="14pt" officeooo:rsid="0081d4ff" officeooo:paragraph-rsid="008b3f5b" style:font-size-asian="12.25pt" style:font-size-complex="14pt"/>
    </style:style>
    <style:style style:name="P148" style:family="paragraph" style:parent-style-name="Text_20_body">
      <style:text-properties style:use-window-font-color="true" loext:opacity="0%" fo:font-size="14pt" officeooo:rsid="0081d4ff" officeooo:paragraph-rsid="008b3f5b" style:font-size-asian="12.25pt" style:font-size-complex="14pt"/>
    </style:style>
    <style:style style:name="P149" style:family="paragraph" style:parent-style-name="Standard">
      <style:text-properties style:use-window-font-color="true" loext:opacity="0%" fo:font-size="14pt" officeooo:rsid="0081d4ff" officeooo:paragraph-rsid="008cd0f7" style:font-size-asian="12.25pt" style:font-size-complex="14pt"/>
    </style:style>
    <style:style style:name="P150" style:family="paragraph" style:parent-style-name="Standard">
      <style:text-properties style:use-window-font-color="true" loext:opacity="0%" fo:font-size="14pt" officeooo:rsid="0081d4ff" officeooo:paragraph-rsid="008e5980" style:font-size-asian="12.25pt" style:font-size-complex="14pt"/>
    </style:style>
    <style:style style:name="P151" style:family="paragraph" style:parent-style-name="Standard">
      <style:text-properties style:use-window-font-color="true" loext:opacity="0%" fo:font-size="14pt" officeooo:rsid="0081d4ff" officeooo:paragraph-rsid="008f88ac" style:font-size-asian="12.25pt" style:font-size-complex="14pt"/>
    </style:style>
    <style:style style:name="P152" style:family="paragraph" style:parent-style-name="Standard">
      <style:text-properties style:use-window-font-color="true" loext:opacity="0%" fo:font-size="14pt" officeooo:rsid="0081d4ff" officeooo:paragraph-rsid="00911e7b" style:font-size-asian="12.25pt" style:font-size-complex="14pt"/>
    </style:style>
    <style:style style:name="P153" style:family="paragraph" style:parent-style-name="Standard">
      <style:text-properties style:use-window-font-color="true" loext:opacity="0%" fo:font-size="14pt" officeooo:rsid="0081d4ff" officeooo:paragraph-rsid="00915436" style:font-size-asian="12.25pt" style:font-size-complex="14pt"/>
    </style:style>
    <style:style style:name="P154" style:family="paragraph" style:parent-style-name="Standard">
      <style:text-properties style:use-window-font-color="true" loext:opacity="0%" fo:font-size="14pt" officeooo:rsid="0081d4ff" officeooo:paragraph-rsid="0091dab2" style:font-size-asian="12.25pt" style:font-size-complex="14pt"/>
    </style:style>
    <style:style style:name="P155" style:family="paragraph" style:parent-style-name="Standard">
      <style:text-properties style:use-window-font-color="true" loext:opacity="0%" fo:font-size="14pt" officeooo:rsid="0081d4ff" officeooo:paragraph-rsid="00946e45" style:font-size-asian="12.25pt" style:font-size-complex="14pt"/>
    </style:style>
    <style:style style:name="P156" style:family="paragraph" style:parent-style-name="Standard">
      <style:text-properties style:use-window-font-color="true" loext:opacity="0%" fo:font-size="14pt" officeooo:rsid="0081d4ff" officeooo:paragraph-rsid="0095ba24" style:font-size-asian="12.25pt" style:font-size-complex="14pt"/>
    </style:style>
    <style:style style:name="P157" style:family="paragraph" style:parent-style-name="Standard">
      <style:text-properties style:use-window-font-color="true" loext:opacity="0%" fo:font-size="14pt" officeooo:rsid="0081d4ff" officeooo:paragraph-rsid="00964b42" style:font-size-asian="12.25pt" style:font-size-complex="14pt"/>
    </style:style>
    <style:style style:name="P158" style:family="paragraph" style:parent-style-name="Standard">
      <style:text-properties style:use-window-font-color="true" loext:opacity="0%" fo:font-size="14pt" officeooo:rsid="0081d4ff" officeooo:paragraph-rsid="00974f9c" style:font-size-asian="12.25pt" style:font-size-complex="14pt"/>
    </style:style>
    <style:style style:name="P159" style:family="paragraph" style:parent-style-name="Standard">
      <style:text-properties style:use-window-font-color="true" loext:opacity="0%" fo:font-size="14pt" officeooo:rsid="0081d4ff" officeooo:paragraph-rsid="0099478a" style:font-size-asian="12.25pt" style:font-size-complex="14pt"/>
    </style:style>
    <style:style style:name="P160" style:family="paragraph" style:parent-style-name="Standard">
      <style:text-properties style:use-window-font-color="true" loext:opacity="0%" fo:font-size="14pt" officeooo:rsid="0081d4ff" officeooo:paragraph-rsid="009aac0d" style:font-size-asian="12.25pt" style:font-size-complex="14pt"/>
    </style:style>
    <style:style style:name="P161" style:family="paragraph" style:parent-style-name="Standard">
      <style:text-properties style:use-window-font-color="true" loext:opacity="0%" fo:font-size="14pt" officeooo:rsid="0081d4ff" officeooo:paragraph-rsid="009c7b29" style:font-size-asian="12.25pt" style:font-size-complex="14pt"/>
    </style:style>
    <style:style style:name="P162" style:family="paragraph" style:parent-style-name="Standard">
      <style:text-properties style:use-window-font-color="true" loext:opacity="0%" fo:font-size="14pt" officeooo:rsid="0081d4ff" officeooo:paragraph-rsid="00a08b45" style:font-size-asian="12.25pt" style:font-size-complex="14pt"/>
    </style:style>
    <style:style style:name="P163" style:family="paragraph" style:parent-style-name="Standard">
      <style:text-properties style:use-window-font-color="true" loext:opacity="0%" fo:font-size="14pt" officeooo:rsid="0081d4ff" officeooo:paragraph-rsid="00a9e7e9" style:font-size-asian="12.25pt" style:font-size-complex="14pt"/>
    </style:style>
    <style:style style:name="P164" style:family="paragraph" style:parent-style-name="Standard">
      <style:text-properties style:use-window-font-color="true" loext:opacity="0%" fo:font-size="14pt" officeooo:rsid="0081d4ff" officeooo:paragraph-rsid="00ab848f" style:font-size-asian="12.25pt" style:font-size-complex="14pt"/>
    </style:style>
    <style:style style:name="P165" style:family="paragraph" style:parent-style-name="Standard">
      <style:text-properties style:use-window-font-color="true" loext:opacity="0%" fo:font-size="14pt" officeooo:rsid="0081d4ff" officeooo:paragraph-rsid="00ac5fbd" style:font-size-asian="12.25pt" style:font-size-complex="14pt"/>
    </style:style>
    <style:style style:name="P166" style:family="paragraph" style:parent-style-name="Standard">
      <style:text-properties style:use-window-font-color="true" loext:opacity="0%" fo:font-size="14pt" officeooo:rsid="0081d4ff" officeooo:paragraph-rsid="00adf557" style:font-size-asian="12.25pt" style:font-size-complex="14pt"/>
    </style:style>
    <style:style style:name="P167" style:family="paragraph" style:parent-style-name="Standard">
      <style:text-properties style:use-window-font-color="true" loext:opacity="0%" fo:font-size="14pt" officeooo:rsid="0081d4ff" officeooo:paragraph-rsid="00afc1af" style:font-size-asian="12.25pt" style:font-size-complex="14pt"/>
    </style:style>
    <style:style style:name="P168" style:family="paragraph" style:parent-style-name="Standard">
      <style:text-properties style:use-window-font-color="true" loext:opacity="0%" fo:font-size="14pt" officeooo:rsid="0081d4ff" officeooo:paragraph-rsid="00b2c153" style:font-size-asian="12.25pt" style:font-size-complex="14pt"/>
    </style:style>
    <style:style style:name="P169" style:family="paragraph" style:parent-style-name="Standard">
      <style:text-properties style:use-window-font-color="true" loext:opacity="0%" fo:font-size="14pt" officeooo:rsid="0081d4ff" officeooo:paragraph-rsid="00b72fe2" style:font-size-asian="12.25pt" style:font-size-complex="14pt"/>
    </style:style>
    <style:style style:name="P170" style:family="paragraph" style:parent-style-name="Standard">
      <style:text-properties style:use-window-font-color="true" loext:opacity="0%" fo:font-size="14pt" officeooo:rsid="0081d4ff" officeooo:paragraph-rsid="00bec8ed" style:font-size-asian="12.25pt" style:font-size-complex="14pt"/>
    </style:style>
    <style:style style:name="P171" style:family="paragraph" style:parent-style-name="Standard">
      <style:text-properties style:use-window-font-color="true" loext:opacity="0%" fo:font-size="14pt" officeooo:rsid="00835163" officeooo:paragraph-rsid="00835163" style:font-size-asian="12.25pt" style:font-size-complex="14pt"/>
    </style:style>
    <style:style style:name="P172" style:family="paragraph" style:parent-style-name="Standard">
      <style:text-properties style:use-window-font-color="true" loext:opacity="0%" fo:font-size="14pt" officeooo:rsid="008800c2" officeooo:paragraph-rsid="008800c2" style:font-size-asian="12.25pt" style:font-size-complex="14pt"/>
    </style:style>
    <style:style style:name="P173" style:family="paragraph" style:parent-style-name="Standard">
      <style:text-properties style:use-window-font-color="true" loext:opacity="0%" fo:font-size="14pt" fo:font-weight="normal" officeooo:rsid="0075d39a" officeooo:paragraph-rsid="0075d39a" style:font-size-asian="12.25pt" style:font-weight-asian="normal" style:font-size-complex="14pt" style:font-weight-complex="normal"/>
    </style:style>
    <style:style style:name="P174" style:family="paragraph" style:parent-style-name="Standard">
      <style:text-properties style:use-window-font-color="true" loext:opacity="0%" fo:font-size="14pt" fo:font-weight="normal" officeooo:rsid="0075d39a" officeooo:paragraph-rsid="00764a61" style:font-size-asian="12.25pt" style:font-weight-asian="normal" style:font-size-complex="14pt" style:font-weight-complex="normal"/>
    </style:style>
    <style:style style:name="P175" style:family="paragraph" style:parent-style-name="Standard">
      <style:text-properties style:use-window-font-color="true" loext:opacity="0%" fo:font-size="14pt" fo:font-weight="normal" officeooo:rsid="0075d39a" officeooo:paragraph-rsid="0076ca16" style:font-size-asian="12.25pt" style:font-weight-asian="normal" style:font-size-complex="14pt" style:font-weight-complex="normal"/>
    </style:style>
    <style:style style:name="P176" style:family="paragraph" style:parent-style-name="Standard">
      <style:text-properties style:use-window-font-color="true" loext:opacity="0%" fo:font-size="14pt" fo:font-weight="normal" officeooo:rsid="0075d39a" officeooo:paragraph-rsid="0077adb5" style:font-size-asian="12.25pt" style:font-weight-asian="normal" style:font-size-complex="14pt" style:font-weight-complex="normal"/>
    </style:style>
    <style:style style:name="P177" style:family="paragraph" style:parent-style-name="Standard">
      <style:text-properties style:use-window-font-color="true" loext:opacity="0%" fo:font-size="14pt" fo:font-weight="normal" officeooo:rsid="0075d39a" officeooo:paragraph-rsid="0078981d" style:font-size-asian="12.25pt" style:font-weight-asian="normal" style:font-size-complex="14pt" style:font-weight-complex="normal"/>
    </style:style>
    <style:style style:name="P178" style:family="paragraph" style:parent-style-name="Standard">
      <style:text-properties style:use-window-font-color="true" loext:opacity="0%" fo:font-size="14pt" fo:font-weight="normal" officeooo:rsid="0075d39a" officeooo:paragraph-rsid="007942f5" style:font-size-asian="12.25pt" style:font-weight-asian="normal" style:font-size-complex="14pt" style:font-weight-complex="normal"/>
    </style:style>
    <style:style style:name="P179" style:family="paragraph" style:parent-style-name="Standard">
      <style:text-properties style:use-window-font-color="true" loext:opacity="0%" fo:font-size="14pt" fo:font-weight="normal" officeooo:rsid="0075d39a" officeooo:paragraph-rsid="007b8d48" style:font-size-asian="12.25pt" style:font-weight-asian="normal" style:font-size-complex="14pt" style:font-weight-complex="normal"/>
    </style:style>
    <style:style style:name="P180" style:family="paragraph" style:parent-style-name="Standard">
      <style:text-properties style:use-window-font-color="true" loext:opacity="0%" fo:font-size="14pt" fo:font-weight="normal" officeooo:rsid="0081d4ff" officeooo:paragraph-rsid="0081d4ff" style:font-size-asian="12.25pt" style:font-weight-asian="normal" style:font-size-complex="14pt" style:font-weight-complex="normal"/>
    </style:style>
    <style:style style:name="P181" style:family="paragraph" style:parent-style-name="Standard">
      <style:text-properties style:use-window-font-color="true" loext:opacity="0%" fo:font-size="14pt" fo:font-weight="normal" officeooo:rsid="0081d4ff" officeooo:paragraph-rsid="00835163" style:font-size-asian="12.25pt" style:font-weight-asian="normal" style:font-size-complex="14pt" style:font-weight-complex="normal"/>
    </style:style>
    <style:style style:name="P182" style:family="paragraph" style:parent-style-name="Standard">
      <style:text-properties style:use-window-font-color="true" loext:opacity="0%" fo:font-size="14pt" fo:font-weight="normal" officeooo:rsid="0081d4ff" officeooo:paragraph-rsid="0086ae63" style:font-size-asian="12.25pt" style:font-weight-asian="normal" style:font-size-complex="14pt" style:font-weight-complex="normal"/>
    </style:style>
    <style:style style:name="P183" style:family="paragraph" style:parent-style-name="Standard">
      <style:text-properties style:use-window-font-color="true" loext:opacity="0%" fo:font-size="14pt" fo:font-weight="normal" officeooo:rsid="0081d4ff" officeooo:paragraph-rsid="00875e6a" style:font-size-asian="12.25pt" style:font-weight-asian="normal" style:font-size-complex="14pt" style:font-weight-complex="normal"/>
    </style:style>
    <style:style style:name="P184" style:family="paragraph" style:parent-style-name="Standard">
      <style:text-properties style:use-window-font-color="true" loext:opacity="0%" fo:font-size="14pt" fo:font-weight="normal" officeooo:rsid="0081d4ff" officeooo:paragraph-rsid="008b3f5b" style:font-size-asian="12.25pt" style:font-weight-asian="normal" style:font-size-complex="14pt" style:font-weight-complex="normal"/>
    </style:style>
    <style:style style:name="P185" style:family="paragraph" style:parent-style-name="Standard">
      <style:text-properties style:use-window-font-color="true" loext:opacity="0%" fo:font-size="14pt" fo:font-weight="bold" officeooo:rsid="0075d39a" officeooo:paragraph-rsid="0075d39a" style:font-size-asian="12.25pt" style:font-weight-asian="bold" style:font-size-complex="14pt" style:font-weight-complex="bold"/>
    </style:style>
    <style:style style:name="P186" style:family="paragraph" style:parent-style-name="Standard">
      <style:text-properties style:use-window-font-color="true" loext:opacity="0%" fo:font-size="14pt" fo:font-weight="bold" officeooo:rsid="0075d39a" officeooo:paragraph-rsid="00764a61" style:font-size-asian="12.25pt" style:font-weight-asian="bold" style:font-size-complex="14pt" style:font-weight-complex="bold"/>
    </style:style>
    <style:style style:name="P187" style:family="paragraph" style:parent-style-name="Standard">
      <style:text-properties style:use-window-font-color="true" loext:opacity="0%" fo:font-size="14pt" fo:font-weight="bold" officeooo:rsid="0075d39a" officeooo:paragraph-rsid="0076ca16" style:font-size-asian="12.25pt" style:font-weight-asian="bold" style:font-size-complex="14pt" style:font-weight-complex="bold"/>
    </style:style>
    <style:style style:name="P188" style:family="paragraph" style:parent-style-name="Standard">
      <style:text-properties style:use-window-font-color="true" loext:opacity="0%" fo:font-size="14pt" fo:font-weight="bold" officeooo:rsid="0075d39a" officeooo:paragraph-rsid="0077adb5" style:font-size-asian="12.25pt" style:font-weight-asian="bold" style:font-size-complex="14pt" style:font-weight-complex="bold"/>
    </style:style>
    <style:style style:name="P189" style:family="paragraph" style:parent-style-name="Standard">
      <style:text-properties style:use-window-font-color="true" loext:opacity="0%" fo:font-size="14pt" fo:font-weight="bold" officeooo:rsid="0075d39a" officeooo:paragraph-rsid="0078981d" style:font-size-asian="12.25pt" style:font-weight-asian="bold" style:font-size-complex="14pt" style:font-weight-complex="bold"/>
    </style:style>
    <style:style style:name="P190" style:family="paragraph" style:parent-style-name="Standard">
      <style:text-properties style:use-window-font-color="true" loext:opacity="0%" fo:font-size="14pt" fo:font-weight="bold" officeooo:rsid="0075d39a" officeooo:paragraph-rsid="007942f5" style:font-size-asian="12.25pt" style:font-weight-asian="bold" style:font-size-complex="14pt" style:font-weight-complex="bold"/>
    </style:style>
    <style:style style:name="P191" style:family="paragraph" style:parent-style-name="Standard">
      <style:text-properties style:use-window-font-color="true" loext:opacity="0%" fo:font-size="14pt" fo:font-weight="bold" officeooo:rsid="0075d39a" officeooo:paragraph-rsid="007b8d48" style:font-size-asian="12.25pt" style:font-weight-asian="bold" style:font-size-complex="14pt" style:font-weight-complex="bold"/>
    </style:style>
    <style:style style:name="P192" style:family="paragraph" style:parent-style-name="Standard">
      <style:text-properties style:use-window-font-color="true" loext:opacity="0%" fo:font-size="14pt" fo:font-weight="bold" officeooo:rsid="0081d4ff" officeooo:paragraph-rsid="0081d4ff" style:font-size-asian="12.25pt" style:font-weight-asian="bold" style:font-size-complex="14pt" style:font-weight-complex="bold"/>
    </style:style>
    <style:style style:name="P193" style:family="paragraph" style:parent-style-name="Standard">
      <style:text-properties style:use-window-font-color="true" loext:opacity="0%" fo:font-size="14pt" fo:font-weight="bold" officeooo:rsid="0081d4ff" officeooo:paragraph-rsid="00835163" style:font-size-asian="12.25pt" style:font-weight-asian="bold" style:font-size-complex="14pt" style:font-weight-complex="bold"/>
    </style:style>
    <style:style style:name="P194" style:family="paragraph" style:parent-style-name="Standard">
      <style:text-properties style:use-window-font-color="true" loext:opacity="0%" fo:font-size="14pt" fo:font-weight="bold" officeooo:rsid="0081d4ff" officeooo:paragraph-rsid="0086ae63" style:font-size-asian="12.25pt" style:font-weight-asian="bold" style:font-size-complex="14pt" style:font-weight-complex="bold"/>
    </style:style>
    <style:style style:name="P195" style:family="paragraph" style:parent-style-name="Standard">
      <style:text-properties style:use-window-font-color="true" loext:opacity="0%" fo:font-size="14pt" fo:font-weight="bold" officeooo:rsid="0081d4ff" officeooo:paragraph-rsid="00875e6a" style:font-size-asian="12.25pt" style:font-weight-asian="bold" style:font-size-complex="14pt" style:font-weight-complex="bold"/>
    </style:style>
    <style:style style:name="P196" style:family="paragraph" style:parent-style-name="Standard">
      <style:text-properties style:use-window-font-color="true" loext:opacity="0%" fo:font-size="14pt" fo:font-weight="bold" officeooo:rsid="0081d4ff" officeooo:paragraph-rsid="008b3f5b" style:font-size-asian="12.25pt" style:font-weight-asian="bold" style:font-size-complex="14pt" style:font-weight-complex="bold"/>
    </style:style>
    <style:style style:name="P197"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7942f5" style:font-size-asian="12.25pt" style:font-style-asian="italic" style:font-weight-asian="bold" style:font-size-complex="14pt" style:font-style-complex="italic" style:font-weight-complex="bold"/>
    </style:style>
    <style:style style:name="P198" style:family="paragraph" style:parent-style-name="Standard">
      <style:text-properties style:use-window-font-color="true" loext:opacity="0%" fo:font-size="14pt" fo:font-style="italic" style:text-underline-style="solid" style:text-underline-width="auto" style:text-underline-color="font-color" fo:font-weight="bold" officeooo:rsid="0036d212" officeooo:paragraph-rsid="00835163" style:font-size-asian="12.25pt" style:font-style-asian="italic" style:font-weight-asian="bold" style:font-size-complex="14pt" style:font-style-complex="italic" style:font-weight-complex="bold"/>
    </style:style>
    <style:style style:name="P199" style:family="paragraph" style:parent-style-name="Standard">
      <style:text-properties style:use-window-font-color="true" loext:opacity="0%" fo:font-size="14pt" fo:font-style="italic" style:text-underline-style="solid" style:text-underline-width="auto" style:text-underline-color="font-color" fo:font-weight="bold" officeooo:rsid="0086ae63" officeooo:paragraph-rsid="0086ae63" style:font-size-asian="12.25pt" style:font-style-asian="italic" style:font-weight-asian="bold" style:font-size-complex="14pt" style:font-style-complex="italic" style:font-weight-complex="bold"/>
    </style:style>
    <style:style style:name="P200" style:family="paragraph" style:parent-style-name="Standard">
      <style:text-properties fo:font-size="16pt" fo:font-weight="bold" officeooo:rsid="00045b92" officeooo:paragraph-rsid="00045b92" style:font-size-asian="16pt" style:font-weight-asian="bold" style:font-size-complex="16pt" style:font-weight-complex="bold"/>
    </style:style>
    <style:style style:name="P201" style:family="paragraph" style:parent-style-name="Standard">
      <style:text-properties fo:font-size="16pt" fo:font-weight="bold" officeooo:rsid="0014ef91" officeooo:paragraph-rsid="0014ef91" style:font-size-asian="16pt" style:font-weight-asian="bold" style:font-size-complex="16pt" style:font-weight-complex="bold"/>
    </style:style>
    <style:style style:name="P202" style:family="paragraph" style:parent-style-name="Standard">
      <style:text-properties fo:font-size="16pt" fo:font-weight="bold" officeooo:rsid="001d4ee3" officeooo:paragraph-rsid="001d4ee3" style:font-size-asian="16pt" style:font-weight-asian="bold" style:font-size-complex="16pt" style:font-weight-complex="bold"/>
    </style:style>
    <style:style style:name="P203" style:family="paragraph" style:parent-style-name="Standard">
      <style:text-properties fo:font-size="16pt" fo:font-weight="bold" officeooo:rsid="00503fc4" officeooo:paragraph-rsid="00503fc4" style:font-size-asian="16pt" style:font-weight-asian="bold" style:font-size-complex="16pt" style:font-weight-complex="bold"/>
    </style:style>
    <style:style style:name="P204" style:family="paragraph" style:parent-style-name="Standard">
      <style:text-properties fo:color="#3465a4" loext:opacity="100%" fo:font-size="14pt" officeooo:rsid="0002a87e" officeooo:paragraph-rsid="0002a87e" style:font-size-asian="12.25pt" style:font-size-complex="14pt"/>
    </style:style>
    <style:style style:name="P205" style:family="paragraph" style:parent-style-name="Standard">
      <style:text-properties fo:color="#3465a4" loext:opacity="100%" fo:font-size="14pt" officeooo:rsid="0002a87e" officeooo:paragraph-rsid="00078457" style:font-size-asian="12.25pt" style:font-size-complex="14pt"/>
    </style:style>
    <style:style style:name="P206" style:family="paragraph" style:parent-style-name="Standard">
      <style:text-properties fo:color="#3465a4" loext:opacity="100%" fo:font-size="14pt" officeooo:rsid="0002a87e" officeooo:paragraph-rsid="0015980b" style:font-size-asian="12.25pt" style:font-size-complex="14pt"/>
    </style:style>
    <style:style style:name="P207" style:family="paragraph" style:parent-style-name="Standard">
      <style:text-properties fo:color="#3465a4" loext:opacity="100%" fo:font-size="14pt" officeooo:rsid="0002a87e" officeooo:paragraph-rsid="003bed0d" style:font-size-asian="12.25pt" style:font-size-complex="14pt"/>
    </style:style>
    <style:style style:name="P208" style:family="paragraph" style:parent-style-name="Standard">
      <style:text-properties fo:color="#3465a4" loext:opacity="100%" fo:font-size="14pt" officeooo:rsid="0002a87e" officeooo:paragraph-rsid="0065f920" style:font-size-asian="12.25pt" style:font-size-complex="14pt"/>
    </style:style>
    <style:style style:name="P209" style:family="paragraph" style:parent-style-name="Standard">
      <style:text-properties fo:color="#3465a4" loext:opacity="100%" fo:font-size="22pt" fo:font-style="italic" fo:font-weight="bold" officeooo:rsid="00c38007" officeooo:paragraph-rsid="00c38007" style:font-size-asian="22pt" style:font-style-asian="italic" style:font-weight-asian="bold" style:font-size-complex="22pt" style:font-style-complex="italic" style:font-weight-complex="bold"/>
    </style:style>
    <style:style style:name="P210" style:family="paragraph" style:parent-style-name="Standard">
      <style:text-properties fo:color="#3465a4" loext:opacity="100%" fo:font-size="22pt" fo:font-style="italic" fo:font-weight="bold" officeooo:rsid="00c38007" officeooo:paragraph-rsid="00c510a8" style:font-size-asian="22pt" style:font-style-asian="italic" style:font-weight-asian="bold" style:font-size-complex="22pt" style:font-style-complex="italic" style:font-weight-complex="bold"/>
    </style:style>
    <style:style style:name="P211" style:family="paragraph" style:parent-style-name="Standard">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2" style:family="paragraph" style:parent-style-name="Text_20_body">
      <style:text-properties fo:color="#3465a4" loext:opacity="100%" fo:font-size="22pt" fo:font-style="italic" fo:font-weight="bold" officeooo:rsid="00c38007" officeooo:paragraph-rsid="00c9f45f" style:font-size-asian="22pt" style:font-style-asian="italic" style:font-weight-asian="bold" style:font-size-complex="22pt" style:font-style-complex="italic" style:font-weight-complex="bold"/>
    </style:style>
    <style:style style:name="P213" style:family="paragraph" style:parent-style-name="Standard">
      <style:text-properties fo:color="#3465a4" loext:opacity="100%" fo:font-size="22pt" fo:font-style="italic" fo:font-weight="bold" officeooo:rsid="00c38007" officeooo:paragraph-rsid="00dabef1" style:font-size-asian="22pt" style:font-style-asian="italic" style:font-weight-asian="bold" style:font-size-complex="22pt" style:font-style-complex="italic" style:font-weight-complex="bold"/>
    </style:style>
    <style:style style:name="P214" style:family="paragraph" style:parent-style-name="Standard">
      <style:text-properties fo:color="#3465a4" loext:opacity="100%" fo:font-size="22pt" fo:font-style="italic" fo:font-weight="bold" officeooo:rsid="00c38007" officeooo:paragraph-rsid="00e416dc" style:font-size-asian="22pt" style:font-style-asian="italic" style:font-weight-asian="bold" style:font-size-complex="22pt" style:font-style-complex="italic" style:font-weight-complex="bold"/>
    </style:style>
    <style:style style:name="P215" style:family="paragraph" style:parent-style-name="Standard">
      <style:text-properties fo:color="#00a933" loext:opacity="100%" fo:font-size="14pt" officeooo:rsid="0002a87e" officeooo:paragraph-rsid="0002a87e" style:font-size-asian="12.25pt" style:font-size-complex="14pt"/>
    </style:style>
    <style:style style:name="P216" style:family="paragraph" style:parent-style-name="Standard">
      <style:text-properties fo:color="#00a933" loext:opacity="100%" fo:font-size="14pt" officeooo:rsid="0002a87e" officeooo:paragraph-rsid="000fa95e" style:font-size-asian="12.25pt" style:font-size-complex="14pt"/>
    </style:style>
    <style:style style:name="P217" style:family="paragraph" style:parent-style-name="Standard">
      <style:text-properties fo:color="#00a933" loext:opacity="100%" fo:font-size="14pt" officeooo:rsid="0002a87e" officeooo:paragraph-rsid="00116ad9" style:font-size-asian="12.25pt" style:font-size-complex="14pt"/>
    </style:style>
    <style:style style:name="P218" style:family="paragraph" style:parent-style-name="Standard">
      <style:text-properties fo:color="#00a933" loext:opacity="100%" fo:font-size="14pt" officeooo:rsid="0002a87e" officeooo:paragraph-rsid="0018a6b3" style:font-size-asian="12.25pt" style:font-size-complex="14pt"/>
    </style:style>
    <style:style style:name="P219" style:family="paragraph" style:parent-style-name="Standard">
      <style:text-properties fo:color="#00a933" loext:opacity="100%" fo:font-size="14pt" officeooo:rsid="0002a87e" officeooo:paragraph-rsid="001f3799" style:font-size-asian="12.25pt" style:font-size-complex="14pt"/>
    </style:style>
    <style:style style:name="P220" style:family="paragraph" style:parent-style-name="Standard">
      <style:text-properties fo:color="#00a933" loext:opacity="100%" fo:font-size="14pt" officeooo:rsid="0002a87e" officeooo:paragraph-rsid="0021ea27" style:font-size-asian="12.25pt" style:font-size-complex="14pt"/>
    </style:style>
    <style:style style:name="P221" style:family="paragraph" style:parent-style-name="Standard">
      <style:text-properties fo:color="#00a933" loext:opacity="100%" fo:font-size="14pt" officeooo:rsid="0002a87e" officeooo:paragraph-rsid="002433cf" style:font-size-asian="12.25pt" style:font-size-complex="14pt"/>
    </style:style>
    <style:style style:name="P222" style:family="paragraph" style:parent-style-name="Standard">
      <style:text-properties fo:color="#00a933" loext:opacity="100%" fo:font-size="14pt" officeooo:rsid="0002a87e" officeooo:paragraph-rsid="0024ac09" style:font-size-asian="12.25pt" style:font-size-complex="14pt"/>
    </style:style>
    <style:style style:name="P223" style:family="paragraph" style:parent-style-name="Standard">
      <style:text-properties fo:color="#00a933" loext:opacity="100%" fo:font-size="14pt" officeooo:rsid="0002a87e" officeooo:paragraph-rsid="00259ec8" style:font-size-asian="12.25pt" style:font-size-complex="14pt"/>
    </style:style>
    <style:style style:name="P224" style:family="paragraph" style:parent-style-name="Standard">
      <style:text-properties fo:color="#00a933" loext:opacity="100%" fo:font-size="14pt" officeooo:rsid="0002a87e" officeooo:paragraph-rsid="002a8d53" style:font-size-asian="12.25pt" style:font-size-complex="14pt"/>
    </style:style>
    <style:style style:name="P225" style:family="paragraph" style:parent-style-name="Standard">
      <style:text-properties fo:color="#00a933" loext:opacity="100%" fo:font-size="14pt" officeooo:rsid="0002a87e" officeooo:paragraph-rsid="001d4ee3" style:font-size-asian="12.25pt" style:font-size-complex="14pt"/>
    </style:style>
    <style:style style:name="P226" style:family="paragraph" style:parent-style-name="Standard">
      <style:text-properties fo:color="#00a933" loext:opacity="100%" fo:font-size="14pt" officeooo:rsid="0002a87e" officeooo:paragraph-rsid="001bec46" style:font-size-asian="12.25pt" style:font-size-complex="14pt"/>
    </style:style>
    <style:style style:name="P227" style:family="paragraph" style:parent-style-name="Standard">
      <style:text-properties fo:color="#00a933" loext:opacity="100%" fo:font-size="14pt" officeooo:rsid="0002a87e" officeooo:paragraph-rsid="00336cbb" style:font-size-asian="12.25pt" style:font-size-complex="14pt"/>
    </style:style>
    <style:style style:name="P228" style:family="paragraph" style:parent-style-name="Standard">
      <style:text-properties fo:color="#00a933" loext:opacity="100%" fo:font-size="14pt" officeooo:rsid="0002a87e" officeooo:paragraph-rsid="00352ac8" style:font-size-asian="12.25pt" style:font-size-complex="14pt"/>
    </style:style>
    <style:style style:name="P229" style:family="paragraph" style:parent-style-name="Standard">
      <style:text-properties fo:color="#00a933" loext:opacity="100%" fo:font-size="14pt" officeooo:rsid="0002a87e" officeooo:paragraph-rsid="000cd753" style:font-size-asian="12.25pt" style:font-size-complex="14pt"/>
    </style:style>
    <style:style style:name="P230" style:family="paragraph" style:parent-style-name="Standard">
      <style:text-properties fo:color="#00a933" loext:opacity="100%" fo:font-size="14pt" officeooo:rsid="0002a87e" officeooo:paragraph-rsid="00378f6c" style:font-size-asian="12.25pt" style:font-size-complex="14pt"/>
    </style:style>
    <style:style style:name="P231" style:family="paragraph" style:parent-style-name="Standard">
      <style:text-properties fo:color="#00a933" loext:opacity="100%" fo:font-size="14pt" officeooo:rsid="0002a87e" officeooo:paragraph-rsid="003bed0d" style:font-size-asian="12.25pt" style:font-size-complex="14pt"/>
    </style:style>
    <style:style style:name="P232" style:family="paragraph" style:parent-style-name="Standard">
      <style:text-properties fo:color="#00a933" loext:opacity="100%" fo:font-size="14pt" officeooo:rsid="0002a87e" officeooo:paragraph-rsid="003e2ae5" style:font-size-asian="12.25pt" style:font-size-complex="14pt"/>
    </style:style>
    <style:style style:name="P233" style:family="paragraph" style:parent-style-name="Standard">
      <style:text-properties fo:color="#00a933" loext:opacity="100%" fo:font-size="14pt" officeooo:rsid="0002a87e" officeooo:paragraph-rsid="004f14a9" style:font-size-asian="12.25pt" style:font-size-complex="14pt"/>
    </style:style>
    <style:style style:name="P234" style:family="paragraph" style:parent-style-name="Standard">
      <style:text-properties fo:color="#00a933" loext:opacity="100%" fo:font-size="14pt" officeooo:rsid="0002a87e" officeooo:paragraph-rsid="0069c9a2" style:font-size-asian="12.25pt" style:font-size-complex="14pt"/>
    </style:style>
    <style:style style:name="P235" style:family="paragraph" style:parent-style-name="Standard">
      <style:text-properties fo:color="#00a933" loext:opacity="100%" fo:font-size="14pt" officeooo:rsid="0002a87e" officeooo:paragraph-rsid="006aad7a" style:font-size-asian="12.25pt" style:font-size-complex="14pt"/>
    </style:style>
    <style:style style:name="P236" style:family="paragraph" style:parent-style-name="Standard">
      <style:text-properties fo:color="#00a933" loext:opacity="100%" fo:font-size="14pt" officeooo:rsid="0002a87e" officeooo:paragraph-rsid="0024ae90" style:font-size-asian="12.25pt" style:font-size-complex="14pt"/>
    </style:style>
    <style:style style:name="P237" style:family="paragraph" style:parent-style-name="Standard">
      <style:text-properties fo:color="#00a933" loext:opacity="100%" fo:font-size="14pt" officeooo:rsid="0036d212" officeooo:paragraph-rsid="00445def" style:font-size-asian="12.25pt" style:font-size-complex="14pt"/>
    </style:style>
    <style:style style:name="P238" style:family="paragraph" style:parent-style-name="Standard">
      <style:text-properties fo:color="#00a933" loext:opacity="100%" fo:font-size="14pt" officeooo:rsid="0036d212" officeooo:paragraph-rsid="004a4660" style:font-size-asian="12.25pt" style:font-size-complex="14pt"/>
    </style:style>
    <style:style style:name="P239" style:family="paragraph" style:parent-style-name="Standard">
      <style:text-properties fo:color="#00a933" loext:opacity="100%" fo:font-size="14pt" officeooo:rsid="0036d212" officeooo:paragraph-rsid="004c2feb" style:font-size-asian="12.25pt" style:font-size-complex="14pt"/>
    </style:style>
    <style:style style:name="P240" style:family="paragraph" style:parent-style-name="Standard">
      <style:text-properties fo:color="#00a933" loext:opacity="100%" fo:font-size="14pt" officeooo:rsid="0036d212" officeooo:paragraph-rsid="004d963f" style:font-size-asian="12.25pt" style:font-size-complex="14pt"/>
    </style:style>
    <style:style style:name="P241" style:family="paragraph" style:parent-style-name="Standard">
      <style:text-properties fo:color="#00a933" loext:opacity="100%" fo:font-size="14pt" officeooo:rsid="0036d212" officeooo:paragraph-rsid="00475449" style:font-size-asian="12.25pt" style:font-size-complex="14pt"/>
    </style:style>
    <style:style style:name="P242" style:family="paragraph" style:parent-style-name="Standard">
      <style:text-properties fo:color="#00a933" loext:opacity="100%" fo:font-size="14pt" officeooo:rsid="0036d212" officeooo:paragraph-rsid="00503fc4" style:font-size-asian="12.25pt" style:font-size-complex="14pt"/>
    </style:style>
    <style:style style:name="P243" style:family="paragraph" style:parent-style-name="Standard">
      <style:text-properties fo:color="#00a933" loext:opacity="100%" fo:font-size="14pt" officeooo:rsid="0036d212" officeooo:paragraph-rsid="00551df9" style:font-size-asian="12.25pt" style:font-size-complex="14pt"/>
    </style:style>
    <style:style style:name="P244" style:family="paragraph" style:parent-style-name="Standard">
      <style:text-properties fo:color="#00a933" loext:opacity="100%" fo:font-size="14pt" officeooo:rsid="0036d212" officeooo:paragraph-rsid="0057c67f" style:font-size-asian="12.25pt" style:font-size-complex="14pt"/>
    </style:style>
    <style:style style:name="P245" style:family="paragraph" style:parent-style-name="Standard">
      <style:text-properties fo:color="#00a933" loext:opacity="100%" fo:font-size="14pt" officeooo:rsid="0036d212" officeooo:paragraph-rsid="005b70ee" style:font-size-asian="12.25pt" style:font-size-complex="14pt"/>
    </style:style>
    <style:style style:name="P246" style:family="paragraph" style:parent-style-name="Standard">
      <style:text-properties fo:color="#00a933" loext:opacity="100%" fo:font-size="14pt" officeooo:rsid="0036d212" officeooo:paragraph-rsid="006034e0" style:font-size-asian="12.25pt" style:font-size-complex="14pt"/>
    </style:style>
    <style:style style:name="P247" style:family="paragraph" style:parent-style-name="Standard">
      <style:text-properties fo:color="#00a933" loext:opacity="100%" fo:font-size="14pt" officeooo:rsid="0036d212" officeooo:paragraph-rsid="0064042d" style:font-size-asian="12.25pt" style:font-size-complex="14pt"/>
    </style:style>
    <style:style style:name="P248" style:family="paragraph" style:parent-style-name="Standard">
      <style:text-properties fo:color="#00a933" loext:opacity="100%" fo:font-size="14pt" officeooo:rsid="0036d212" officeooo:paragraph-rsid="006e6b97" style:font-size-asian="12.25pt" style:font-size-complex="14pt"/>
    </style:style>
    <style:style style:name="P249" style:family="paragraph" style:parent-style-name="Standard">
      <style:text-properties fo:color="#00a933" loext:opacity="100%" fo:font-size="14pt" officeooo:rsid="0036d212" officeooo:paragraph-rsid="007300a0" style:font-size-asian="12.25pt" style:font-size-complex="14pt"/>
    </style:style>
    <style:style style:name="P250" style:family="paragraph" style:parent-style-name="Standard">
      <style:text-properties fo:color="#00a933" loext:opacity="100%" fo:font-size="14pt" officeooo:rsid="0036d212" officeooo:paragraph-rsid="00764a61" style:font-size-asian="12.25pt" style:font-size-complex="14pt"/>
    </style:style>
    <style:style style:name="P251" style:family="paragraph" style:parent-style-name="Standard">
      <style:text-properties fo:color="#00a933" loext:opacity="100%" fo:font-size="14pt" officeooo:rsid="0036d212" officeooo:paragraph-rsid="0076ca16" style:font-size-asian="12.25pt" style:font-size-complex="14pt"/>
    </style:style>
    <style:style style:name="P252" style:family="paragraph" style:parent-style-name="Standard">
      <style:text-properties fo:color="#00a933" loext:opacity="100%" fo:font-size="14pt" officeooo:rsid="0036d212" officeooo:paragraph-rsid="0077adb5" style:font-size-asian="12.25pt" style:font-size-complex="14pt"/>
    </style:style>
    <style:style style:name="P253" style:family="paragraph" style:parent-style-name="Standard">
      <style:text-properties fo:color="#00a933" loext:opacity="100%" fo:font-size="14pt" officeooo:rsid="0036d212" officeooo:paragraph-rsid="0078981d" style:font-size-asian="12.25pt" style:font-size-complex="14pt"/>
    </style:style>
    <style:style style:name="P254" style:family="paragraph" style:parent-style-name="Standard">
      <style:text-properties fo:color="#00a933" loext:opacity="100%" fo:font-size="14pt" officeooo:rsid="0036d212" officeooo:paragraph-rsid="007e285f" style:font-size-asian="12.25pt" style:font-size-complex="14pt"/>
    </style:style>
    <style:style style:name="P255" style:family="paragraph" style:parent-style-name="Standard">
      <style:text-properties fo:color="#00a933" loext:opacity="100%" fo:font-size="14pt" officeooo:rsid="0036d212" officeooo:paragraph-rsid="007942f5" style:font-size-asian="12.25pt" style:font-size-complex="14pt"/>
    </style:style>
    <style:style style:name="P256" style:family="paragraph" style:parent-style-name="Standard">
      <style:text-properties fo:color="#00a933" loext:opacity="100%" fo:font-size="14pt" officeooo:rsid="0081d4ff" officeooo:paragraph-rsid="0086ae63" style:font-size-asian="12.25pt" style:font-size-complex="14pt"/>
    </style:style>
    <style:style style:name="P257" style:family="paragraph" style:parent-style-name="Standard">
      <style:text-properties fo:color="#00a933" loext:opacity="100%" fo:font-size="14pt" officeooo:rsid="0081d4ff" officeooo:paragraph-rsid="00875e6a" style:font-size-asian="12.25pt" style:font-size-complex="14pt"/>
    </style:style>
    <style:style style:name="P258" style:family="paragraph" style:parent-style-name="Standard">
      <style:text-properties fo:color="#00a933" loext:opacity="100%" fo:font-size="14pt" officeooo:rsid="0081d4ff" officeooo:paragraph-rsid="00835163" style:font-size-asian="12.25pt" style:font-size-complex="14pt"/>
    </style:style>
    <style:style style:name="P259" style:family="paragraph" style:parent-style-name="Standard">
      <style:text-properties fo:color="#00a933" loext:opacity="100%" fo:font-size="14pt" officeooo:rsid="0081d4ff" officeooo:paragraph-rsid="0081d4ff" style:font-size-asian="12.25pt" style:font-size-complex="14pt"/>
    </style:style>
    <style:style style:name="P260" style:family="paragraph" style:parent-style-name="Standard">
      <style:text-properties fo:color="#00a933" loext:opacity="100%" fo:font-size="14pt" officeooo:rsid="0081d4ff" officeooo:paragraph-rsid="008b3f5b" style:font-size-asian="12.25pt" style:font-size-complex="14pt"/>
    </style:style>
    <style:style style:name="P261" style:family="paragraph" style:parent-style-name="Standard">
      <style:text-properties fo:color="#00a933" loext:opacity="100%" fo:font-size="14pt" officeooo:rsid="0081d4ff" officeooo:paragraph-rsid="008cd0f7" style:font-size-asian="12.25pt" style:font-size-complex="14pt"/>
    </style:style>
    <style:style style:name="P262" style:family="paragraph" style:parent-style-name="Standard">
      <style:text-properties fo:color="#00a933" loext:opacity="100%" fo:font-size="14pt" officeooo:rsid="0081d4ff" officeooo:paragraph-rsid="008e5980" style:font-size-asian="12.25pt" style:font-size-complex="14pt"/>
    </style:style>
    <style:style style:name="P263" style:family="paragraph" style:parent-style-name="Standard">
      <style:text-properties fo:color="#00a933" loext:opacity="100%" fo:font-size="14pt" officeooo:rsid="0081d4ff" officeooo:paragraph-rsid="008f88ac" style:font-size-asian="12.25pt" style:font-size-complex="14pt"/>
    </style:style>
    <style:style style:name="P264" style:family="paragraph" style:parent-style-name="Standard">
      <style:text-properties fo:color="#00a933" loext:opacity="100%" fo:font-size="14pt" officeooo:rsid="0081d4ff" officeooo:paragraph-rsid="00911e7b" style:font-size-asian="12.25pt" style:font-size-complex="14pt"/>
    </style:style>
    <style:style style:name="P265" style:family="paragraph" style:parent-style-name="Standard">
      <style:text-properties fo:color="#00a933" loext:opacity="100%" fo:font-size="14pt" officeooo:rsid="0081d4ff" officeooo:paragraph-rsid="00915436" style:font-size-asian="12.25pt" style:font-size-complex="14pt"/>
    </style:style>
    <style:style style:name="P266" style:family="paragraph" style:parent-style-name="Standard">
      <style:text-properties fo:color="#00a933" loext:opacity="100%" fo:font-size="14pt" officeooo:rsid="0081d4ff" officeooo:paragraph-rsid="0091dab2" style:font-size-asian="12.25pt" style:font-size-complex="14pt"/>
    </style:style>
    <style:style style:name="P267" style:family="paragraph" style:parent-style-name="Standard">
      <style:text-properties fo:color="#00a933" loext:opacity="100%" fo:font-size="14pt" officeooo:rsid="0081d4ff" officeooo:paragraph-rsid="00946e45" style:font-size-asian="12.25pt" style:font-size-complex="14pt"/>
    </style:style>
    <style:style style:name="P268" style:family="paragraph" style:parent-style-name="Standard">
      <style:text-properties fo:color="#00a933" loext:opacity="100%" fo:font-size="14pt" officeooo:rsid="0081d4ff" officeooo:paragraph-rsid="0095ba24" style:font-size-asian="12.25pt" style:font-size-complex="14pt"/>
    </style:style>
    <style:style style:name="P269" style:family="paragraph" style:parent-style-name="Standard">
      <style:text-properties fo:color="#00a933" loext:opacity="100%" fo:font-size="14pt" officeooo:rsid="0081d4ff" officeooo:paragraph-rsid="00964b42" style:font-size-asian="12.25pt" style:font-size-complex="14pt"/>
    </style:style>
    <style:style style:name="P270" style:family="paragraph" style:parent-style-name="Standard">
      <style:text-properties fo:color="#00a933" loext:opacity="100%" fo:font-size="14pt" officeooo:rsid="0081d4ff" officeooo:paragraph-rsid="00974f9c" style:font-size-asian="12.25pt" style:font-size-complex="14pt"/>
    </style:style>
    <style:style style:name="P271" style:family="paragraph" style:parent-style-name="Standard">
      <style:text-properties fo:color="#00a933" loext:opacity="100%" fo:font-size="14pt" officeooo:rsid="0081d4ff" officeooo:paragraph-rsid="0099478a" style:font-size-asian="12.25pt" style:font-size-complex="14pt"/>
    </style:style>
    <style:style style:name="P272" style:family="paragraph" style:parent-style-name="Standard">
      <style:text-properties fo:color="#00a933" loext:opacity="100%" fo:font-size="14pt" officeooo:rsid="0081d4ff" officeooo:paragraph-rsid="009aac0d" style:font-size-asian="12.25pt" style:font-size-complex="14pt"/>
    </style:style>
    <style:style style:name="P273" style:family="paragraph" style:parent-style-name="Standard">
      <style:text-properties fo:color="#00a933" loext:opacity="100%" fo:font-size="14pt" officeooo:rsid="0081d4ff" officeooo:paragraph-rsid="009c7b29" style:font-size-asian="12.25pt" style:font-size-complex="14pt"/>
    </style:style>
    <style:style style:name="P274" style:family="paragraph" style:parent-style-name="Standard">
      <style:text-properties fo:color="#00a933" loext:opacity="100%" fo:font-size="14pt" officeooo:rsid="0081d4ff" officeooo:paragraph-rsid="009f3767" style:font-size-asian="12.25pt" style:font-size-complex="14pt"/>
    </style:style>
    <style:style style:name="P275" style:family="paragraph" style:parent-style-name="Standard">
      <style:text-properties fo:color="#00a933" loext:opacity="100%" fo:font-size="14pt" officeooo:rsid="0081d4ff" officeooo:paragraph-rsid="00a08b45" style:font-size-asian="12.25pt" style:font-size-complex="14pt"/>
    </style:style>
    <style:style style:name="P276" style:family="paragraph" style:parent-style-name="Standard">
      <style:text-properties fo:color="#00a933" loext:opacity="100%" fo:font-size="14pt" officeooo:rsid="0081d4ff" officeooo:paragraph-rsid="00a9e7e9" style:font-size-asian="12.25pt" style:font-size-complex="14pt"/>
    </style:style>
    <style:style style:name="P277" style:family="paragraph" style:parent-style-name="Standard">
      <style:text-properties fo:color="#00a933" loext:opacity="100%" fo:font-size="14pt" officeooo:rsid="0081d4ff" officeooo:paragraph-rsid="00ab848f" style:font-size-asian="12.25pt" style:font-size-complex="14pt"/>
    </style:style>
    <style:style style:name="P278" style:family="paragraph" style:parent-style-name="Standard">
      <style:text-properties fo:color="#00a933" loext:opacity="100%" fo:font-size="14pt" officeooo:rsid="0081d4ff" officeooo:paragraph-rsid="00ac5fbd" style:font-size-asian="12.25pt" style:font-size-complex="14pt"/>
    </style:style>
    <style:style style:name="P279" style:family="paragraph" style:parent-style-name="Standard">
      <style:text-properties fo:color="#00a933" loext:opacity="100%" fo:font-size="14pt" officeooo:rsid="0081d4ff" officeooo:paragraph-rsid="00adf557" style:font-size-asian="12.25pt" style:font-size-complex="14pt"/>
    </style:style>
    <style:style style:name="P280" style:family="paragraph" style:parent-style-name="Standard">
      <style:text-properties fo:color="#00a933" loext:opacity="100%" fo:font-size="14pt" officeooo:rsid="0081d4ff" officeooo:paragraph-rsid="00afc1af" style:font-size-asian="12.25pt" style:font-size-complex="14pt"/>
    </style:style>
    <style:style style:name="P281" style:family="paragraph" style:parent-style-name="Standard">
      <style:text-properties fo:color="#00a933" loext:opacity="100%" fo:font-size="14pt" officeooo:rsid="0081d4ff" officeooo:paragraph-rsid="00b2c153" style:font-size-asian="12.25pt" style:font-size-complex="14pt"/>
    </style:style>
    <style:style style:name="P282" style:family="paragraph" style:parent-style-name="Standard">
      <style:text-properties fo:color="#00a933" loext:opacity="100%" fo:font-size="14pt" officeooo:rsid="0081d4ff" officeooo:paragraph-rsid="00b72fe2" style:font-size-asian="12.25pt" style:font-size-complex="14pt"/>
    </style:style>
    <style:style style:name="P283" style:family="paragraph" style:parent-style-name="Standard">
      <style:text-properties fo:color="#00a933" loext:opacity="100%" fo:font-size="14pt" officeooo:rsid="0081d4ff" officeooo:paragraph-rsid="00ba8b75" style:font-size-asian="12.25pt" style:font-size-complex="14pt"/>
    </style:style>
    <style:style style:name="P284" style:family="paragraph" style:parent-style-name="Standard">
      <style:text-properties fo:color="#00a933" loext:opacity="100%" fo:font-size="14pt" officeooo:rsid="0081d4ff" officeooo:paragraph-rsid="00bbf35b" style:font-size-asian="12.25pt" style:font-size-complex="14pt"/>
    </style:style>
    <style:style style:name="P285" style:family="paragraph" style:parent-style-name="Standard">
      <style:text-properties fo:color="#00a933" loext:opacity="100%" fo:font-size="14pt" officeooo:rsid="0081d4ff" officeooo:paragraph-rsid="00c0fa78" style:font-size-asian="12.25pt" style:font-size-complex="14pt"/>
    </style:style>
    <style:style style:name="P286" style:family="paragraph" style:parent-style-name="Standard">
      <style:text-properties fo:color="#00a933" loext:opacity="100%" fo:font-size="14pt" officeooo:rsid="0081d4ff" officeooo:paragraph-rsid="00c0a92b" style:font-size-asian="12.25pt" style:font-size-complex="14pt"/>
    </style:style>
    <style:style style:name="P287" style:family="paragraph" style:parent-style-name="Standard">
      <style:text-properties fo:color="#00a933" loext:opacity="100%" fo:font-size="14pt" officeooo:rsid="0086ae63" officeooo:paragraph-rsid="0086ae63" style:font-size-asian="12.25pt" style:font-size-complex="14pt"/>
    </style:style>
    <style:style style:name="P288" style:family="paragraph" style:parent-style-name="Standard">
      <style:text-properties fo:color="#00a933" loext:opacity="100%" fo:font-size="14pt" officeooo:rsid="008800c2" officeooo:paragraph-rsid="008800c2" style:font-size-asian="12.25pt" style:font-size-complex="14pt"/>
    </style:style>
    <style:style style:name="P289" style:family="paragraph" style:parent-style-name="Standard">
      <style:text-properties fo:color="#00a933" loext:opacity="100%" fo:font-size="14pt" officeooo:rsid="008920c5" officeooo:paragraph-rsid="008920c5" style:font-size-asian="12.25pt" style:font-size-complex="14pt"/>
    </style:style>
    <style:style style:name="P290" style:family="paragraph" style:parent-style-name="Standard">
      <style:text-properties fo:color="#00a933" loext:opacity="100%" fo:font-size="14pt" officeooo:rsid="008f2e5d" officeooo:paragraph-rsid="008f2e5d" style:font-size-asian="12.25pt" style:font-size-complex="14pt"/>
    </style:style>
    <style:style style:name="P291" style:family="paragraph" style:parent-style-name="Standard">
      <style:text-properties fo:color="#00a933" loext:opacity="100%" fo:font-size="14pt" officeooo:rsid="008f2e5d" officeooo:paragraph-rsid="008f88ac" style:font-size-asian="12.25pt" style:font-size-complex="14pt"/>
    </style:style>
    <style:style style:name="P292" style:family="paragraph" style:parent-style-name="Standard">
      <style:text-properties fo:color="#00a933" loext:opacity="100%" fo:font-size="14pt" officeooo:rsid="008f2e5d" officeooo:paragraph-rsid="00964b42" style:font-size-asian="12.25pt" style:font-size-complex="14pt"/>
    </style:style>
    <style:style style:name="P293" style:family="paragraph" style:parent-style-name="Standard">
      <style:text-properties fo:color="#00a933" loext:opacity="100%" fo:font-size="14pt" officeooo:rsid="008f2e5d" officeooo:paragraph-rsid="0099478a" style:font-size-asian="12.25pt" style:font-size-complex="14pt"/>
    </style:style>
    <style:style style:name="P294" style:family="paragraph" style:parent-style-name="Standard">
      <style:text-properties fo:color="#00a933" loext:opacity="100%" fo:font-size="14pt" officeooo:rsid="00915436" officeooo:paragraph-rsid="00915436" style:font-size-asian="12.25pt" style:font-size-complex="14pt"/>
    </style:style>
    <style:style style:name="P295" style:family="paragraph" style:parent-style-name="Standard">
      <style:text-properties fo:color="#00a933" loext:opacity="100%" fo:font-size="14pt" officeooo:rsid="0091dab2" officeooo:paragraph-rsid="0091dab2" style:font-size-asian="12.25pt" style:font-size-complex="14pt"/>
    </style:style>
    <style:style style:name="P296" style:family="paragraph" style:parent-style-name="Standard">
      <style:text-properties fo:color="#00a933" loext:opacity="100%" fo:font-size="14pt" officeooo:rsid="0091dab2" officeooo:paragraph-rsid="00946e45" style:font-size-asian="12.25pt" style:font-size-complex="14pt"/>
    </style:style>
    <style:style style:name="P297" style:family="paragraph" style:parent-style-name="Standard">
      <style:text-properties fo:color="#00a933" loext:opacity="100%" fo:font-size="14pt" officeooo:rsid="0091dab2" officeooo:paragraph-rsid="0095ba24" style:font-size-asian="12.25pt" style:font-size-complex="14pt"/>
    </style:style>
    <style:style style:name="P298" style:family="paragraph" style:parent-style-name="Standard">
      <style:text-properties fo:color="#00a933" loext:opacity="100%" fo:font-size="14pt" officeooo:rsid="00a58e2c" officeooo:paragraph-rsid="00a68694" style:font-size-asian="12.25pt" style:font-size-complex="14pt"/>
    </style:style>
    <style:style style:name="P299" style:family="paragraph" style:parent-style-name="Standard">
      <style:text-properties fo:color="#00a933" loext:opacity="100%" fo:font-size="14pt" officeooo:rsid="00a81629" officeooo:paragraph-rsid="00a81629" style:font-size-asian="12.25pt" style:font-size-complex="14pt"/>
    </style:style>
    <style:style style:name="P300" style:family="paragraph" style:parent-style-name="Standard">
      <style:text-properties fo:color="#00a933" loext:opacity="100%" fo:font-size="14pt" officeooo:rsid="00a9a768" officeooo:paragraph-rsid="00a9a768" style:font-size-asian="12.25pt" style:font-size-complex="14pt"/>
    </style:style>
    <style:style style:name="P301" style:family="paragraph" style:parent-style-name="Standard">
      <style:text-properties fo:color="#00a933" loext:opacity="100%" fo:font-size="14pt" officeooo:rsid="00ba8b75" officeooo:paragraph-rsid="00ba8b75" style:font-size-asian="12.25pt" style:font-size-complex="14pt"/>
    </style:style>
    <style:style style:name="P302" style:family="paragraph" style:parent-style-name="Standard">
      <style:text-properties fo:color="#00a933" loext:opacity="100%" fo:font-size="14pt" officeooo:rsid="00bbf35b" officeooo:paragraph-rsid="00bbf35b" style:font-size-asian="12.25pt" style:font-size-complex="14pt"/>
    </style:style>
    <style:style style:name="P303" style:family="paragraph" style:parent-style-name="Standard">
      <style:text-properties fo:color="#00a933" loext:opacity="100%" fo:font-size="14pt" officeooo:rsid="00d90983" officeooo:paragraph-rsid="00d90983" style:font-size-asian="12.25pt" style:font-size-complex="14pt"/>
    </style:style>
    <style:style style:name="P304" style:family="paragraph" style:parent-style-name="Standard">
      <style:text-properties fo:color="#00a933" loext:opacity="100%" fo:font-size="14pt" officeooo:rsid="00c156d8" officeooo:paragraph-rsid="00c156d8" fo:background-color="transparent" style:font-size-asian="12.25pt" style:font-size-complex="14pt"/>
    </style:style>
    <style:style style:name="P305" style:family="paragraph" style:parent-style-name="Standard">
      <style:text-properties fo:color="#00a933" loext:opacity="100%" fo:font-size="14pt" officeooo:rsid="00c156d8" officeooo:paragraph-rsid="00c9f45f" fo:background-color="transparent" style:font-size-asian="12.25pt" style:font-size-complex="14pt"/>
    </style:style>
    <style:style style:name="P306" style:family="paragraph" style:parent-style-name="Standard">
      <style:text-properties fo:color="#00a933" loext:opacity="100%" fo:font-size="14pt" officeooo:rsid="00c156d8" officeooo:paragraph-rsid="00cc6c7f" fo:background-color="transparent" style:font-size-asian="12.25pt" style:font-size-complex="14pt"/>
    </style:style>
    <style:style style:name="P307" style:family="paragraph" style:parent-style-name="Standard">
      <style:text-properties fo:color="#00a933" loext:opacity="100%" fo:font-size="14pt" officeooo:rsid="00c156d8" officeooo:paragraph-rsid="00ce6625" fo:background-color="transparent" style:font-size-asian="12.25pt" style:font-size-complex="14pt"/>
    </style:style>
    <style:style style:name="P308" style:family="paragraph" style:parent-style-name="Standard">
      <style:text-properties fo:color="#00a933" loext:opacity="100%" fo:font-size="14pt" officeooo:rsid="00c156d8" officeooo:paragraph-rsid="00cf04ca" fo:background-color="transparent" style:font-size-asian="12.25pt" style:font-size-complex="14pt"/>
    </style:style>
    <style:style style:name="P309" style:family="paragraph" style:parent-style-name="Standard">
      <style:text-properties fo:color="#00a933" loext:opacity="100%" fo:font-size="14pt" officeooo:rsid="00c156d8" officeooo:paragraph-rsid="00d48835" fo:background-color="transparent" style:font-size-asian="12.25pt" style:font-size-complex="14pt"/>
    </style:style>
    <style:style style:name="P310" style:family="paragraph" style:parent-style-name="Standard">
      <style:text-properties fo:color="#00a933" loext:opacity="100%" fo:font-size="14pt" officeooo:rsid="00c156d8" officeooo:paragraph-rsid="00d6436b" fo:background-color="transparent" style:font-size-asian="12.25pt" style:font-size-complex="14pt"/>
    </style:style>
    <style:style style:name="P311" style:family="paragraph" style:parent-style-name="Standard">
      <style:text-properties fo:color="#00a933" loext:opacity="100%" fo:font-size="14pt" officeooo:rsid="00c156d8" officeooo:paragraph-rsid="00d364e1" fo:background-color="transparent" style:font-size-asian="12.25pt" style:font-size-complex="14pt"/>
    </style:style>
    <style:style style:name="P312" style:family="paragraph" style:parent-style-name="Standard">
      <style:text-properties fo:color="#00a933" loext:opacity="100%" fo:font-size="14pt" officeooo:rsid="00c156d8" officeooo:paragraph-rsid="00dba92f" fo:background-color="transparent" style:font-size-asian="12.25pt" style:font-size-complex="14pt"/>
    </style:style>
    <style:style style:name="P313" style:family="paragraph" style:parent-style-name="Standard">
      <style:text-properties fo:color="#00a933" loext:opacity="100%" fo:font-size="14pt" officeooo:rsid="00c156d8" officeooo:paragraph-rsid="00dfc760" fo:background-color="transparent" style:font-size-asian="12.25pt" style:font-size-complex="14pt"/>
    </style:style>
    <style:style style:name="P314" style:family="paragraph" style:parent-style-name="Standard">
      <style:text-properties fo:color="#00a933" loext:opacity="100%" fo:font-size="14pt" officeooo:rsid="00c156d8" officeooo:paragraph-rsid="00e4b2cc" fo:background-color="transparent" style:font-size-asian="12.25pt" style:font-size-complex="14pt"/>
    </style:style>
    <style:style style:name="P315" style:family="paragraph" style:parent-style-name="Standard">
      <style:text-properties fo:color="#00a933" loext:opacity="100%" fo:font-size="14pt" officeooo:rsid="00c156d8" officeooo:paragraph-rsid="00e5a2b3" fo:background-color="transparent" style:font-size-asian="12.25pt" style:font-size-complex="14pt"/>
    </style:style>
    <style:style style:name="P316" style:family="paragraph" style:parent-style-name="Standard">
      <style:text-properties fo:color="#00a933" loext:opacity="100%" fo:font-size="14pt" officeooo:rsid="00c156d8" officeooo:paragraph-rsid="00e7a275" fo:background-color="transparent" style:font-size-asian="12.25pt" style:font-size-complex="14pt"/>
    </style:style>
    <style:style style:name="P317" style:family="paragraph" style:parent-style-name="Standard">
      <style:text-properties fo:color="#00a933" loext:opacity="100%" fo:font-size="14pt" officeooo:rsid="00c156d8" officeooo:paragraph-rsid="00e9a1c1" fo:background-color="transparent" style:font-size-asian="12.25pt" style:font-size-complex="14pt"/>
    </style:style>
    <style:style style:name="P318" style:family="paragraph" style:parent-style-name="Standard">
      <style:text-properties fo:color="#00a933" loext:opacity="100%" fo:font-size="14pt" officeooo:rsid="00c156d8" officeooo:paragraph-rsid="00ec1ecb" fo:background-color="transparent" style:font-size-asian="12.25pt" style:font-size-complex="14pt"/>
    </style:style>
    <style:style style:name="P319" style:family="paragraph" style:parent-style-name="Standard">
      <style:text-properties fo:color="#00a933" loext:opacity="100%" fo:font-size="14pt" officeooo:rsid="00c156d8" officeooo:paragraph-rsid="00eccc8a" fo:background-color="transparent" style:font-size-asian="12.25pt" style:font-size-complex="14pt"/>
    </style:style>
    <style:style style:name="P320" style:family="paragraph" style:parent-style-name="Standard">
      <style:text-properties fo:color="#00a933" loext:opacity="100%" fo:font-size="14pt" officeooo:rsid="00c156d8" officeooo:paragraph-rsid="00f7ef4f" fo:background-color="transparent" style:font-size-asian="12.25pt" style:font-size-complex="14pt"/>
    </style:style>
    <style:style style:name="P321" style:family="paragraph" style:parent-style-name="Standard">
      <style:text-properties fo:color="#00a933" loext:opacity="100%" fo:font-size="14pt" officeooo:rsid="00c156d8" officeooo:paragraph-rsid="00f9b951" fo:background-color="transparent" style:font-size-asian="12.25pt" style:font-size-complex="14pt"/>
    </style:style>
    <style:style style:name="P322" style:family="paragraph" style:parent-style-name="Standard">
      <style:text-properties fo:color="#00a933" loext:opacity="100%" fo:font-size="14pt" officeooo:rsid="00c156d8" officeooo:paragraph-rsid="00fa5284" fo:background-color="transparent" style:font-size-asian="12.25pt" style:font-size-complex="14pt"/>
    </style:style>
    <style:style style:name="P323" style:family="paragraph" style:parent-style-name="Standard">
      <style:text-properties fo:color="#00a933" loext:opacity="100%" fo:font-size="14pt" officeooo:rsid="00c156d8" officeooo:paragraph-rsid="00fb49e3" fo:background-color="transparent" style:font-size-asian="12.25pt" style:font-size-complex="14pt"/>
    </style:style>
    <style:style style:name="P324" style:family="paragraph" style:parent-style-name="Standard">
      <style:text-properties fo:color="#00a933" loext:opacity="100%" fo:font-size="14pt" officeooo:rsid="00c156d8" officeooo:paragraph-rsid="00fc879b" fo:background-color="transparent" style:font-size-asian="12.25pt" style:font-size-complex="14pt"/>
    </style:style>
    <style:style style:name="P325" style:family="paragraph" style:parent-style-name="Standard">
      <style:text-properties fo:color="#00a933" loext:opacity="100%" fo:font-size="14pt" officeooo:rsid="00c156d8" officeooo:paragraph-rsid="01001ae1" fo:background-color="transparent" style:font-size-asian="12.25pt" style:font-size-complex="14pt"/>
    </style:style>
    <style:style style:name="P326" style:family="paragraph" style:parent-style-name="Standard">
      <style:text-properties fo:color="#00a933" loext:opacity="100%" fo:font-size="14pt" officeooo:rsid="00c156d8" officeooo:paragraph-rsid="00f6886b" fo:background-color="transparent" style:font-size-asian="12.25pt" style:font-size-complex="14pt"/>
    </style:style>
    <style:style style:name="P327" style:family="paragraph" style:parent-style-name="Standard">
      <style:text-properties fo:color="#00a933" loext:opacity="100%" fo:font-size="14pt" officeooo:rsid="00c156d8" officeooo:paragraph-rsid="01050b48" fo:background-color="transparent" style:font-size-asian="12.25pt" style:font-size-complex="14pt"/>
    </style:style>
    <style:style style:name="P328" style:family="paragraph" style:parent-style-name="Standard">
      <style:text-properties fo:color="#00a933" loext:opacity="100%" fo:font-size="14pt" officeooo:rsid="00c156d8" officeooo:paragraph-rsid="0107aa44" fo:background-color="transparent" style:font-size-asian="12.25pt" style:font-size-complex="14pt"/>
    </style:style>
    <style:style style:name="P329" style:family="paragraph" style:parent-style-name="Standard">
      <style:text-properties fo:color="#00a933" loext:opacity="100%" fo:font-size="14pt" officeooo:rsid="00c156d8" officeooo:paragraph-rsid="01098c0f" fo:background-color="transparent" style:font-size-asian="12.25pt" style:font-size-complex="14pt"/>
    </style:style>
    <style:style style:name="P330" style:family="paragraph" style:parent-style-name="Standard">
      <style:text-properties fo:color="#00a933" loext:opacity="100%" fo:font-size="14pt" officeooo:rsid="00c156d8" officeooo:paragraph-rsid="010e7830" fo:background-color="transparent" style:font-size-asian="12.25pt" style:font-size-complex="14pt"/>
    </style:style>
    <style:style style:name="P331" style:family="paragraph" style:parent-style-name="Standard">
      <style:text-properties fo:color="#00a933" loext:opacity="100%" fo:font-size="14pt" officeooo:rsid="00c156d8" officeooo:paragraph-rsid="01105eeb" fo:background-color="transparent" style:font-size-asian="12.25pt" style:font-size-complex="14pt"/>
    </style:style>
    <style:style style:name="P332" style:family="paragraph" style:parent-style-name="Standard">
      <style:text-properties fo:color="#00a933" loext:opacity="100%" fo:font-size="14pt" officeooo:rsid="00c156d8" officeooo:paragraph-rsid="0111a975" fo:background-color="transparent" style:font-size-asian="12.25pt" style:font-size-complex="14pt"/>
    </style:style>
    <style:style style:name="P333" style:family="paragraph" style:parent-style-name="Standard">
      <style:text-properties fo:color="#00a933" loext:opacity="100%" fo:font-size="14pt" officeooo:rsid="00c156d8" officeooo:paragraph-rsid="0114f6af" fo:background-color="transparent" style:font-size-asian="12.25pt" style:font-size-complex="14pt"/>
    </style:style>
    <style:style style:name="P334" style:family="paragraph" style:parent-style-name="Standard">
      <style:text-properties fo:color="#00a933" loext:opacity="100%" fo:font-size="14pt" officeooo:rsid="00dfc760" officeooo:paragraph-rsid="00dfc760" fo:background-color="transparent" style:font-size-asian="12.25pt" style:font-size-complex="14pt"/>
    </style:style>
    <style:style style:name="P335" style:family="paragraph" style:parent-style-name="Standard">
      <style:text-properties fo:color="#00a933" loext:opacity="100%" fo:font-size="14pt" officeooo:rsid="00dfc760" officeooo:paragraph-rsid="00e4b2cc" fo:background-color="transparent" style:font-size-asian="12.25pt" style:font-size-complex="14pt"/>
    </style:style>
    <style:style style:name="P336" style:family="paragraph" style:parent-style-name="Standard">
      <style:text-properties fo:color="#00a933" loext:opacity="100%" fo:font-size="14pt" officeooo:rsid="00dfc760" officeooo:paragraph-rsid="00e5a2b3" fo:background-color="transparent" style:font-size-asian="12.25pt" style:font-size-complex="14pt"/>
    </style:style>
    <style:style style:name="P337" style:family="paragraph" style:parent-style-name="Standard">
      <style:text-properties fo:color="#00a933" loext:opacity="100%" fo:font-size="14pt" officeooo:rsid="00e7a275" officeooo:paragraph-rsid="00e7a275" fo:background-color="transparent" style:font-size-asian="12.25pt" style:font-size-complex="14pt"/>
    </style:style>
    <style:style style:name="P338" style:family="paragraph" style:parent-style-name="Standard">
      <style:text-properties fo:color="#00a933" loext:opacity="100%" fo:font-size="14pt" officeooo:rsid="00e7a275" officeooo:paragraph-rsid="00e9a1c1" fo:background-color="transparent" style:font-size-asian="12.25pt" style:font-size-complex="14pt"/>
    </style:style>
    <style:style style:name="P339" style:family="paragraph" style:parent-style-name="Standard">
      <style:text-properties fo:color="#00a933" loext:opacity="100%" fo:font-size="14pt" officeooo:rsid="00e7a275" officeooo:paragraph-rsid="00ec1ecb" fo:background-color="transparent" style:font-size-asian="12.25pt" style:font-size-complex="14pt"/>
    </style:style>
    <style:style style:name="P340" style:family="paragraph" style:parent-style-name="Standard">
      <style:text-properties fo:color="#00a933" loext:opacity="100%" fo:font-size="14pt" officeooo:rsid="00e7a275" officeooo:paragraph-rsid="00eccc8a" fo:background-color="transparent" style:font-size-asian="12.25pt" style:font-size-complex="14pt"/>
    </style:style>
    <style:style style:name="P341" style:family="paragraph" style:parent-style-name="Standard">
      <style:text-properties fo:color="#00a933" loext:opacity="100%" fo:font-size="14pt" officeooo:rsid="00e7a275" officeooo:paragraph-rsid="00ee7148" fo:background-color="transparent" style:font-size-asian="12.25pt" style:font-size-complex="14pt"/>
    </style:style>
    <style:style style:name="P342" style:family="paragraph" style:parent-style-name="Standard">
      <style:text-properties fo:color="#00a933" loext:opacity="100%" fo:font-size="14pt" officeooo:rsid="00e7a275" officeooo:paragraph-rsid="00efda84" fo:background-color="transparent" style:font-size-asian="12.25pt" style:font-size-complex="14pt"/>
    </style:style>
    <style:style style:name="P343" style:family="paragraph" style:parent-style-name="Standard">
      <style:text-properties fo:color="#00a933" loext:opacity="100%" fo:font-size="14pt" officeooo:rsid="00e7a275" officeooo:paragraph-rsid="00f076eb" fo:background-color="transparent" style:font-size-asian="12.25pt" style:font-size-complex="14pt"/>
    </style:style>
    <style:style style:name="P344" style:family="paragraph" style:parent-style-name="Standard">
      <style:text-properties fo:color="#2a6099" loext:opacity="100%" fo:font-size="14pt" officeooo:rsid="0002a87e" officeooo:paragraph-rsid="00475449" style:font-size-asian="12.25pt" style:font-size-complex="14pt"/>
    </style:style>
    <style:style style:name="P345" style:family="paragraph" style:parent-style-name="Standard">
      <style:text-properties fo:color="#2a6099" loext:opacity="100%" fo:font-size="14pt" officeooo:rsid="0002a87e" officeooo:paragraph-rsid="006034e0" style:font-size-asian="12.25pt" style:font-size-complex="14pt"/>
    </style:style>
    <style:style style:name="P346" style:family="paragraph" style:parent-style-name="Standard">
      <style:text-properties fo:color="#2a6099" loext:opacity="100%" fo:font-size="14pt" officeooo:rsid="0002a87e" officeooo:paragraph-rsid="0064042d" style:font-size-asian="12.25pt" style:font-size-complex="14pt"/>
    </style:style>
    <style:style style:name="P347" style:family="paragraph" style:parent-style-name="Standard">
      <style:text-properties fo:color="#2a6099" loext:opacity="100%" fo:font-size="14pt" officeooo:rsid="0002a87e" officeooo:paragraph-rsid="0065f920" style:font-size-asian="12.25pt" style:font-size-complex="14pt"/>
    </style:style>
    <style:style style:name="P348" style:family="paragraph" style:parent-style-name="Standard">
      <style:text-properties fo:color="#2a6099" loext:opacity="100%" fo:font-size="14pt" officeooo:rsid="0002a87e" officeooo:paragraph-rsid="0066f236" style:font-size-asian="12.25pt" style:font-size-complex="14pt"/>
    </style:style>
    <style:style style:name="P349" style:family="paragraph" style:parent-style-name="Standard">
      <style:text-properties fo:color="#2a6099" loext:opacity="100%" fo:font-size="14pt" officeooo:rsid="0002a87e" officeooo:paragraph-rsid="006770b0" style:font-size-asian="12.25pt" style:font-size-complex="14pt"/>
    </style:style>
    <style:style style:name="P350" style:family="paragraph" style:parent-style-name="Standard">
      <style:text-properties fo:color="#2a6099" loext:opacity="100%" fo:font-size="14pt" officeooo:rsid="0002a87e" officeooo:paragraph-rsid="00680d56" style:font-size-asian="12.25pt" style:font-size-complex="14pt"/>
    </style:style>
    <style:style style:name="P351" style:family="paragraph" style:parent-style-name="Standard">
      <style:text-properties fo:color="#2a6099" loext:opacity="100%" fo:font-size="14pt" officeooo:rsid="0002a87e" officeooo:paragraph-rsid="0068c158" style:font-size-asian="12.25pt" style:font-size-complex="14pt"/>
    </style:style>
    <style:style style:name="P352" style:family="paragraph" style:parent-style-name="Standard">
      <style:text-properties fo:color="#2a6099" loext:opacity="100%" fo:font-size="14pt" officeooo:rsid="0002a87e" officeooo:paragraph-rsid="0069c9a2" style:font-size-asian="12.25pt" style:font-size-complex="14pt"/>
    </style:style>
    <style:style style:name="P353" style:family="paragraph" style:parent-style-name="Standard">
      <style:text-properties fo:color="#2a6099" loext:opacity="100%" fo:font-size="14pt" officeooo:rsid="0002a87e" officeooo:paragraph-rsid="00764a61" style:font-size-asian="12.25pt" style:font-size-complex="14pt"/>
    </style:style>
    <style:style style:name="P354" style:family="paragraph" style:parent-style-name="Standard">
      <style:text-properties fo:color="#2a6099" loext:opacity="100%" fo:font-size="14pt" officeooo:rsid="0002a87e" officeooo:paragraph-rsid="0076ca16" style:font-size-asian="12.25pt" style:font-size-complex="14pt"/>
    </style:style>
    <style:style style:name="P355" style:family="paragraph" style:parent-style-name="Standard">
      <style:text-properties fo:color="#2a6099" loext:opacity="100%" fo:font-size="14pt" officeooo:rsid="0002a87e" officeooo:paragraph-rsid="0077adb5" style:font-size-asian="12.25pt" style:font-size-complex="14pt"/>
    </style:style>
    <style:style style:name="P356" style:family="paragraph" style:parent-style-name="Standard">
      <style:text-properties fo:color="#2a6099" loext:opacity="100%" fo:font-size="14pt" officeooo:rsid="0002a87e" officeooo:paragraph-rsid="0078981d" style:font-size-asian="12.25pt" style:font-size-complex="14pt"/>
    </style:style>
    <style:style style:name="P357" style:family="paragraph" style:parent-style-name="Standard">
      <style:text-properties fo:color="#2a6099" loext:opacity="100%" fo:font-size="14pt" officeooo:rsid="0002a87e" officeooo:paragraph-rsid="007942f5" style:font-size-asian="12.25pt" style:font-size-complex="14pt"/>
    </style:style>
    <style:style style:name="P358" style:family="paragraph" style:parent-style-name="Standard">
      <style:text-properties fo:color="#2a6099" loext:opacity="100%" fo:font-size="14pt" officeooo:rsid="0002a87e" officeooo:paragraph-rsid="007b8d48" style:font-size-asian="12.25pt" style:font-size-complex="14pt"/>
    </style:style>
    <style:style style:name="P359" style:family="paragraph" style:parent-style-name="Standard">
      <style:text-properties fo:color="#2a6099" loext:opacity="100%" fo:font-size="14pt" officeooo:rsid="0083f691" officeooo:paragraph-rsid="0083f691" style:font-size-asian="12.25pt" style:font-size-complex="14pt"/>
    </style:style>
    <style:style style:name="P360" style:family="paragraph" style:parent-style-name="Standard">
      <style:text-properties fo:color="#2a6099" loext:opacity="100%" fo:font-size="14pt" officeooo:rsid="0083f691" officeooo:paragraph-rsid="0086ae63" style:font-size-asian="12.25pt" style:font-size-complex="14pt"/>
    </style:style>
    <style:style style:name="P361" style:family="paragraph" style:parent-style-name="Standard">
      <style:text-properties fo:color="#2a6099" loext:opacity="100%" fo:font-size="14pt" officeooo:rsid="0083f691" officeooo:paragraph-rsid="00875e6a" style:font-size-asian="12.25pt" style:font-size-complex="14pt"/>
    </style:style>
    <style:style style:name="P362" style:family="paragraph" style:parent-style-name="Standard">
      <style:text-properties fo:color="#2a6099" loext:opacity="100%" fo:font-size="14pt" officeooo:rsid="0083f691" officeooo:paragraph-rsid="008800c2" style:font-size-asian="12.25pt" style:font-size-complex="14pt"/>
    </style:style>
    <style:style style:name="P363" style:family="paragraph" style:parent-style-name="Standard">
      <style:text-properties fo:color="#2a6099" loext:opacity="100%" fo:font-size="14pt" officeooo:rsid="0083f691" officeooo:paragraph-rsid="008cd0f7" style:font-size-asian="12.25pt" style:font-size-complex="14pt"/>
    </style:style>
    <style:style style:name="P364" style:family="paragraph" style:parent-style-name="Standard">
      <style:text-properties fo:color="#2a6099" loext:opacity="100%" fo:font-size="14pt" officeooo:rsid="0083f691" officeooo:paragraph-rsid="008e5980" style:font-size-asian="12.25pt" style:font-size-complex="14pt"/>
    </style:style>
    <style:style style:name="P365" style:family="paragraph" style:parent-style-name="Standard">
      <style:text-properties fo:color="#2a6099" loext:opacity="100%" fo:font-size="14pt" officeooo:rsid="0083f691" officeooo:paragraph-rsid="008f88ac" style:font-size-asian="12.25pt" style:font-size-complex="14pt"/>
    </style:style>
    <style:style style:name="P366" style:family="paragraph" style:parent-style-name="Standard">
      <style:text-properties fo:color="#2a6099" loext:opacity="100%" fo:font-size="14pt" officeooo:rsid="0083f691" officeooo:paragraph-rsid="00911e7b" style:font-size-asian="12.25pt" style:font-size-complex="14pt"/>
    </style:style>
    <style:style style:name="P367" style:family="paragraph" style:parent-style-name="Standard">
      <style:text-properties fo:color="#2a6099" loext:opacity="100%" fo:font-size="14pt" officeooo:rsid="0083f691" officeooo:paragraph-rsid="00915436" style:font-size-asian="12.25pt" style:font-size-complex="14pt"/>
    </style:style>
    <style:style style:name="P368" style:family="paragraph" style:parent-style-name="Standard">
      <style:text-properties fo:color="#2a6099" loext:opacity="100%" fo:font-size="14pt" officeooo:rsid="0083f691" officeooo:paragraph-rsid="0091dab2" style:font-size-asian="12.25pt" style:font-size-complex="14pt"/>
    </style:style>
    <style:style style:name="P369" style:family="paragraph" style:parent-style-name="Standard">
      <style:text-properties fo:color="#2a6099" loext:opacity="100%" fo:font-size="14pt" officeooo:rsid="0083f691" officeooo:paragraph-rsid="00946e45" style:font-size-asian="12.25pt" style:font-size-complex="14pt"/>
    </style:style>
    <style:style style:name="P370" style:family="paragraph" style:parent-style-name="Standard">
      <style:text-properties fo:color="#2a6099" loext:opacity="100%" fo:font-size="14pt" officeooo:rsid="0083f691" officeooo:paragraph-rsid="0095ba24" style:font-size-asian="12.25pt" style:font-size-complex="14pt"/>
    </style:style>
    <style:style style:name="P371" style:family="paragraph" style:parent-style-name="Standard">
      <style:text-properties fo:color="#2a6099" loext:opacity="100%" fo:font-size="14pt" officeooo:rsid="0083f691" officeooo:paragraph-rsid="00964b42" style:font-size-asian="12.25pt" style:font-size-complex="14pt"/>
    </style:style>
    <style:style style:name="P372" style:family="paragraph" style:parent-style-name="Standard">
      <style:text-properties fo:color="#2a6099" loext:opacity="100%" fo:font-size="14pt" officeooo:rsid="0083f691" officeooo:paragraph-rsid="00974f9c" style:font-size-asian="12.25pt" style:font-size-complex="14pt"/>
    </style:style>
    <style:style style:name="P373" style:family="paragraph" style:parent-style-name="Standard">
      <style:text-properties fo:color="#2a6099" loext:opacity="100%" fo:font-size="14pt" officeooo:rsid="0083f691" officeooo:paragraph-rsid="0099478a" style:font-size-asian="12.25pt" style:font-size-complex="14pt"/>
    </style:style>
    <style:style style:name="P374" style:family="paragraph" style:parent-style-name="Standard">
      <style:text-properties fo:color="#2a6099" loext:opacity="100%" fo:font-size="14pt" officeooo:rsid="0083f691" officeooo:paragraph-rsid="009aac0d" style:font-size-asian="12.25pt" style:font-size-complex="14pt"/>
    </style:style>
    <style:style style:name="P375" style:family="paragraph" style:parent-style-name="Standard">
      <style:text-properties fo:color="#2a6099" loext:opacity="100%" fo:font-size="14pt" officeooo:rsid="0083f691" officeooo:paragraph-rsid="009f3767" style:font-size-asian="12.25pt" style:font-size-complex="14pt"/>
    </style:style>
    <style:style style:name="P376" style:family="paragraph" style:parent-style-name="Standard">
      <style:text-properties fo:color="#2a6099" loext:opacity="100%" fo:font-size="14pt" officeooo:rsid="0083f691" officeooo:paragraph-rsid="00a08b45" style:font-size-asian="12.25pt" style:font-size-complex="14pt"/>
    </style:style>
    <style:style style:name="P377" style:family="paragraph" style:parent-style-name="Standard">
      <style:text-properties fo:color="#2a6099" loext:opacity="100%" fo:font-size="14pt" officeooo:rsid="0083f691" officeooo:paragraph-rsid="00a3b8ed" style:font-size-asian="12.25pt" style:font-size-complex="14pt"/>
    </style:style>
    <style:style style:name="P378" style:family="paragraph" style:parent-style-name="Standard">
      <style:text-properties fo:color="#2a6099" loext:opacity="100%" fo:font-size="14pt" officeooo:rsid="0083f691" officeooo:paragraph-rsid="00a68694" style:font-size-asian="12.25pt" style:font-size-complex="14pt"/>
    </style:style>
    <style:style style:name="P379" style:family="paragraph" style:parent-style-name="Standard">
      <style:text-properties fo:color="#2a6099" loext:opacity="100%" fo:font-size="14pt" officeooo:rsid="0083f691" officeooo:paragraph-rsid="00a9e7e9" style:font-size-asian="12.25pt" style:font-size-complex="14pt"/>
    </style:style>
    <style:style style:name="P380" style:family="paragraph" style:parent-style-name="Standard">
      <style:text-properties fo:color="#2a6099" loext:opacity="100%" fo:font-size="14pt" officeooo:rsid="0083f691" officeooo:paragraph-rsid="00ab848f" style:font-size-asian="12.25pt" style:font-size-complex="14pt"/>
    </style:style>
    <style:style style:name="P381" style:family="paragraph" style:parent-style-name="Standard">
      <style:text-properties fo:color="#2a6099" loext:opacity="100%" fo:font-size="14pt" officeooo:rsid="0083f691" officeooo:paragraph-rsid="00ac5fbd" style:font-size-asian="12.25pt" style:font-size-complex="14pt"/>
    </style:style>
    <style:style style:name="P382" style:family="paragraph" style:parent-style-name="Standard">
      <style:text-properties fo:color="#2a6099" loext:opacity="100%" fo:font-size="14pt" officeooo:rsid="0083f691" officeooo:paragraph-rsid="00adf557" style:font-size-asian="12.25pt" style:font-size-complex="14pt"/>
    </style:style>
    <style:style style:name="P383" style:family="paragraph" style:parent-style-name="Standard">
      <style:text-properties fo:color="#2a6099" loext:opacity="100%" fo:font-size="14pt" officeooo:rsid="0083f691" officeooo:paragraph-rsid="00afc1af" style:font-size-asian="12.25pt" style:font-size-complex="14pt"/>
    </style:style>
    <style:style style:name="P384" style:family="paragraph" style:parent-style-name="Standard">
      <style:text-properties fo:color="#2a6099" loext:opacity="100%" fo:font-size="14pt" officeooo:rsid="0083f691" officeooo:paragraph-rsid="00b2c153" style:font-size-asian="12.25pt" style:font-size-complex="14pt"/>
    </style:style>
    <style:style style:name="P385" style:family="paragraph" style:parent-style-name="Standard">
      <style:text-properties fo:color="#2a6099" loext:opacity="100%" fo:font-size="14pt" officeooo:rsid="0083f691" officeooo:paragraph-rsid="00b72fe2" style:font-size-asian="12.25pt" style:font-size-complex="14pt"/>
    </style:style>
    <style:style style:name="P386" style:family="paragraph" style:parent-style-name="Standard">
      <style:text-properties fo:color="#2a6099" loext:opacity="100%" fo:font-size="14pt" officeooo:rsid="0083f691" officeooo:paragraph-rsid="00ba8b75" style:font-size-asian="12.25pt" style:font-size-complex="14pt"/>
    </style:style>
    <style:style style:name="P387" style:family="paragraph" style:parent-style-name="Standard">
      <style:text-properties fo:color="#2a6099" loext:opacity="100%" fo:font-size="14pt" officeooo:rsid="0083f691" officeooo:paragraph-rsid="00bbf35b" style:font-size-asian="12.25pt" style:font-size-complex="14pt"/>
    </style:style>
    <style:style style:name="P388" style:family="paragraph" style:parent-style-name="Standard">
      <style:text-properties fo:color="#2a6099" loext:opacity="100%" fo:font-size="14pt" officeooo:rsid="0083f691" officeooo:paragraph-rsid="00bec8ed" style:font-size-asian="12.25pt" style:font-size-complex="14pt"/>
    </style:style>
    <style:style style:name="P389" style:family="paragraph" style:parent-style-name="Standard">
      <style:text-properties fo:color="#2a6099" loext:opacity="100%" fo:font-size="14pt" officeooo:rsid="0083f691" officeooo:paragraph-rsid="00c0a92b" style:font-size-asian="12.25pt" style:font-size-complex="14pt"/>
    </style:style>
    <style:style style:name="P390" style:family="paragraph" style:parent-style-name="Standard">
      <style:text-properties fo:color="#2a6099" loext:opacity="100%" fo:font-size="14pt" officeooo:rsid="0083f691" officeooo:paragraph-rsid="00c28806" style:font-size-asian="12.25pt" style:font-size-complex="14pt"/>
    </style:style>
    <style:style style:name="P391" style:family="paragraph" style:parent-style-name="Standard">
      <style:text-properties fo:color="#2a6099" loext:opacity="100%" fo:font-size="14pt" officeooo:rsid="00964b42" officeooo:paragraph-rsid="00964b42" style:font-size-asian="12.25pt" style:font-size-complex="14pt"/>
    </style:style>
    <style:style style:name="P392" style:family="paragraph" style:parent-style-name="Standard">
      <style:text-properties fo:color="#2a6099" loext:opacity="100%" fo:font-size="14pt" officeooo:rsid="00964b42" officeooo:paragraph-rsid="00974f9c" style:font-size-asian="12.25pt" style:font-size-complex="14pt"/>
    </style:style>
    <style:style style:name="P393" style:family="paragraph" style:parent-style-name="Standard">
      <style:text-properties fo:color="#2a6099" loext:opacity="100%" fo:font-size="14pt" fo:font-style="normal" style:text-underline-style="none" fo:font-weight="bold" officeooo:rsid="00832f2c" officeooo:paragraph-rsid="00832f2c" style:font-size-asian="12.25pt" style:font-style-asian="normal" style:font-weight-asian="bold" style:font-size-complex="14pt" style:font-style-complex="normal" style:font-weight-complex="bold"/>
    </style:style>
    <style:style style:name="P394" style:family="paragraph" style:parent-style-name="Standard">
      <style:text-properties fo:color="#2a6099" loext:opacity="100%" fo:font-size="16pt" fo:font-style="normal" style:text-underline-style="none" fo:font-weight="bold" officeooo:rsid="00832f2c" officeooo:paragraph-rsid="00832f2c" style:font-size-asian="16pt" style:font-style-asian="normal" style:font-weight-asian="bold" style:font-size-complex="16pt" style:font-style-complex="normal" style:font-weight-complex="bold"/>
    </style:style>
    <style:style style:name="P395" style:family="paragraph" style:parent-style-name="Standard">
      <style:text-properties fo:color="#2a6099" loext:opacity="100%" fo:font-size="16pt" fo:font-style="normal" style:text-underline-style="none" fo:font-weight="bold" officeooo:rsid="00832f2c" officeooo:paragraph-rsid="008cd0f7" style:font-size-asian="16pt" style:font-style-asian="normal" style:font-weight-asian="bold" style:font-size-complex="16pt" style:font-style-complex="normal" style:font-weight-complex="bold"/>
    </style:style>
    <style:style style:name="P396" style:family="paragraph" style:parent-style-name="Standard">
      <style:text-properties fo:color="#2a6099" loext:opacity="100%" fo:font-size="16pt" fo:font-style="normal" style:text-underline-style="none" fo:font-weight="bold" officeooo:rsid="00832f2c" officeooo:paragraph-rsid="008e5980" style:font-size-asian="16pt" style:font-style-asian="normal" style:font-weight-asian="bold" style:font-size-complex="16pt" style:font-style-complex="normal" style:font-weight-complex="bold"/>
    </style:style>
    <style:style style:name="P397" style:family="paragraph" style:parent-style-name="Standard">
      <style:text-properties fo:color="#2a6099" loext:opacity="100%" fo:font-size="16pt" fo:font-style="normal" style:text-underline-style="none" fo:font-weight="bold" officeooo:rsid="00832f2c" officeooo:paragraph-rsid="00964b42" style:font-size-asian="16pt" style:font-style-asian="normal" style:font-weight-asian="bold" style:font-size-complex="16pt" style:font-style-complex="normal" style:font-weight-complex="bold"/>
    </style:style>
    <style:style style:name="P398" style:family="paragraph" style:parent-style-name="Standard">
      <style:text-properties fo:color="#2a6099" loext:opacity="100%" fo:font-size="16pt" fo:font-style="normal" style:text-underline-style="none" fo:font-weight="bold" officeooo:rsid="00832f2c" officeooo:paragraph-rsid="0099478a" style:font-size-asian="16pt" style:font-style-asian="normal" style:font-weight-asian="bold" style:font-size-complex="16pt" style:font-style-complex="normal" style:font-weight-complex="bold"/>
    </style:style>
    <style:style style:name="P399" style:family="paragraph" style:parent-style-name="Standard">
      <style:text-properties fo:color="#2a6099" loext:opacity="100%" fo:font-size="16pt" fo:font-style="normal" style:text-underline-style="none" fo:font-weight="bold" officeooo:rsid="00832f2c" officeooo:paragraph-rsid="00a9e7e9" style:font-size-asian="16pt" style:font-style-asian="normal" style:font-weight-asian="bold" style:font-size-complex="16pt" style:font-style-complex="normal" style:font-weight-complex="bold"/>
    </style:style>
    <style:style style:name="P400" style:family="paragraph" style:parent-style-name="Standard">
      <style:text-properties fo:color="#2a6099" loext:opacity="100%" fo:font-size="16pt" fo:font-style="normal" style:text-underline-style="none" fo:font-weight="bold" officeooo:rsid="00832f2c" officeooo:paragraph-rsid="00ac5fbd" style:font-size-asian="16pt" style:font-style-asian="normal" style:font-weight-asian="bold" style:font-size-complex="16pt" style:font-style-complex="normal" style:font-weight-complex="bold"/>
    </style:style>
    <style:style style:name="P401" style:family="paragraph" style:parent-style-name="Standard">
      <style:text-properties fo:color="#2a6099" loext:opacity="100%" fo:font-size="16pt" fo:font-style="normal" style:text-underline-style="none" fo:font-weight="bold" officeooo:rsid="00832f2c" officeooo:paragraph-rsid="00b72fe2" style:font-size-asian="16pt" style:font-style-asian="normal" style:font-weight-asian="bold" style:font-size-complex="16pt" style:font-style-complex="normal" style:font-weight-complex="bold"/>
    </style:style>
    <style:style style:name="P402" style:family="paragraph" style:parent-style-name="Standard">
      <style:text-properties fo:color="#2a6099" loext:opacity="100%" fo:font-size="16pt" fo:font-style="normal" style:text-underline-style="none" fo:font-weight="bold" officeooo:rsid="00832f2c" officeooo:paragraph-rsid="00bec8ed" style:font-size-asian="16pt" style:font-style-asian="normal" style:font-weight-asian="bold" style:font-size-complex="16pt" style:font-style-complex="normal" style:font-weight-complex="bold"/>
    </style:style>
    <style:style style:name="P403" style:family="paragraph" style:parent-style-name="Standard">
      <style:text-properties fo:color="#2a6099" loext:opacity="100%" fo:font-size="16pt" fo:font-style="normal" style:text-underline-style="none" fo:font-weight="bold" officeooo:rsid="00832f2c" officeooo:paragraph-rsid="00dabef1" style:font-size-asian="16pt" style:font-style-asian="normal" style:font-weight-asian="bold" style:font-size-complex="16pt" style:font-style-complex="normal" style:font-weight-complex="bold"/>
    </style:style>
    <style:style style:name="P404" style:family="paragraph" style:parent-style-name="Standard">
      <style:text-properties fo:color="#2a6099" loext:opacity="100%" fo:font-size="16pt" fo:font-style="normal" style:text-underline-style="none" fo:font-weight="bold" officeooo:rsid="00832f2c" officeooo:paragraph-rsid="00e416dc" style:font-size-asian="16pt" style:font-style-asian="normal" style:font-weight-asian="bold" style:font-size-complex="16pt" style:font-style-complex="normal" style:font-weight-complex="bold"/>
    </style:style>
    <style:style style:name="P405" style:family="paragraph" style:parent-style-name="Standard">
      <style:text-properties fo:color="#ff4000" loext:opacity="100%" fo:font-size="14pt" officeooo:rsid="0002a87e" officeooo:paragraph-rsid="002a8d53" style:font-size-asian="12.25pt" style:font-size-complex="14pt"/>
    </style:style>
    <style:style style:name="P406" style:family="paragraph" style:parent-style-name="Standard">
      <style:text-properties fo:color="#ff4000" loext:opacity="100%" fo:font-size="14pt" officeooo:rsid="0002a87e" officeooo:paragraph-rsid="002bd79f" style:font-size-asian="12.25pt" style:font-size-complex="14pt"/>
    </style:style>
    <style:style style:name="P407" style:family="paragraph" style:parent-style-name="Standard">
      <style:text-properties fo:color="#ff4000" loext:opacity="100%" fo:font-size="14pt" officeooo:rsid="0002a87e" officeooo:paragraph-rsid="002efa68" style:font-size-asian="12.25pt" style:font-size-complex="14pt"/>
    </style:style>
    <style:style style:name="P408" style:family="paragraph" style:parent-style-name="Standard">
      <style:text-properties fo:color="#ff4000" loext:opacity="100%" fo:font-size="14pt" officeooo:rsid="0002a87e" officeooo:paragraph-rsid="0042102c" style:font-size-asian="12.25pt" style:font-size-complex="14pt"/>
    </style:style>
    <style:style style:name="P409" style:family="paragraph" style:parent-style-name="Standard">
      <style:text-properties fo:color="#ff0000" loext:opacity="100%" fo:font-size="14pt" officeooo:rsid="0002a87e" officeooo:paragraph-rsid="002a8d53" style:font-size-asian="12.25pt" style:font-size-complex="14pt"/>
    </style:style>
    <style:style style:name="P410" style:family="paragraph" style:parent-style-name="Standard">
      <style:text-properties fo:color="#ff0000" loext:opacity="100%" fo:font-size="14pt" officeooo:rsid="0036d212" officeooo:paragraph-rsid="003e735d" style:font-size-asian="12.25pt" style:font-size-complex="14pt"/>
    </style:style>
    <style:style style:name="P411" style:family="paragraph" style:parent-style-name="Standard">
      <style:text-properties fo:color="#ff0000" loext:opacity="100%" fo:font-size="14pt" officeooo:rsid="0036d212" officeooo:paragraph-rsid="0042102c" style:font-size-asian="12.25pt" style:font-size-complex="14pt"/>
    </style:style>
    <style:style style:name="P412" style:family="paragraph" style:parent-style-name="Standard">
      <style:text-properties fo:color="#ff0000" loext:opacity="100%" fo:font-size="14pt" officeooo:rsid="0036d212" officeooo:paragraph-rsid="00427ec1" style:font-size-asian="12.25pt" style:font-size-complex="14pt"/>
    </style:style>
    <style:style style:name="P413" style:family="paragraph" style:parent-style-name="Standard">
      <style:text-properties fo:color="#ff0000" loext:opacity="100%" fo:font-size="14pt" officeooo:rsid="0036d212" officeooo:paragraph-rsid="00445def" style:font-size-asian="12.25pt" style:font-size-complex="14pt"/>
    </style:style>
    <style:style style:name="P414" style:family="paragraph" style:parent-style-name="Standard">
      <style:text-properties fo:color="#ff0000" loext:opacity="100%" fo:font-size="14pt" officeooo:rsid="0081d4ff" officeooo:paragraph-rsid="0081d4ff" style:font-size-asian="12.25pt" style:font-size-complex="14pt"/>
    </style:style>
    <style:style style:name="P415" style:family="paragraph" style:parent-style-name="Standard">
      <style:text-properties fo:color="#ff0000" loext:opacity="100%" fo:font-size="14pt" officeooo:rsid="0081d4ff" officeooo:paragraph-rsid="00835163" style:font-size-asian="12.25pt" style:font-size-complex="14pt"/>
    </style:style>
    <style:style style:name="P416" style:family="paragraph" style:parent-style-name="Standard">
      <style:text-properties fo:color="#ff0000" loext:opacity="100%" fo:font-size="14pt" officeooo:rsid="0081d4ff" officeooo:paragraph-rsid="008cd0f7" style:font-size-asian="12.25pt" style:font-size-complex="14pt"/>
    </style:style>
    <style:style style:name="P417" style:family="paragraph" style:parent-style-name="Standard">
      <style:text-properties fo:color="#ff0000" loext:opacity="100%" fo:font-size="14pt" officeooo:rsid="0081d4ff" officeooo:paragraph-rsid="008e5980" style:font-size-asian="12.25pt" style:font-size-complex="14pt"/>
    </style:style>
    <style:style style:name="P418" style:family="paragraph" style:parent-style-name="Standard">
      <style:text-properties fo:color="#ff0000" loext:opacity="100%" fo:font-size="14pt" officeooo:rsid="0081d4ff" officeooo:paragraph-rsid="00911e7b" style:font-size-asian="12.25pt" style:font-size-complex="14pt"/>
    </style:style>
    <style:style style:name="P419" style:family="paragraph" style:parent-style-name="Standard">
      <style:text-properties fo:color="#ff0000" loext:opacity="100%" fo:font-size="14pt" officeooo:rsid="00835163" officeooo:paragraph-rsid="00835163" style:font-size-asian="12.25pt" style:font-size-complex="14pt"/>
    </style:style>
    <style:style style:name="P420" style:family="paragraph" style:parent-style-name="Standard">
      <style:text-properties fo:color="#ff0000" loext:opacity="100%" fo:font-size="14pt" officeooo:rsid="0083f691" officeooo:paragraph-rsid="00911e7b" style:font-size-asian="12.25pt" style:font-size-complex="14pt"/>
    </style:style>
    <style:style style:name="P421" style:family="paragraph" style:parent-style-name="Standard">
      <style:text-properties fo:color="#ff0000" loext:opacity="100%" fo:font-size="14pt" officeooo:rsid="0083f691" officeooo:paragraph-rsid="00915436" style:font-size-asian="12.25pt" style:font-size-complex="14pt"/>
    </style:style>
    <style:style style:name="P422" style:family="paragraph" style:parent-style-name="Standard">
      <style:text-properties fo:color="#ff0000" loext:opacity="100%" fo:font-size="14pt" fo:font-weight="normal" officeooo:rsid="0075d39a" officeooo:paragraph-rsid="0075d39a" style:font-size-asian="12.25pt" style:font-weight-asian="normal" style:font-size-complex="14pt" style:font-weight-complex="normal"/>
    </style:style>
    <style:style style:name="P423" style:family="paragraph" style:parent-style-name="Standard">
      <style:text-properties fo:color="#ff0000" loext:opacity="100%" fo:font-size="14pt" fo:font-weight="normal" officeooo:rsid="0075d39a" officeooo:paragraph-rsid="00764a61" style:font-size-asian="12.25pt" style:font-weight-asian="normal" style:font-size-complex="14pt" style:font-weight-complex="normal"/>
    </style:style>
    <style:style style:name="P424" style:family="paragraph" style:parent-style-name="Standard">
      <style:text-properties fo:color="#ff0000" loext:opacity="100%" fo:font-size="14pt" fo:font-weight="normal" officeooo:rsid="0075d39a" officeooo:paragraph-rsid="0076ca16" style:font-size-asian="12.25pt" style:font-weight-asian="normal" style:font-size-complex="14pt" style:font-weight-complex="normal"/>
    </style:style>
    <style:style style:name="P425" style:family="paragraph" style:parent-style-name="Standard">
      <style:text-properties fo:color="#ff0000" loext:opacity="100%" fo:font-size="14pt" fo:font-weight="normal" officeooo:rsid="0075d39a" officeooo:paragraph-rsid="0077adb5" style:font-size-asian="12.25pt" style:font-weight-asian="normal" style:font-size-complex="14pt" style:font-weight-complex="normal"/>
    </style:style>
    <style:style style:name="P426" style:family="paragraph" style:parent-style-name="Standard">
      <style:text-properties fo:color="#ff0000" loext:opacity="100%" fo:font-size="14pt" fo:font-weight="normal" officeooo:rsid="0075d39a" officeooo:paragraph-rsid="0078981d" style:font-size-asian="12.25pt" style:font-weight-asian="normal" style:font-size-complex="14pt" style:font-weight-complex="normal"/>
    </style:style>
    <style:style style:name="P427" style:family="paragraph" style:parent-style-name="Standard">
      <style:text-properties fo:color="#ff0000" loext:opacity="100%" fo:font-size="14pt" fo:font-weight="normal" officeooo:rsid="0075d39a" officeooo:paragraph-rsid="007942f5" style:font-size-asian="12.25pt" style:font-weight-asian="normal" style:font-size-complex="14pt" style:font-weight-complex="normal"/>
    </style:style>
    <style:style style:name="P428" style:family="paragraph" style:parent-style-name="Standard">
      <style:text-properties fo:color="#ff0000" loext:opacity="100%" fo:font-size="14pt" fo:font-weight="normal" officeooo:rsid="0075d39a" officeooo:paragraph-rsid="007b8d48" style:font-size-asian="12.25pt" style:font-weight-asian="normal" style:font-size-complex="14pt" style:font-weight-complex="normal"/>
    </style:style>
    <style:style style:name="P429" style:family="paragraph" style:parent-style-name="Standard">
      <style:text-properties fo:color="#ff0000" loext:opacity="100%" fo:font-size="14pt" officeooo:rsid="00c156d8" officeooo:paragraph-rsid="00ce6625" fo:background-color="transparent" style:font-size-asian="12.25pt" style:font-size-complex="14pt"/>
    </style:style>
    <style:style style:name="P430" style:family="paragraph" style:parent-style-name="Standard">
      <style:text-properties fo:color="#ff0000" loext:opacity="100%" fo:font-size="14pt" officeooo:rsid="00c156d8" officeooo:paragraph-rsid="00cf04ca" fo:background-color="transparent" style:font-size-asian="12.25pt" style:font-size-complex="14pt"/>
    </style:style>
    <style:style style:name="P431" style:family="paragraph" style:parent-style-name="Standard">
      <style:text-properties fo:color="#acb20c" loext:opacity="100%" fo:font-size="14pt" officeooo:rsid="0002a87e" officeooo:paragraph-rsid="0015980b" style:font-size-asian="12.25pt" style:font-size-complex="14pt"/>
    </style:style>
    <style:style style:name="P432" style:family="paragraph" style:parent-style-name="Standard">
      <style:text-properties fo:color="#acb20c" loext:opacity="100%" fo:font-size="14pt" officeooo:rsid="0036d212" officeooo:paragraph-rsid="00475449" style:font-size-asian="12.25pt" style:font-size-complex="14pt"/>
    </style:style>
    <style:style style:name="P433" style:family="paragraph" style:parent-style-name="Standard">
      <style:text-properties fo:color="#acb20c" loext:opacity="100%" fo:font-size="14pt" officeooo:rsid="0036d212" officeooo:paragraph-rsid="0075d39a" style:font-size-asian="12.25pt" style:font-size-complex="14pt"/>
    </style:style>
    <style:style style:name="P434" style:family="paragraph" style:parent-style-name="Standard">
      <style:text-properties fo:color="#acb20c" loext:opacity="100%" fo:font-size="14pt" officeooo:rsid="0036d212" officeooo:paragraph-rsid="007ca58b" style:font-size-asian="12.25pt" style:font-size-complex="14pt"/>
    </style:style>
    <style:style style:name="P435" style:family="paragraph" style:parent-style-name="Standard">
      <style:text-properties fo:color="#000000" loext:opacity="100%" fo:font-size="20pt" fo:font-weight="bold" officeooo:rsid="0036d212" officeooo:paragraph-rsid="007300a0" style:font-size-asian="20pt" style:font-weight-asian="bold" style:font-size-complex="20pt" style:font-weight-complex="bold"/>
    </style:style>
    <style:style style:name="P436" style:family="paragraph" style:parent-style-name="Standard">
      <style:text-properties fo:color="#000000" loext:opacity="100%" fo:font-size="20pt" fo:font-weight="bold" officeooo:rsid="0036d212" officeooo:paragraph-rsid="0076ca16" style:font-size-asian="20pt" style:font-weight-asian="bold" style:font-size-complex="20pt" style:font-weight-complex="bold"/>
    </style:style>
    <style:style style:name="P437" style:family="paragraph" style:parent-style-name="Standard">
      <style:text-properties fo:color="#000000" loext:opacity="100%" fo:font-size="20pt" fo:font-weight="bold" officeooo:rsid="0036d212" officeooo:paragraph-rsid="0077adb5" style:font-size-asian="20pt" style:font-weight-asian="bold" style:font-size-complex="20pt" style:font-weight-complex="bold"/>
    </style:style>
    <style:style style:name="P438" style:family="paragraph" style:parent-style-name="Standard">
      <style:text-properties fo:color="#000000" loext:opacity="100%" fo:font-size="14pt" officeooo:rsid="00caf96b" officeooo:paragraph-rsid="00cc6c7f" style:font-size-asian="12.25pt" style:font-size-complex="14pt"/>
    </style:style>
    <style:style style:name="P439" style:family="paragraph" style:parent-style-name="Standard">
      <style:text-properties fo:color="#000000" loext:opacity="100%" fo:font-size="14pt" officeooo:rsid="00caf96b" officeooo:paragraph-rsid="00caf96b" style:font-size-asian="12.25pt" style:font-size-complex="14pt"/>
    </style:style>
    <style:style style:name="P440" style:family="paragraph" style:parent-style-name="Standard">
      <style:text-properties fo:color="#000000" loext:opacity="100%" fo:font-size="14pt" officeooo:rsid="00caf96b" officeooo:paragraph-rsid="00ce6625" style:font-size-asian="12.25pt" style:font-size-complex="14pt"/>
    </style:style>
    <style:style style:name="P441" style:family="paragraph" style:parent-style-name="Standard">
      <style:text-properties fo:color="#000000" loext:opacity="100%" fo:font-size="14pt" officeooo:rsid="00caf96b" officeooo:paragraph-rsid="00cf04ca" style:font-size-asian="12.25pt" style:font-size-complex="14pt"/>
    </style:style>
    <style:style style:name="P442" style:family="paragraph" style:parent-style-name="Standard">
      <style:text-properties fo:color="#000000" loext:opacity="100%" fo:font-size="14pt" officeooo:rsid="00caf96b" officeooo:paragraph-rsid="00d027bf" style:font-size-asian="12.25pt" style:font-size-complex="14pt"/>
    </style:style>
    <style:style style:name="P443" style:family="paragraph" style:parent-style-name="Standard">
      <style:text-properties fo:color="#000000" loext:opacity="100%" fo:font-size="14pt" officeooo:rsid="00caf96b" officeooo:paragraph-rsid="00dba92f" style:font-size-asian="12.25pt" style:font-size-complex="14pt"/>
    </style:style>
    <style:style style:name="P444" style:family="paragraph" style:parent-style-name="Standard">
      <style:text-properties fo:color="#000000" loext:opacity="100%" fo:font-size="14pt" officeooo:rsid="00caf96b" officeooo:paragraph-rsid="00dfc760" style:font-size-asian="12.25pt" style:font-size-complex="14pt"/>
    </style:style>
    <style:style style:name="P445" style:family="paragraph" style:parent-style-name="Standard">
      <style:text-properties fo:color="#000000" loext:opacity="100%" fo:font-size="14pt" officeooo:rsid="00caf96b" officeooo:paragraph-rsid="00e4b2cc" style:font-size-asian="12.25pt" style:font-size-complex="14pt"/>
    </style:style>
    <style:style style:name="P446" style:family="paragraph" style:parent-style-name="Standard">
      <style:text-properties fo:color="#000000" loext:opacity="100%" fo:font-size="14pt" officeooo:rsid="00caf96b" officeooo:paragraph-rsid="00e5a2b3" style:font-size-asian="12.25pt" style:font-size-complex="14pt"/>
    </style:style>
    <style:style style:name="P447" style:family="paragraph" style:parent-style-name="Standard">
      <style:text-properties fo:color="#000000" loext:opacity="100%" fo:font-size="14pt" officeooo:rsid="00caf96b" officeooo:paragraph-rsid="00e7a275" style:font-size-asian="12.25pt" style:font-size-complex="14pt"/>
    </style:style>
    <style:style style:name="P448" style:family="paragraph" style:parent-style-name="Standard">
      <style:text-properties fo:color="#000000" loext:opacity="100%" fo:font-size="14pt" officeooo:rsid="00caf96b" officeooo:paragraph-rsid="00e9a1c1" style:font-size-asian="12.25pt" style:font-size-complex="14pt"/>
    </style:style>
    <style:style style:name="P449" style:family="paragraph" style:parent-style-name="Standard">
      <style:text-properties fo:color="#000000" loext:opacity="100%" fo:font-size="14pt" officeooo:rsid="00caf96b" officeooo:paragraph-rsid="00ec1ecb" style:font-size-asian="12.25pt" style:font-size-complex="14pt"/>
    </style:style>
    <style:style style:name="P450" style:family="paragraph" style:parent-style-name="Standard">
      <style:text-properties fo:color="#000000" loext:opacity="100%" fo:font-size="14pt" officeooo:rsid="00caf96b" officeooo:paragraph-rsid="00eccc8a" style:font-size-asian="12.25pt" style:font-size-complex="14pt"/>
    </style:style>
    <style:style style:name="P451" style:family="paragraph" style:parent-style-name="Standard">
      <style:text-properties fo:color="#000000" loext:opacity="100%" fo:font-size="14pt" officeooo:rsid="00caf96b" officeooo:paragraph-rsid="00ee7148" style:font-size-asian="12.25pt" style:font-size-complex="14pt"/>
    </style:style>
    <style:style style:name="P452" style:family="paragraph" style:parent-style-name="Standard">
      <style:text-properties fo:color="#000000" loext:opacity="100%" fo:font-size="14pt" officeooo:rsid="00caf96b" officeooo:paragraph-rsid="00efda84" style:font-size-asian="12.25pt" style:font-size-complex="14pt"/>
    </style:style>
    <style:style style:name="P453" style:family="paragraph" style:parent-style-name="Standard">
      <style:text-properties fo:color="#000000" loext:opacity="100%" fo:font-size="14pt" officeooo:rsid="00caf96b" officeooo:paragraph-rsid="00f076eb" style:font-size-asian="12.25pt" style:font-size-complex="14pt"/>
    </style:style>
    <style:style style:name="P454" style:family="paragraph" style:parent-style-name="Standard">
      <style:text-properties fo:color="#000000" loext:opacity="100%" fo:font-size="14pt" officeooo:rsid="00caf96b" officeooo:paragraph-rsid="00f51ba3" style:font-size-asian="12.25pt" style:font-size-complex="14pt"/>
    </style:style>
    <style:style style:name="P455" style:family="paragraph" style:parent-style-name="Standard">
      <style:text-properties fo:color="#000000" loext:opacity="100%" fo:font-size="14pt" officeooo:rsid="00caf96b" officeooo:paragraph-rsid="00f6886b" style:font-size-asian="12.25pt" style:font-size-complex="14pt"/>
    </style:style>
    <style:style style:name="P456" style:family="paragraph" style:parent-style-name="Standard">
      <style:text-properties fo:color="#000000" loext:opacity="100%" fo:font-size="14pt" officeooo:rsid="00caf96b" officeooo:paragraph-rsid="01050b48" style:font-size-asian="12.25pt" style:font-size-complex="14pt"/>
    </style:style>
    <style:style style:name="P457" style:family="paragraph" style:parent-style-name="Standard">
      <style:text-properties fo:color="#000000" loext:opacity="100%" fo:font-size="14pt" officeooo:rsid="00caf96b" officeooo:paragraph-rsid="0107aa44" style:font-size-asian="12.25pt" style:font-size-complex="14pt"/>
    </style:style>
    <style:style style:name="P458" style:family="paragraph" style:parent-style-name="Standard">
      <style:text-properties fo:color="#000000" loext:opacity="100%" fo:font-size="14pt" officeooo:rsid="00caf96b" officeooo:paragraph-rsid="01098c0f" style:font-size-asian="12.25pt" style:font-size-complex="14pt"/>
    </style:style>
    <style:style style:name="P459" style:family="paragraph" style:parent-style-name="Standard">
      <style:text-properties fo:color="#000000" loext:opacity="100%" fo:font-size="14pt" officeooo:rsid="00caf96b" officeooo:paragraph-rsid="010e7830" style:font-size-asian="12.25pt" style:font-size-complex="14pt"/>
    </style:style>
    <style:style style:name="P460" style:family="paragraph" style:parent-style-name="Standard">
      <style:text-properties fo:color="#000000" loext:opacity="100%" fo:font-size="14pt" officeooo:rsid="00caf96b" officeooo:paragraph-rsid="01105eeb" style:font-size-asian="12.25pt" style:font-size-complex="14pt"/>
    </style:style>
    <style:style style:name="P461" style:family="paragraph" style:parent-style-name="Standard">
      <style:text-properties fo:color="#000000" loext:opacity="100%" fo:font-size="14pt" officeooo:rsid="00caf96b" officeooo:paragraph-rsid="0111a975" style:font-size-asian="12.25pt" style:font-size-complex="14pt"/>
    </style:style>
    <style:style style:name="P462" style:family="paragraph" style:parent-style-name="Standard">
      <style:text-properties fo:color="#000000" loext:opacity="100%" fo:font-size="14pt" officeooo:rsid="00caf96b" officeooo:paragraph-rsid="0114f6af" style:font-size-asian="12.25pt" style:font-size-complex="14pt"/>
    </style:style>
    <style:style style:name="P463" style:family="paragraph" style:parent-style-name="Standard">
      <style:text-properties fo:color="#55308d" loext:opacity="100%" fo:font-size="40pt" fo:font-weight="bold" officeooo:rsid="0075d39a" officeooo:paragraph-rsid="0075d39a" style:font-size-asian="40pt" style:font-weight-asian="bold" style:font-size-complex="40pt" style:font-weight-complex="bold"/>
    </style:style>
    <style:style style:name="P464" style:family="paragraph" style:parent-style-name="Standard">
      <style:text-properties officeooo:paragraph-rsid="00f6886b"/>
    </style:style>
    <style:style style:name="P465" style:family="paragraph" style:parent-style-name="Standard">
      <style:text-properties officeooo:paragraph-rsid="00f7ef4f"/>
    </style:style>
    <style:style style:name="P466" style:family="paragraph" style:parent-style-name="Standard">
      <style:text-properties officeooo:paragraph-rsid="01050b48"/>
    </style:style>
    <style:style style:name="P467" style:family="paragraph" style:parent-style-name="Standard">
      <style:text-properties officeooo:paragraph-rsid="0107aa44"/>
    </style:style>
    <style:style style:name="P468" style:family="paragraph" style:parent-style-name="Standard">
      <style:text-properties officeooo:paragraph-rsid="01098c0f"/>
    </style:style>
    <style:style style:name="P469" style:family="paragraph" style:parent-style-name="Standard">
      <style:text-properties officeooo:paragraph-rsid="010e7830"/>
    </style:style>
    <style:style style:name="P470" style:family="paragraph" style:parent-style-name="Standard">
      <style:text-properties officeooo:paragraph-rsid="01105eeb"/>
    </style:style>
    <style:style style:name="P471" style:family="paragraph" style:parent-style-name="Standard">
      <style:text-properties officeooo:paragraph-rsid="0111a975"/>
    </style:style>
    <style:style style:name="P472" style:family="paragraph" style:parent-style-name="Standard">
      <style:text-properties officeooo:paragraph-rsid="0114f6af"/>
    </style:style>
    <style:style style:name="P473" style:family="paragraph" style:parent-style-name="Standard">
      <style:text-properties fo:color="#c9211e" loext:opacity="100%" fo:font-size="14pt" officeooo:rsid="00e5a2b3" officeooo:paragraph-rsid="01105eeb" fo:background-color="transparent" style:font-size-asian="12.25pt" style:font-size-complex="14pt"/>
    </style:style>
    <style:style style:name="P474" style:family="paragraph" style:parent-style-name="Standard">
      <style:text-properties fo:color="#c9211e" loext:opacity="100%" fo:font-size="14pt" officeooo:rsid="00e5a2b3" officeooo:paragraph-rsid="0111a975" fo:background-color="transparent" style:font-size-asian="12.25pt" style:font-size-complex="14pt"/>
    </style:style>
    <style:style style:name="P475" style:family="paragraph" style:parent-style-name="Standard">
      <style:text-properties fo:color="#c9211e" loext:opacity="100%" fo:font-size="14pt" officeooo:rsid="00e5a2b3" officeooo:paragraph-rsid="01180d5f" fo:background-color="transparent" style:font-size-asian="12.25pt" style:font-size-complex="14pt"/>
    </style:style>
    <style:style style:name="P476" style:family="paragraph" style:parent-style-name="Standard">
      <style:text-properties fo:color="#00a933" loext:opacity="100%" fo:font-size="14pt" officeooo:rsid="00c156d8" officeooo:paragraph-rsid="01180d5f" fo:background-color="transparent" style:font-size-asian="12.25pt" style:font-size-complex="14pt"/>
    </style:style>
    <style:style style:name="P477" style:family="paragraph" style:parent-style-name="Standard">
      <style:text-properties fo:color="#000000" loext:opacity="100%" fo:font-size="14pt" officeooo:rsid="00caf96b" officeooo:paragraph-rsid="01180d5f" style:font-size-asian="12.25pt" style:font-size-complex="14pt"/>
    </style:style>
    <style:style style:name="P478" style:family="paragraph" style:parent-style-name="Standard">
      <style:text-properties officeooo:paragraph-rsid="01180d5f"/>
    </style:style>
    <style:style style:name="T1" style:family="text">
      <style:text-properties officeooo:rsid="00053695"/>
    </style:style>
    <style:style style:name="T2" style:family="text">
      <style:text-properties officeooo:rsid="00063c3e"/>
    </style:style>
    <style:style style:name="T3" style:family="text">
      <style:text-properties fo:font-weight="bold" style:font-weight-asian="bold" style:font-weight-complex="bold"/>
    </style:style>
    <style:style style:name="T4" style:family="text">
      <style:text-properties officeooo:rsid="00078457"/>
    </style:style>
    <style:style style:name="T5" style:family="text">
      <style:text-properties officeooo:rsid="000cd753"/>
    </style:style>
    <style:style style:name="T6" style:family="text">
      <style:text-properties officeooo:rsid="000d2fe8"/>
    </style:style>
    <style:style style:name="T7" style:family="text">
      <style:text-properties officeooo:rsid="000fa95e"/>
    </style:style>
    <style:style style:name="T8" style:family="text">
      <style:text-properties officeooo:rsid="00116ad9"/>
    </style:style>
    <style:style style:name="T9" style:family="text">
      <style:text-properties officeooo:rsid="001762d8"/>
    </style:style>
    <style:style style:name="T10" style:family="text">
      <style:text-properties officeooo:rsid="0018a6b3"/>
    </style:style>
    <style:style style:name="T11" style:family="text">
      <style:text-properties officeooo:rsid="0019bd3a"/>
    </style:style>
    <style:style style:name="T12" style:family="text">
      <style:text-properties officeooo:rsid="001f3799"/>
    </style:style>
    <style:style style:name="T13" style:family="text">
      <style:text-properties officeooo:rsid="00205dbb"/>
    </style:style>
    <style:style style:name="T14" style:family="text">
      <style:text-properties officeooo:rsid="0021ea27"/>
    </style:style>
    <style:style style:name="T15" style:family="text">
      <style:text-properties officeooo:rsid="0023cb1a"/>
    </style:style>
    <style:style style:name="T16" style:family="text">
      <style:text-properties officeooo:rsid="002433cf"/>
    </style:style>
    <style:style style:name="T17" style:family="text">
      <style:text-properties officeooo:rsid="0024ac09"/>
    </style:style>
    <style:style style:name="T18" style:family="text">
      <style:text-properties officeooo:rsid="0024ae90"/>
    </style:style>
    <style:style style:name="T19" style:family="text">
      <style:text-properties fo:color="#00a933" loext:opacity="100%"/>
    </style:style>
    <style:style style:name="T20" style:family="text">
      <style:text-properties fo:color="#00a933" loext:opacity="100%" officeooo:rsid="0024ac09"/>
    </style:style>
    <style:style style:name="T21" style:family="text">
      <style:text-properties fo:color="#00a933" loext:opacity="100%" fo:font-size="14pt" officeooo:rsid="00eccc8a" fo:background-color="transparent" loext:char-shading-value="0" style:font-size-asian="12.25pt" style:font-size-complex="14pt"/>
    </style:style>
    <style:style style:name="T22" style:family="text">
      <style:text-properties fo:color="#00a933" loext:opacity="100%" fo:font-size="14pt" officeooo:rsid="00f076eb" fo:background-color="transparent" loext:char-shading-value="0" style:font-size-asian="12.25pt" style:font-size-complex="14pt"/>
    </style:style>
    <style:style style:name="T23" style:family="text">
      <style:text-properties fo:color="#00a933" loext:opacity="100%" fo:font-size="14pt" officeooo:rsid="00e7a275" fo:background-color="transparent" loext:char-shading-value="0" style:font-size-asian="12.25pt" style:font-size-complex="14pt"/>
    </style:style>
    <style:style style:name="T24" style:family="text">
      <style:text-properties fo:color="#00a933" loext:opacity="100%" fo:font-size="14pt" officeooo:rsid="00f51ba3" fo:background-color="transparent" loext:char-shading-value="0" style:font-size-asian="12.25pt" style:font-size-complex="14pt"/>
    </style:style>
    <style:style style:name="T25" style:family="text">
      <style:text-properties fo:color="#00a933" loext:opacity="100%" fo:font-size="14pt" officeooo:rsid="00f6886b" fo:background-color="transparent" loext:char-shading-value="0" style:font-size-asian="12.25pt" style:font-size-complex="14pt"/>
    </style:style>
    <style:style style:name="T26" style:family="text">
      <style:text-properties fo:color="#00a933" loext:opacity="100%" fo:font-size="14pt" officeooo:rsid="01050b48" fo:background-color="transparent" loext:char-shading-value="0" style:font-size-asian="12.25pt" style:font-size-complex="14pt"/>
    </style:style>
    <style:style style:name="T27" style:family="text">
      <style:text-properties fo:color="#00a933" loext:opacity="100%" fo:font-size="14pt" officeooo:rsid="0107aa44" fo:background-color="transparent" loext:char-shading-value="0" style:font-size-asian="12.25pt" style:font-size-complex="14pt"/>
    </style:style>
    <style:style style:name="T28" style:family="text">
      <style:text-properties fo:color="#00a933" loext:opacity="100%" fo:font-size="14pt" officeooo:rsid="01098c0f" fo:background-color="transparent" loext:char-shading-value="0" style:font-size-asian="12.25pt" style:font-size-complex="14pt"/>
    </style:style>
    <style:style style:name="T29" style:family="text">
      <style:text-properties fo:color="#00a933" loext:opacity="100%" fo:font-size="14pt" officeooo:rsid="010e7830" fo:background-color="transparent" loext:char-shading-value="0" style:font-size-asian="12.25pt" style:font-size-complex="14pt"/>
    </style:style>
    <style:style style:name="T30" style:family="text">
      <style:text-properties fo:color="#00a933" loext:opacity="100%" fo:font-size="14pt" officeooo:rsid="01105eeb" fo:background-color="transparent" loext:char-shading-value="0" style:font-size-asian="12.25pt" style:font-size-complex="14pt"/>
    </style:style>
    <style:style style:name="T31" style:family="text">
      <style:text-properties fo:color="#00a933" loext:opacity="100%" fo:font-size="14pt" officeooo:rsid="0111a975" fo:background-color="transparent" loext:char-shading-value="0" style:font-size-asian="12.25pt" style:font-size-complex="14pt"/>
    </style:style>
    <style:style style:name="T32" style:family="text">
      <style:text-properties fo:color="#00a933" loext:opacity="100%" fo:font-size="14pt" officeooo:rsid="0114f6af" fo:background-color="transparent" loext:char-shading-value="0" style:font-size-asian="12.25pt" style:font-size-complex="14pt"/>
    </style:style>
    <style:style style:name="T33" style:family="text">
      <style:text-properties fo:color="#00a933" loext:opacity="100%" fo:font-size="14pt" officeooo:rsid="01180d5f" fo:background-color="transparent" loext:char-shading-value="0" style:font-size-asian="12.25pt" style:font-size-complex="14pt"/>
    </style:style>
    <style:style style:name="T34" style:family="text">
      <style:text-properties officeooo:rsid="0026b88a"/>
    </style:style>
    <style:style style:name="T35" style:family="text">
      <style:text-properties officeooo:rsid="002a8d53"/>
    </style:style>
    <style:style style:name="T36" style:family="text">
      <style:text-properties officeooo:rsid="002bd79f"/>
    </style:style>
    <style:style style:name="T37" style:family="text">
      <style:text-properties fo:font-weight="normal" style:font-weight-asian="normal" style:font-weight-complex="normal"/>
    </style:style>
    <style:style style:name="T38" style:family="text">
      <style:text-properties officeooo:rsid="0030f3e3"/>
    </style:style>
    <style:style style:name="T39" style:family="text">
      <style:text-properties officeooo:rsid="0031380a"/>
    </style:style>
    <style:style style:name="T40" style:family="text">
      <style:text-properties officeooo:rsid="003174fd"/>
    </style:style>
    <style:style style:name="T41" style:family="text">
      <style:text-properties officeooo:rsid="00352ac8"/>
    </style:style>
    <style:style style:name="T42" style:family="text">
      <style:text-properties officeooo:rsid="00378f6c"/>
    </style:style>
    <style:style style:name="T43" style:family="text">
      <style:text-properties officeooo:rsid="003a8d3e"/>
    </style:style>
    <style:style style:name="T44" style:family="text">
      <style:text-properties officeooo:rsid="003fccf0"/>
    </style:style>
    <style:style style:name="T45" style:family="text">
      <style:text-properties officeooo:rsid="00445def"/>
    </style:style>
    <style:style style:name="T46" style:family="text">
      <style:text-properties officeooo:rsid="00475449"/>
    </style:style>
    <style:style style:name="T47" style:family="text">
      <style:text-properties officeooo:rsid="0049d706"/>
    </style:style>
    <style:style style:name="T48" style:family="text">
      <style:text-properties officeooo:rsid="004a4660"/>
    </style:style>
    <style:style style:name="T49" style:family="text">
      <style:text-properties officeooo:rsid="004c2feb"/>
    </style:style>
    <style:style style:name="T50" style:family="text">
      <style:text-properties officeooo:rsid="004d963f"/>
    </style:style>
    <style:style style:name="T51" style:family="text">
      <style:text-properties officeooo:rsid="00503fc4"/>
    </style:style>
    <style:style style:name="T52" style:family="text">
      <style:text-properties officeooo:rsid="005237ec"/>
    </style:style>
    <style:style style:name="T53" style:family="text">
      <style:text-properties officeooo:rsid="0052815b"/>
    </style:style>
    <style:style style:name="T54" style:family="text">
      <style:text-properties officeooo:rsid="0054800b"/>
    </style:style>
    <style:style style:name="T55" style:family="text">
      <style:text-properties officeooo:rsid="00551df9"/>
    </style:style>
    <style:style style:name="T56" style:family="text">
      <style:text-properties officeooo:rsid="0057c67f"/>
    </style:style>
    <style:style style:name="T57" style:family="text">
      <style:text-properties officeooo:rsid="005aee25"/>
    </style:style>
    <style:style style:name="T58" style:family="text">
      <style:text-properties officeooo:rsid="005b70ee"/>
    </style:style>
    <style:style style:name="T59" style:family="text">
      <style:text-properties officeooo:rsid="005d5ed8"/>
    </style:style>
    <style:style style:name="T60" style:family="text">
      <style:text-properties officeooo:rsid="005ed6b5"/>
    </style:style>
    <style:style style:name="T61" style:family="text">
      <style:text-properties officeooo:rsid="006034e0"/>
    </style:style>
    <style:style style:name="T62" style:family="text">
      <style:text-properties officeooo:rsid="0064042d"/>
    </style:style>
    <style:style style:name="T63" style:family="text">
      <style:text-properties officeooo:rsid="0065f920"/>
    </style:style>
    <style:style style:name="T64" style:family="text">
      <style:text-properties fo:color="#3465a4" loext:opacity="100%" officeooo:rsid="00078457"/>
    </style:style>
    <style:style style:name="T65" style:family="text">
      <style:text-properties fo:color="#3465a4" loext:opacity="100%" officeooo:rsid="0065f920"/>
    </style:style>
    <style:style style:name="T66" style:family="text">
      <style:text-properties fo:color="#3465a4" loext:opacity="100%" officeooo:rsid="0068c158"/>
    </style:style>
    <style:style style:name="T67" style:family="text">
      <style:text-properties officeooo:rsid="00045b92"/>
    </style:style>
    <style:style style:name="T68" style:family="text">
      <style:text-properties officeooo:rsid="0069c9a2"/>
    </style:style>
    <style:style style:name="T69" style:family="text">
      <style:text-properties officeooo:rsid="006c6e2c"/>
    </style:style>
    <style:style style:name="T70" style:family="text">
      <style:text-properties officeooo:rsid="006e6b97"/>
    </style:style>
    <style:style style:name="T71" style:family="text">
      <style:text-properties officeooo:rsid="006f9a2f"/>
    </style:style>
    <style:style style:name="T72" style:family="text">
      <style:text-properties officeooo:rsid="0070935b"/>
    </style:style>
    <style:style style:name="T73" style:family="text">
      <style:text-properties officeooo:rsid="007300a0"/>
    </style:style>
    <style:style style:name="T74" style:family="text">
      <style:text-properties officeooo:rsid="00742ea6"/>
    </style:style>
    <style:style style:name="T75" style:family="text">
      <style:text-properties officeooo:rsid="00764a61"/>
    </style:style>
    <style:style style:name="T76" style:family="text">
      <style:text-properties officeooo:rsid="0076ca16"/>
    </style:style>
    <style:style style:name="T77" style:family="text">
      <style:text-properties officeooo:rsid="0077adb5"/>
    </style:style>
    <style:style style:name="T78" style:family="text">
      <style:text-properties officeooo:rsid="0078981d"/>
    </style:style>
    <style:style style:name="T79" style:family="text">
      <style:text-properties officeooo:rsid="007942f5"/>
    </style:style>
    <style:style style:name="T80" style:family="text">
      <style:text-properties officeooo:rsid="007b8d48"/>
    </style:style>
    <style:style style:name="T81" style:family="text">
      <style:text-properties officeooo:rsid="007e285f"/>
    </style:style>
    <style:style style:name="T82" style:family="text">
      <style:text-properties officeooo:rsid="007eca16"/>
    </style:style>
    <style:style style:name="T83" style:family="text">
      <style:text-properties officeooo:rsid="0085510b"/>
    </style:style>
    <style:style style:name="T84" style:family="text">
      <style:text-properties officeooo:rsid="0086ae63"/>
    </style:style>
    <style:style style:name="T85" style:family="text">
      <style:text-properties officeooo:rsid="00875e6a"/>
    </style:style>
    <style:style style:name="T86" style:family="text">
      <style:text-properties officeooo:rsid="008800c2"/>
    </style:style>
    <style:style style:name="T87" style:family="text">
      <style:text-properties officeooo:rsid="008920c5"/>
    </style:style>
    <style:style style:name="T88" style:family="text">
      <style:text-properties officeooo:rsid="008b3f5b"/>
    </style:style>
    <style:style style:name="T89" style:family="text">
      <style:text-properties officeooo:rsid="008cd0f7"/>
    </style:style>
    <style:style style:name="T90" style:family="text">
      <style:text-properties officeooo:rsid="008dfe81"/>
    </style:style>
    <style:style style:name="T91" style:family="text">
      <style:text-properties officeooo:rsid="008e5980"/>
    </style:style>
    <style:style style:name="T92" style:family="text">
      <style:text-properties officeooo:rsid="008f2e5d"/>
    </style:style>
    <style:style style:name="T93" style:family="text">
      <style:text-properties officeooo:rsid="008f88ac"/>
    </style:style>
    <style:style style:name="T94" style:family="text">
      <style:text-properties officeooo:rsid="00911e7b"/>
    </style:style>
    <style:style style:name="T95" style:family="text">
      <style:text-properties officeooo:rsid="00915436"/>
    </style:style>
    <style:style style:name="T96" style:family="text">
      <style:text-properties officeooo:rsid="0091dab2"/>
    </style:style>
    <style:style style:name="T97" style:family="text">
      <style:text-properties officeooo:rsid="00939173"/>
    </style:style>
    <style:style style:name="T98" style:family="text">
      <style:text-properties officeooo:rsid="00946e45"/>
    </style:style>
    <style:style style:name="T99" style:family="text">
      <style:text-properties officeooo:rsid="0095ba24"/>
    </style:style>
    <style:style style:name="T100" style:family="text">
      <style:text-properties officeooo:rsid="00964b42"/>
    </style:style>
    <style:style style:name="T101" style:family="text">
      <style:text-properties officeooo:rsid="00974f9c"/>
    </style:style>
    <style:style style:name="T102" style:family="text">
      <style:text-properties officeooo:rsid="0099478a"/>
    </style:style>
    <style:style style:name="T103" style:family="text">
      <style:text-properties officeooo:rsid="009aac0d"/>
    </style:style>
    <style:style style:name="T104" style:family="text">
      <style:text-properties officeooo:rsid="009ae1f4"/>
    </style:style>
    <style:style style:name="T105" style:family="text">
      <style:text-properties officeooo:rsid="009c7b29"/>
    </style:style>
    <style:style style:name="T106" style:family="text">
      <style:text-properties officeooo:rsid="00a08b45"/>
    </style:style>
    <style:style style:name="T107" style:family="text">
      <style:text-properties officeooo:rsid="00a58e2c"/>
    </style:style>
    <style:style style:name="T108" style:family="text">
      <style:text-properties officeooo:rsid="00a843db"/>
    </style:style>
    <style:style style:name="T109" style:family="text">
      <style:text-properties officeooo:rsid="00a9a768"/>
    </style:style>
    <style:style style:name="T110" style:family="text">
      <style:text-properties officeooo:rsid="00a9e7e9"/>
    </style:style>
    <style:style style:name="T111" style:family="text">
      <style:text-properties officeooo:rsid="00ab848f"/>
    </style:style>
    <style:style style:name="T112" style:family="text">
      <style:text-properties officeooo:rsid="00ac5fbd"/>
    </style:style>
    <style:style style:name="T113" style:family="text">
      <style:text-properties officeooo:rsid="00adf557"/>
    </style:style>
    <style:style style:name="T114" style:family="text">
      <style:text-properties officeooo:rsid="00afc1af"/>
    </style:style>
    <style:style style:name="T115" style:family="text">
      <style:text-properties officeooo:rsid="00b1342b"/>
    </style:style>
    <style:style style:name="T116" style:family="text">
      <style:text-properties officeooo:rsid="00b2c153"/>
    </style:style>
    <style:style style:name="T117" style:family="text">
      <style:text-properties officeooo:rsid="00b5be92"/>
    </style:style>
    <style:style style:name="T118" style:family="text">
      <style:text-properties officeooo:rsid="00b72fe2"/>
    </style:style>
    <style:style style:name="T119" style:family="text">
      <style:text-properties officeooo:rsid="00b93fb3"/>
    </style:style>
    <style:style style:name="T120" style:family="text">
      <style:text-properties officeooo:rsid="00ba8b75"/>
    </style:style>
    <style:style style:name="T121" style:family="text">
      <style:text-properties officeooo:rsid="00bbf35b"/>
    </style:style>
    <style:style style:name="T122" style:family="text">
      <style:text-properties officeooo:rsid="00bec8ed"/>
    </style:style>
    <style:style style:name="T123" style:family="text">
      <style:text-properties officeooo:rsid="00c0a92b"/>
    </style:style>
    <style:style style:name="T124" style:family="text">
      <style:text-properties officeooo:rsid="00c28806"/>
    </style:style>
    <style:style style:name="T125" style:family="text">
      <style:text-properties officeooo:rsid="00c510a8"/>
    </style:style>
    <style:style style:name="T126" style:family="text">
      <style:text-properties fo:font-size="14pt" officeooo:rsid="0081d4ff" style:font-size-asian="12.25pt" style:font-size-complex="14pt"/>
    </style:style>
    <style:style style:name="T127" style:family="text">
      <style:text-properties officeooo:rsid="00c7dfa8"/>
    </style:style>
    <style:style style:name="T128" style:family="text">
      <style:text-properties officeooo:rsid="00c9f45f"/>
    </style:style>
    <style:style style:name="T129" style:family="text">
      <style:text-properties officeooo:rsid="00cc6c66"/>
    </style:style>
    <style:style style:name="T130" style:family="text">
      <style:text-properties officeooo:rsid="00cc6c7f"/>
    </style:style>
    <style:style style:name="T131" style:family="text">
      <style:text-properties officeooo:rsid="00ce6625"/>
    </style:style>
    <style:style style:name="T132" style:family="text">
      <style:text-properties officeooo:rsid="00cf04ca"/>
    </style:style>
    <style:style style:name="T133" style:family="text">
      <style:text-properties officeooo:rsid="00d027bf"/>
    </style:style>
    <style:style style:name="T134" style:family="text">
      <style:text-properties officeooo:rsid="00d48835"/>
    </style:style>
    <style:style style:name="T135" style:family="text">
      <style:text-properties officeooo:rsid="00dabef1"/>
    </style:style>
    <style:style style:name="T136" style:family="text">
      <style:text-properties officeooo:rsid="00dba92f"/>
    </style:style>
    <style:style style:name="T137" style:family="text">
      <style:text-properties officeooo:rsid="00dc5850"/>
    </style:style>
    <style:style style:name="T138" style:family="text">
      <style:text-properties officeooo:rsid="00dfc760"/>
    </style:style>
    <style:style style:name="T139" style:family="text">
      <style:text-properties officeooo:rsid="00e416dc"/>
    </style:style>
    <style:style style:name="T140" style:family="text">
      <style:text-properties officeooo:rsid="00e4b2cc"/>
    </style:style>
    <style:style style:name="T141" style:family="text">
      <style:text-properties officeooo:rsid="00e5a2b3"/>
    </style:style>
    <style:style style:name="T142" style:family="text">
      <style:text-properties officeooo:rsid="00c156d8"/>
    </style:style>
    <style:style style:name="T143" style:family="text">
      <style:text-properties officeooo:rsid="00e9a1c1"/>
    </style:style>
    <style:style style:name="T144" style:family="text">
      <style:text-properties officeooo:rsid="00ec1ecb"/>
    </style:style>
    <style:style style:name="T145" style:family="text">
      <style:text-properties fo:color="#c9211e" loext:opacity="100%" officeooo:rsid="00ec1ecb"/>
    </style:style>
    <style:style style:name="T146" style:family="text">
      <style:text-properties fo:color="#c9211e" loext:opacity="100%" officeooo:rsid="00ce6625"/>
    </style:style>
    <style:style style:name="T147" style:family="text">
      <style:text-properties fo:color="#c9211e" loext:opacity="100%" officeooo:rsid="00e5a2b3"/>
    </style:style>
    <style:style style:name="T148" style:family="text">
      <style:text-properties fo:color="#c9211e" loext:opacity="100%" officeooo:rsid="00e9a1c1"/>
    </style:style>
    <style:style style:name="T149" style:family="text">
      <style:text-properties fo:color="#c9211e" loext:opacity="100%" officeooo:rsid="00ee7148"/>
    </style:style>
    <style:style style:name="T150" style:family="text">
      <style:text-properties fo:color="#c9211e" loext:opacity="100%" officeooo:rsid="00efda84"/>
    </style:style>
    <style:style style:name="T151" style:family="text">
      <style:text-properties fo:color="#c9211e" loext:opacity="100%" officeooo:rsid="00f076eb"/>
    </style:style>
    <style:style style:name="T152" style:family="text">
      <style:text-properties fo:color="#c9211e" loext:opacity="100%" fo:font-size="14pt" officeooo:rsid="00e5a2b3" fo:background-color="transparent" loext:char-shading-value="0" style:font-size-asian="12.25pt" style:font-size-complex="14pt"/>
    </style:style>
    <style:style style:name="T153" style:family="text">
      <style:text-properties fo:color="#c9211e" loext:opacity="100%" fo:font-size="14pt" officeooo:rsid="00f6886b" fo:background-color="transparent" loext:char-shading-value="0" style:font-size-asian="12.25pt" style:font-size-complex="14pt"/>
    </style:style>
    <style:style style:name="T154" style:family="text">
      <style:text-properties fo:color="#c9211e" loext:opacity="100%" fo:font-size="14pt" officeooo:rsid="01050b48" fo:background-color="transparent" loext:char-shading-value="0" style:font-size-asian="12.25pt" style:font-size-complex="14pt"/>
    </style:style>
    <style:style style:name="T155" style:family="text">
      <style:text-properties fo:color="#c9211e" loext:opacity="100%" fo:font-size="14pt" officeooo:rsid="010e7830" fo:background-color="transparent" loext:char-shading-value="0" style:font-size-asian="12.25pt" style:font-size-complex="14pt"/>
    </style:style>
    <style:style style:name="T156" style:family="text">
      <style:text-properties fo:color="#c9211e" loext:opacity="100%" fo:font-size="14pt" officeooo:rsid="0114f6af" fo:background-color="transparent" loext:char-shading-value="0" style:font-size-asian="12.25pt" style:font-size-complex="14pt"/>
    </style:style>
    <style:style style:name="T157" style:family="text">
      <style:text-properties fo:color="#c9211e" loext:opacity="100%" fo:font-size="14pt" officeooo:rsid="01180d5f" fo:background-color="transparent" loext:char-shading-value="0" style:font-size-asian="12.25pt" style:font-size-complex="14pt"/>
    </style:style>
    <style:style style:name="T158" style:family="text">
      <style:text-properties fo:color="#c9211e" loext:opacity="100%" officeooo:rsid="00f51ba3"/>
    </style:style>
    <style:style style:name="T159" style:family="text">
      <style:text-properties fo:color="#c9211e" loext:opacity="100%" officeooo:rsid="00f5412b"/>
    </style:style>
    <style:style style:name="T160" style:family="text">
      <style:text-properties fo:color="#c9211e" loext:opacity="100%" officeooo:rsid="00f6886b"/>
    </style:style>
    <style:style style:name="T161" style:family="text">
      <style:text-properties fo:color="#c9211e" loext:opacity="100%" officeooo:rsid="00f7ef4f"/>
    </style:style>
    <style:style style:name="T162" style:family="text">
      <style:text-properties fo:color="#c9211e" loext:opacity="100%" officeooo:rsid="01050b48"/>
    </style:style>
    <style:style style:name="T163" style:family="text">
      <style:text-properties fo:color="#c9211e" loext:opacity="100%" officeooo:rsid="0107aa44"/>
    </style:style>
    <style:style style:name="T164" style:family="text">
      <style:text-properties fo:color="#c9211e" loext:opacity="100%" officeooo:rsid="01098c0f"/>
    </style:style>
    <style:style style:name="T165" style:family="text">
      <style:text-properties fo:color="#c9211e" loext:opacity="100%" officeooo:rsid="010e7830"/>
    </style:style>
    <style:style style:name="T166" style:family="text">
      <style:text-properties fo:color="#c9211e" loext:opacity="100%" officeooo:rsid="01105eeb"/>
    </style:style>
    <style:style style:name="T167" style:family="text">
      <style:text-properties fo:color="#c9211e" loext:opacity="100%" officeooo:rsid="0111a975"/>
    </style:style>
    <style:style style:name="T168" style:family="text">
      <style:text-properties fo:color="#c9211e" loext:opacity="100%" officeooo:rsid="01145195"/>
    </style:style>
    <style:style style:name="T169" style:family="text">
      <style:text-properties fo:color="#c9211e" loext:opacity="100%" officeooo:rsid="0114f6af"/>
    </style:style>
    <style:style style:name="T170" style:family="text">
      <style:text-properties fo:color="#c9211e" loext:opacity="100%" officeooo:rsid="01180d5f"/>
    </style:style>
    <style:style style:name="T171" style:family="text">
      <style:text-properties officeooo:rsid="00eccc8a"/>
    </style:style>
    <style:style style:name="T172" style:family="text">
      <style:text-properties officeooo:rsid="00ee7148"/>
    </style:style>
    <style:style style:name="T173" style:family="text">
      <style:text-properties officeooo:rsid="00efda84"/>
    </style:style>
    <style:style style:name="T174" style:family="text">
      <style:text-properties officeooo:rsid="00f076eb"/>
    </style:style>
    <style:style style:name="T175" style:family="text">
      <style:text-properties officeooo:rsid="00f3cc27"/>
    </style:style>
    <style:style style:name="T176" style:family="text">
      <style:text-properties officeooo:rsid="00fc4d0b"/>
    </style:style>
    <style:style style:name="T177" style:family="text">
      <style:text-properties officeooo:rsid="00fc879b"/>
    </style:style>
    <style:style style:name="T178" style:family="text">
      <style:text-properties officeooo:rsid="00fe3272"/>
    </style:style>
    <style:style style:name="T179" style:family="text">
      <style:text-properties officeooo:rsid="01019f7d"/>
    </style:style>
    <style:style style:name="T180" style:family="text">
      <style:text-properties officeooo:rsid="010245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210">=================================</text:p>
      <text:p text:style-name="P210"><text:span text:style-name="T125">PRE</text:span> LAUNCH</text:p>
      <text:p text:style-name="P210">=================================</text:p>
      <text:p text:style-name="P210"/>
      <text:p text:style-name="P200">DESKTOP</text:p>
      <text:p text:style-name="P45">====================</text:p>
      <text:p text:style-name="P45"/>
      <text:p text:style-name="P1">1) <text:a xlink:type="simple" xlink:href="https://app.asana.com/0/1209272406360585/1209289821692484" text:style-name="Internet_20_link" text:visited-style-name="Visited_20_Internet_20_Link">https://app.asana.com/0/1209272406360585/1209289821692484</text:a></text:p>
      <text:p text:style-name="P1"/>
      <text:p text:style-name="P2">E-Mail Icon tauschen (gleiches wie im Footer verwenden)</text:p>
      <text:p text:style-name="P1"><text:span text:style-name="T3">Trans:</text:span> Swap email icon (use the same as in the footer)</text:p>
      <text:p text:style-name="P1"/>
      <text:p text:style-name="P109">Type: Bug</text:p>
      <text:p text:style-name="P1"/>
      <text:p text:style-name="P232">Status: <text:span text:style-name="T1">design</text:span> (<text:span text:style-name="T6">DONE</text:span>)</text:p>
      <text:p text:style-name="P204"/>
      <text:p text:style-name="P115">------------------</text:p>
      <text:p text:style-name="P115"/>
      <text:p text:style-name="P1">2) https://app.asana.com/0/1209272406360585/1209290109584673</text:p>
      <text:p text:style-name="P1"/>
      <text:p text:style-name="P2">Video muss etwas weniger hoch sein, damit unterer Rahmen sichtbar ist</text:p>
      <text:p text:style-name="P1"><text:span text:style-name="T3">Trans: </text:span>Video needs to be slightly less high so that the lower frame is visible</text:p>
      <text:p text:style-name="P1"/>
      <text:p text:style-name="P109">Type: Bug</text:p>
      <text:p text:style-name="P1"/>
      <text:p text:style-name="P215">Status: <text:span text:style-name="T1">design</text:span> (<text:span text:style-name="T6">DONE</text:span>)</text:p>
      <text:p text:style-name="P58"/>
      <text:p text:style-name="P116">------------------</text:p>
      <text:p text:style-name="P116"/>
      <text:p text:style-name="P3"><text:span text:style-name="T2">3</text:span>) https://app.asana.com/0/1209272406360585/1209289875154008</text:p>
      <text:p text:style-name="P3"/>
      <text:p text:style-name="P4">Bitte die Schrift auf den Newskacheln ensprechend anpassen:</text:p>
      <text:p text:style-name="P4">Datum/Kategorie: Roboto Regular, font-size: 18px</text:p>
      <text:p text:style-name="P4">Title: Fjalla One, font-size: 19px, line-height: 28px;</text:p>
      <text:p text:style-name="P3"><text:span text:style-name="T3">Trans:</text:span> Please adjust the font on the news tiles accordingly:</text:p>
      <text:p text:style-name="P3">Date/Category: Roboto Regular, font-size: 18px</text:p>
      <text:p text:style-name="P3">Title: Fjalla One, font-size: 19px, line-height: 28px;</text:p>
      <text:p text:style-name="P3"/>
      <text:p text:style-name="P207"><text:soft-page-break/>Type: <text:span text:style-name="T4">Cr, </text:span><text:span text:style-name="T63">we followed only the font change that was given in new typography, there it was not stated</text:span></text:p>
      <text:p text:style-name="P3"/>
      <text:p text:style-name="P231">Status: <text:span text:style-name="T1">design</text:span> (<text:span text:style-name="T6">DONE</text:span>)<text:span text:style-name="T7">[</text:span><text:span text:style-name="T43">1hr</text:span><text:span text:style-name="T7">]</text:span> </text:p>
      <text:p text:style-name="P59"/>
      <text:p text:style-name="P117"/>
      <text:p text:style-name="P117">------------------</text:p>
      <text:p text:style-name="P117"/>
      <text:p text:style-name="P5"><text:span text:style-name="T4">4</text:span>) https://app.asana.com/0/1209272406360585/1209290261753369</text:p>
      <text:p text:style-name="P5"/>
      <text:p text:style-name="P6">Ist es möglich, dass das Logo schon beim Hover angezeigt wird und man nicht erst draufklicken muss?</text:p>
      <text:p text:style-name="P5"><text:span text:style-name="T3">Trans:</text:span> Is it possible to display the logo when hovering over it without having to click on it first?</text:p>
      <text:p text:style-name="P5"/>
      <text:p text:style-name="P205">Type: <text:span text:style-name="T4">Cr, </text:span><text:span text:style-name="T63">this feature was not stated anywhere previously</text:span></text:p>
      <text:p text:style-name="P5"/>
      <text:p text:style-name="P216">Status: <text:span text:style-name="T1">design</text:span> (<text:span text:style-name="T6">DONE</text:span>)<text:span text:style-name="T7">[</text:span><text:span text:style-name="T43">1hr</text:span><text:span text:style-name="T7">]</text:span> </text:p>
      <text:p text:style-name="P60"/>
      <text:p text:style-name="P118">------------------</text:p>
      <text:p text:style-name="P118"/>
      <text:p text:style-name="P11"><text:span text:style-name="T8">5</text:span>) https://app.asana.com/0/1209272406360585/1209290933107527</text:p>
      <text:p text:style-name="P11"/>
      <text:p text:style-name="P12">Bitte den Badge verlinken auf die Seite "Netzwerk"</text:p>
      <text:p text:style-name="P12"/>
      <text:p text:style-name="P12">Hovereffekt hinzufügen, damit Badge dann gerade steht: </text:p>
      <text:p text:style-name="P12">transform: rotate(14deg)</text:p>
      <text:p text:style-name="P11"><text:span text:style-name="T3">Trans:</text:span> Please link the badge to the "Network" page</text:p>
      <text:p text:style-name="P11"/>
      <text:p text:style-name="P11">Add a hover effect so that the badge stands straight:</text:p>
      <text:p text:style-name="P11">transform: rotate(14deg)</text:p>
      <text:p text:style-name="P11"/>
      <text:p text:style-name="P208">Type: <text:span text:style-name="T4">Cr, </text:span><text:span text:style-name="T63">this feature was not stated anywhere previously</text:span></text:p>
      <text:p text:style-name="P11"/>
      <text:p text:style-name="P217">Status: <text:span text:style-name="T1">design</text:span> (<text:span text:style-name="T6">DONE</text:span>)<text:span text:style-name="T7">[</text:span><text:span text:style-name="T71">1hr</text:span><text:span text:style-name="T7">]</text:span> </text:p>
      <text:p text:style-name="P62"/>
      <text:p text:style-name="P120">------------------</text:p>
      <text:p text:style-name="P118"/>
      <text:p text:style-name="P7"><text:span text:style-name="T8">6</text:span>) https://app.asana.com/0/1209272406360585/1209290933107532</text:p>
      <text:p text:style-name="P7"/>
      <text:p text:style-name="P8">Die beiden Spalten sollen bündig sein</text:p>
      <text:p text:style-name="P7"><text:soft-page-break/><text:span text:style-name="T3">Trans:</text:span> The two columns should be flush</text:p>
      <text:p text:style-name="P7"/>
      <text:p text:style-name="P113">Type: <text:span text:style-name="T5">Bug</text:span></text:p>
      <text:p text:style-name="P7"/>
      <text:p text:style-name="P230">Status: <text:span text:style-name="T1">design</text:span> (<text:span text:style-name="T6">DONE</text:span>) </text:p>
      <text:p text:style-name="P61"/>
      <text:p text:style-name="P119">------------------</text:p>
      <text:p text:style-name="P119"/>
      <text:p text:style-name="P9"><text:span text:style-name="T8">7</text:span>) https://app.asana.com/0/1209272406360585/1209290933107532</text:p>
      <text:p text:style-name="P9"/>
      <text:p text:style-name="P10">Offenes Akkordeon bitte wie im Anhang stylen</text:p>
      <text:p text:style-name="P9"><text:span text:style-name="T3">Trans:</text:span> Please style open accordion as shown in the appendix</text:p>
      <text:p text:style-name="P9"/>
      <text:p text:style-name="P208">Type: <text:span text:style-name="T4">Cr, </text:span><text:span text:style-name="T63">this design was not given anywhere previously</text:span></text:p>
      <text:p text:style-name="P229"/>
      <text:p text:style-name="P229">Status: <text:span text:style-name="T42">Done [2hrs]</text:span></text:p>
      <text:p text:style-name="P63"/>
      <text:p text:style-name="P63"/>
      <text:p text:style-name="P63"/>
      <text:p text:style-name="P63"/>
      <text:p text:style-name="P201">TABLET</text:p>
      <text:p text:style-name="P46">====================</text:p>
      <text:p text:style-name="P46"/>
      <text:p text:style-name="P46"/>
      <text:p text:style-name="P44">1) <text:a xlink:type="simple" xlink:href="https://app.asana.com/0/1209272406360585/1209334535758550" text:style-name="Internet_20_link" text:visited-style-name="Visited_20_Internet_20_Link"><text:span text:style-name="T67">https://app.asana.com/0/1209272406360585/1209334535758550</text:span></text:a></text:p>
      <text:p text:style-name="P44"/>
      <text:p text:style-name="P49">tab version</text:p>
      <text:p text:style-name="P44"/>
      <text:p text:style-name="P44"/>
      <text:p text:style-name="P352">Type: <text:span text:style-name="T68">CR</text:span></text:p>
      <text:p text:style-name="P44"/>
      <text:p text:style-name="P234">Status: <text:span text:style-name="T68">Done [8hrs], as we got tab design at last when our desktop and responsive was done</text:span></text:p>
      <text:p text:style-name="P46"/>
      <text:p text:style-name="P13"><text:span text:style-name="T68">2</text:span>) https://app.asana.com/0/1209272406360585/1209304126260154</text:p>
      <text:p text:style-name="P13"/>
      <text:p text:style-name="P14">Beim Logoslider steht Pagination zwischen den Logos</text:p>
      <text:p text:style-name="P13"><text:span text:style-name="T3">Trans:</text:span> The logo slider has pagination between the logos</text:p>
      <text:p text:style-name="P13"/>
      <text:p text:style-name="P110">Type: Bug</text:p>
      <text:p text:style-name="P13"/>
      <text:p text:style-name="P431">Status: <text:span text:style-name="T9">Not found any problem like this, may be this is happening due to browser drag resizing, test in tab or refresh in tab resolution.</text:span></text:p>
      <text:p text:style-name="P206"><text:soft-page-break/></text:p>
      <text:p text:style-name="P121">------------------</text:p>
      <text:p text:style-name="P121"/>
      <text:p text:style-name="P15"><text:span text:style-name="T68">3</text:span>) https://app.asana.com/0/1209272406360585/1209304126260158</text:p>
      <text:p text:style-name="P15"/>
      <text:p text:style-name="P16">Generell "klebt" der Inhalt innerhalb einer Box auf Tablet zu nah am Rand. Deshalb padding bei den Boxen auf 50px setzen</text:p>
      <text:p text:style-name="P15"><text:span text:style-name="T3">Trans:</text:span> In general, the content within a box "sticks" too close to the edge on tablets. Therefore, set the padding for the boxes to 50px</text:p>
      <text:p text:style-name="P15"/>
      <text:p text:style-name="P347">Type: <text:span text:style-name="T64">Cr, </text:span><text:span text:style-name="T65">this design was not given anywhere previously</text:span></text:p>
      <text:p text:style-name="P15"/>
      <text:p text:style-name="P218">Status: <text:span text:style-name="T10">Done (</text:span><text:span text:style-name="T53">30min</text:span><text:span text:style-name="T10">)</text:span></text:p>
      <text:p text:style-name="P218"/>
      <text:p text:style-name="P218"/>
      <text:p text:style-name="P218"/>
      <text:p text:style-name="P218"/>
      <text:p text:style-name="P218"/>
      <text:p text:style-name="P218"/>
      <text:p text:style-name="P122">------------------</text:p>
      <text:p text:style-name="P122"/>
      <text:p text:style-name="P17"><text:span text:style-name="T68">4</text:span><text:span text:style-name="T11">)</text:span> https://app.asana.com/0/1209272406360585/1209304126260162</text:p>
      <text:p text:style-name="P17"/>
      <text:p text:style-name="P18">Bitte die 2 Kacheln auf Tablet jeweils 50% breit</text:p>
      <text:p text:style-name="P17"><text:span text:style-name="T3">Trans:</text:span> Please make the 2 tiles on tablet 50% wide each</text:p>
      <text:p text:style-name="P17"/>
      <text:p text:style-name="P347">Type: <text:span text:style-name="T64">Cr, </text:span><text:span text:style-name="T65">this design was not given anywhere previously</text:span></text:p>
      <text:p text:style-name="P17"/>
      <text:p text:style-name="P228">Status: <text:span text:style-name="T10">Done (</text:span><text:span text:style-name="T41">2hrs</text:span><text:span text:style-name="T10">)</text:span></text:p>
      <text:p text:style-name="P64"/>
      <text:p text:style-name="P64"/>
      <text:p text:style-name="P123">------------------</text:p>
      <text:p text:style-name="P123"/>
      <text:p text:style-name="P19"><text:span text:style-name="T68">5</text:span><text:span text:style-name="T11">)</text:span> https://app.asana.com/0/1209272406360585/1209304126260166</text:p>
      <text:p text:style-name="P19"/>
      <text:p text:style-name="P20">Passt auf Tablet auch 2 Kacheln nebeneinandern? </text:p>
      <text:p text:style-name="P20">Falls nicht, dann Newskacheln bitte nicht auf 100% stretchen, sondern maximale Breite angeben</text:p>
      <text:p text:style-name="P19"><text:span text:style-name="T3">Trans:</text:span> Do 2 tiles fit next to each other on a tablet?</text:p>
      <text:p text:style-name="P19">If not, please do not stretch the news tiles to 100%, but specify the maximum width</text:p>
      <text:p text:style-name="P19"/>
      <text:p text:style-name="P347">Type: <text:span text:style-name="T64">Cr, </text:span><text:span text:style-name="T65">this design was not given anywhere previously</text:span></text:p>
      <text:p text:style-name="P19"><text:soft-page-break/></text:p>
      <text:p text:style-name="P227">Status: <text:span text:style-name="T40">Done [1hr]</text:span></text:p>
      <text:p text:style-name="P65"/>
      <text:p text:style-name="P123">------------------</text:p>
      <text:p text:style-name="P123"/>
      <text:p text:style-name="P19"><text:span text:style-name="T68">6</text:span><text:span text:style-name="T11">)</text:span> https://app.asana.com/0/1209272406360585/1209304126260172</text:p>
      <text:p text:style-name="P19"/>
      <text:p text:style-name="P20"/>
      <text:p text:style-name="P19"><text:span text:style-name="T3">Trans:</text:span> </text:p>
      <text:p text:style-name="P19"/>
      <text:p text:style-name="P347">Type: <text:span text:style-name="T64">Cr, </text:span><text:span text:style-name="T65">this design was not given anywhere previously</text:span></text:p>
      <text:p text:style-name="P19"/>
      <text:p text:style-name="P226">Status: <text:span text:style-name="T40">Done [1hr]</text:span></text:p>
      <text:p text:style-name="P65"/>
      <text:p text:style-name="P65"/>
      <text:p text:style-name="P65"/>
      <text:p text:style-name="P65"/>
      <text:p text:style-name="P65"/>
      <text:p text:style-name="P65"/>
      <text:p text:style-name="P65"/>
      <text:p text:style-name="P202">MOBILE</text:p>
      <text:p text:style-name="P47">====================</text:p>
      <text:p text:style-name="P47"/>
      <text:p text:style-name="P21">1) https://app.asana.com/0/1209272406360585/1209292853856920</text:p>
      <text:p text:style-name="P21"/>
      <text:p text:style-name="P22">Abstand von Seitentitel und Breadcrumbs zum linken Bildschirmrand bitte auf 20px setzen, damit es bündig mit dem Logo ist. </text:p>
      <text:p text:style-name="P22">Außerdem bitte den margin-top des Seitentitels um 20px erhöhen.</text:p>
      <text:p text:style-name="P22"/>
      <text:p text:style-name="P22">Das war ein Fehler im Prototyp, entschuldigt bitte! </text:p>
      <text:p text:style-name="P21"><text:span text:style-name="T3">Trans:</text:span> Please set the distance between the page title and breadcrumbs and the left edge of the screen to 20px so that it is flush with the logo.</text:p>
      <text:p text:style-name="P21">Also please increase the margin-top of the page title by 20px.</text:p>
      <text:p text:style-name="P21"/>
      <text:p text:style-name="P21">That was an error in the prototype, please excuse me!</text:p>
      <text:p text:style-name="P21"/>
      <text:p text:style-name="P347">Type: <text:span text:style-name="T64">Cr, </text:span><text:span text:style-name="T65">this design was not given anywhere previously</text:span></text:p>
      <text:p text:style-name="P21"/>
      <text:p text:style-name="P225">Status: <text:span text:style-name="T39">Done [1hr]</text:span></text:p>
      <text:p text:style-name="P66"/>
      <text:p text:style-name="P124">------------------</text:p>
      <text:p text:style-name="P66"/>
      <text:p text:style-name="P23"><text:soft-page-break/><text:span text:style-name="T12">2</text:span>) https://app.asana.com/0/1209272406360585/1209290933107543</text:p>
      <text:p text:style-name="P23"/>
      <text:p text:style-name="P24">Hintergrundbild hinzufügen (identisch zu Menü im Karriereportal)</text:p>
      <text:p text:style-name="P24">Gesamtes Menü scrollen anstatt innerhalb eines einzelne Container scrollen</text:p>
      <text:p text:style-name="P24">Links (Datenschutz, etc) Abstände anpassen</text:p>
      <text:p text:style-name="P23"><text:span text:style-name="T3">Trans:</text:span> Add background image (identical to menu in the career portal)</text:p>
      <text:p text:style-name="P23">Scroll entire menu instead of scrolling within a single container</text:p>
      <text:p text:style-name="P23">Adjust links (privacy policy, etc.) spacing</text:p>
      <text:p text:style-name="P23"/>
      <text:p text:style-name="P347">Type: <text:span text:style-name="T64">Cr, </text:span><text:span text:style-name="T65">this design was not given anywhere previously</text:span></text:p>
      <text:p text:style-name="P23"/>
      <text:p text:style-name="P219">Status: <text:span text:style-name="T13">Done [1hr]</text:span></text:p>
      <text:p text:style-name="P219"/>
      <text:p text:style-name="P219"/>
      <text:p text:style-name="P219"/>
      <text:p text:style-name="P219"/>
      <text:p text:style-name="P219"/>
      <text:p text:style-name="P125">------------------</text:p>
      <text:p text:style-name="P67"/>
      <text:p text:style-name="P25"><text:span text:style-name="T14">3</text:span>) https://app.asana.com/0/1209272406360585/1209307798879391</text:p>
      <text:p text:style-name="P25"/>
      <text:p text:style-name="P26">Buttontext linksbündig</text:p>
      <text:p text:style-name="P26"/>
      <text:p text:style-name="P26">Punktnavigation auf gesamte Breite stretchen</text:p>
      <text:p text:style-name="P25"><text:span text:style-name="T3">Trans:</text:span> Button text aligned to the left</text:p>
      <text:p text:style-name="P25"/>
      <text:p text:style-name="P25">Stretch point navigation to the entire width</text:p>
      <text:p text:style-name="P25"/>
      <text:p text:style-name="P347">Type: <text:span text:style-name="T64">Cr, </text:span><text:span text:style-name="T65">this design was not given anywhere previously</text:span></text:p>
      <text:p text:style-name="P25"/>
      <text:p text:style-name="P220">Status: <text:span text:style-name="T13">Done [</text:span><text:span text:style-name="T15">30min</text:span><text:span text:style-name="T13">]</text:span></text:p>
      <text:p text:style-name="P220"/>
      <text:p text:style-name="P126"/>
      <text:p text:style-name="P126"/>
      <text:p text:style-name="P126"/>
      <text:p text:style-name="P126"/>
      <text:p text:style-name="P126"/>
      <text:p text:style-name="P126"/>
      <text:p text:style-name="P126"/>
      <text:p text:style-name="P126"/>
      <text:p text:style-name="P126">------------------</text:p>
      <text:p text:style-name="P27"><text:soft-page-break/></text:p>
      <text:p text:style-name="P27"><text:span text:style-name="T16">4</text:span>) https://app.asana.com/0/1209272406360585/1209290933107548</text:p>
      <text:p text:style-name="P27"/>
      <text:p text:style-name="P28">Der Teamslider und Navigation sind nicht in der Mittelachse.</text:p>
      <text:p text:style-name="P28"/>
      <text:p text:style-name="P28">Das erste Portrait muss vermutlich schon horizontal zentriert sein, damit auch beim Durchswipen immer nur ein Portrait zentriert sitzt.</text:p>
      <text:p text:style-name="P28">Ihr könnt gerne die Portraitbilder etwas größer machen, damit die vorheringen/nachfolgenden Portraits nur leicht im Anschnitt sichtbar sind.</text:p>
      <text:p text:style-name="P28">Letztes Portrait darf keine Aussparung auf der rechten Seite haben</text:p>
      <text:p text:style-name="P27"><text:span text:style-name="T3">Trans:</text:span> The team slider and navigation are not in the central axis.</text:p>
      <text:p text:style-name="P27"/>
      <text:p text:style-name="P27">The first portrait probably needs to be horizontally centered so that only one portrait is centered when swiping through.</text:p>
      <text:p text:style-name="P27"/>
      <text:p text:style-name="P27">You can make the portrait images a little larger so that the previous/following portraits are only slightly visible in the cut.</text:p>
      <text:p text:style-name="P27"/>
      <text:p text:style-name="P27">The last portrait must not have a gap on the right side</text:p>
      <text:p text:style-name="P27"/>
      <text:p text:style-name="P348">Type: <text:span text:style-name="T64">Cr, </text:span><text:span text:style-name="T65">this design was not given anywhere previously</text:span></text:p>
      <text:p text:style-name="P27"/>
      <text:p text:style-name="P221">Status: <text:span text:style-name="T72">1.30hrs</text:span></text:p>
      <text:p text:style-name="P222">The team slider and navigation are not in the central axis. <text:span text:style-name="T17">[</text:span><text:span text:style-name="T34">1hr</text:span><text:span text:style-name="T17">]</text:span></text:p>
      <text:p text:style-name="P222"/>
      <text:p text:style-name="P236">The last portrait must not have a gap on the right side <text:span text:style-name="T18">[</text:span><text:span text:style-name="T69">Done</text:span><text:span text:style-name="T18">]</text:span></text:p>
      <text:p text:style-name="P111"/>
      <text:p text:style-name="P223">The first portrait probably needs to be horizontally centered so that only one portrait is centered when swiping through.</text:p>
      <text:p text:style-name="P29"><text:span text:style-name="T19">You can make the portrait images a little larger so that the previous/following portraits are only slightly visible in the cut. </text:span><text:span text:style-name="T20">[Done]</text:span></text:p>
      <text:p text:style-name="P140"/>
      <text:p text:style-name="P127">------------------</text:p>
      <text:p text:style-name="P68"/>
      <text:p text:style-name="P30"><text:span text:style-name="T35">5</text:span>) <text:a xlink:type="simple" xlink:href="https://app.asana.com/0/1209272406360585/1209290934150744" text:style-name="Internet_20_link" text:visited-style-name="Visited_20_Internet_20_Link">https://app.asana.com/0/1209272406360585/1209290934150744</text:a></text:p>
      <text:p text:style-name="P30"/>
      <text:p text:style-name="P30">[FOOTER] Abstände</text:p>
      <text:p text:style-name="P30"/>
      <text:p text:style-name="P30"><text:span text:style-name="T3">Trans: </text:span><text:span text:style-name="T37">[FOOTER] spacing</text:span></text:p>
      <text:p text:style-name="P30"/>
      <text:p text:style-name="P405">Type: <text:span text:style-name="T35">BUG</text:span></text:p>
      <text:p text:style-name="P30"/>
      <text:p text:style-name="P224"><text:soft-page-break/><text:span text:style-name="T17">Status: </text:span><text:span text:style-name="T38">Done</text:span><text:span text:style-name="T35"> [Developer]</text:span></text:p>
      <text:p text:style-name="P409"/>
      <text:p text:style-name="P128">------------------</text:p>
      <text:p text:style-name="P69"/>
      <text:p text:style-name="P31"><text:span text:style-name="T36">6</text:span>) <text:a xlink:type="simple" xlink:href="https://app.asana.com/0/1209272406360585/1209290934150748" text:style-name="Internet_20_link" text:visited-style-name="Visited_20_Internet_20_Link">https://app.asana.com/0/1209272406360585/1209290934150748</text:a></text:p>
      <text:p text:style-name="P31"/>
      <text:p text:style-name="P31">Silbentrennung stimmt noch nich und Bindestrich fehlt</text:p>
      <text:p text:style-name="P31"/>
      <text:p text:style-name="P31"><text:span text:style-name="T3">Trans: </text:span><text:span text:style-name="T37">Hyphenation is not yet correct and hyphen is missing</text:span></text:p>
      <text:p text:style-name="P31"/>
      <text:p text:style-name="P406">Type: <text:span text:style-name="T35">BUG </text:span><text:span text:style-name="T38">[Design]</text:span></text:p>
      <text:p text:style-name="P31"/>
      <text:p text:style-name="P235"><text:span text:style-name="T17">Status: </text:span><text:span text:style-name="T38">Done</text:span><text:span text:style-name="T35"> </text:span></text:p>
      <text:p text:style-name="P112"/>
      <text:p text:style-name="P129">------------------</text:p>
      <text:p text:style-name="P70"/>
      <text:p text:style-name="P32"><text:span text:style-name="T45">7</text:span>) https://app.asana.com/0/1209272406360585/1209307798879395</text:p>
      <text:p text:style-name="P32"/>
      <text:p text:style-name="P32">Logos lassen sich nicht richtig durchswipen</text:p>
      <text:p text:style-name="P32"/>
      <text:p text:style-name="P32"><text:span text:style-name="T3">Trans: </text:span><text:span text:style-name="T37">Logos cannot be swiped through properly</text:span></text:p>
      <text:p text:style-name="P32"/>
      <text:p text:style-name="P407">Type: <text:span text:style-name="T35">BUG</text:span></text:p>
      <text:p text:style-name="P32"/>
      <text:p text:style-name="P233"><text:span text:style-name="T17">Status: </text:span><text:span text:style-name="T38">Done</text:span></text:p>
      <text:p text:style-name="P130"/>
      <text:p text:style-name="P130">------------------</text:p>
      <text:p text:style-name="P71"/>
      <text:p text:style-name="P33"><text:span text:style-name="T45">8</text:span>) https://app.asana.com/0/1209272406360585/1209292853856926</text:p>
      <text:p text:style-name="P33"/>
      <text:p text:style-name="P33">Abstand links und rechts von TEXT zum Bildschirmrand auf 20px.</text:p>
      <text:p text:style-name="P33">Datum und Kategorie in Roboto Regular</text:p>
      <text:p text:style-name="P33"/>
      <text:p text:style-name="P33"><text:span text:style-name="T3">Trans: </text:span><text:span text:style-name="T37">Distance left and right of TEXT to the edge of the screen to 20px.</text:span></text:p>
      <text:p text:style-name="P51">Date and category in Roboto Regular</text:p>
      <text:p text:style-name="P33"/>
      <text:p text:style-name="P349">Type: <text:span text:style-name="T64">Cr, </text:span><text:span text:style-name="T65">this design was not given anywhere previously</text:span></text:p>
      <text:p text:style-name="P33"/>
      <text:p text:style-name="P239">Status: <text:span text:style-name="T47">Done</text:span> [<text:span text:style-name="T49">2</text:span><text:span text:style-name="T47">hr</text:span>] </text:p>
      <text:p text:style-name="P410"/>
      <text:p text:style-name="P131">------------------</text:p>
      <text:p text:style-name="P72"/>
      <text:p text:style-name="P34"><text:span text:style-name="T45">9</text:span>) https://app.asana.com/0/1209272406360585/1209303612449584</text:p>
      <text:p text:style-name="P34"/>
      <text:p text:style-name="P34">[NETZWERK] Map lädt nicht</text:p>
      <text:p text:style-name="P34"><text:soft-page-break/></text:p>
      <text:p text:style-name="P34"><text:span text:style-name="T3">Trans: </text:span><text:span text:style-name="T37">[NETWORK] Map does not load</text:span></text:p>
      <text:p text:style-name="P34"/>
      <text:p text:style-name="P408">Type: <text:span text:style-name="T50">Bug</text:span></text:p>
      <text:p text:style-name="P34"/>
      <text:p text:style-name="P240">Status: <text:span text:style-name="T47">Done</text:span></text:p>
      <text:p text:style-name="P411"/>
      <text:p text:style-name="P132">------------------</text:p>
      <text:p text:style-name="P73"/>
      <text:p text:style-name="P35"><text:span text:style-name="T45">10</text:span>) https://app.asana.com/0/1209272406360585/1209304126260150</text:p>
      <text:p text:style-name="P35"/>
      <text:p text:style-name="P35">Abstände zwischen den Überschriften vereinheitlichen. </text:p>
      <text:p text:style-name="P35">Genauso bei Tablet und Desktop</text:p>
      <text:p text:style-name="P35"/>
      <text:p text:style-name="P35"><text:span text:style-name="T3">Trans: </text:span><text:span text:style-name="T37">Standardize spacing between headings.</text:span></text:p>
      <text:p text:style-name="P52">The same applies to tablet and desktop</text:p>
      <text:p text:style-name="P35"/>
      <text:p text:style-name="P349">Type: <text:span text:style-name="T64">Cr, </text:span><text:span text:style-name="T65">this design was not given anywhere previously</text:span></text:p>
      <text:p text:style-name="P35"/>
      <text:p text:style-name="P238">Status: <text:span text:style-name="T47">Done</text:span> [<text:span text:style-name="T47">1hr</text:span>] </text:p>
      <text:p text:style-name="P412"/>
      <text:p text:style-name="P412"/>
      <text:p text:style-name="P412"/>
      <text:p text:style-name="P412"/>
      <text:p text:style-name="P412"/>
      <text:p text:style-name="P412"/>
      <text:p text:style-name="P412"/>
      <text:p text:style-name="P133">------------------</text:p>
      <text:p text:style-name="P74"/>
      <text:p text:style-name="P36"><text:span text:style-name="T45">11</text:span>) https://app.asana.com/0/1209272406360585/1209307821553068</text:p>
      <text:p text:style-name="P36"/>
      <text:p text:style-name="P36">Bitte die Kacheln immer zentriert setzen</text:p>
      <text:p text:style-name="P36"/>
      <text:p text:style-name="P36"><text:span text:style-name="T3">Trans: </text:span><text:span text:style-name="T37">Please always place the tiles centered</text:span></text:p>
      <text:p text:style-name="P36"/>
      <text:p text:style-name="P350">Type: <text:span text:style-name="T64">Cr, </text:span><text:span text:style-name="T65">this design was not given anywhere previously</text:span></text:p>
      <text:p text:style-name="P36"/>
      <text:p text:style-name="P237">Status: <text:span text:style-name="T47">Done</text:span> [<text:span text:style-name="T47">1hr</text:span>] </text:p>
      <text:p text:style-name="P413"/>
      <text:p text:style-name="P413"/>
      <text:p text:style-name="P134">------------------</text:p>
      <text:p text:style-name="P75"/>
      <text:p text:style-name="P37"><text:span text:style-name="T45">1</text:span><text:span text:style-name="T46">2</text:span>) https://app.asana.com/0/1209272406360585/1209307821553072</text:p>
      <text:p text:style-name="P37"/>
      <text:p text:style-name="P37">Bitte auf Mobil das Bildformat im Querformat (ca. auf 4:3), nicht quadratisch</text:p>
      <text:p text:style-name="P37"><text:soft-page-break/></text:p>
      <text:p text:style-name="P37"><text:span text:style-name="T3">Trans: </text:span><text:span text:style-name="T37">Please set the image format on mobile to landscape (approx. 4:3), not square</text:span></text:p>
      <text:p text:style-name="P37"/>
      <text:p text:style-name="P344">Type: <text:span text:style-name="T44">CR</text:span></text:p>
      <text:p text:style-name="P37"/>
      <text:p text:style-name="P432">Status: <text:span text:style-name="T48">There is field for uploading different image for desktop and mobile devices, you can upload desired ratio images from there.</text:span></text:p>
      <text:p text:style-name="P241"/>
      <text:p text:style-name="P241"/>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
      <text:p text:style-name="P203">EFFEKTE</text:p>
      <text:p text:style-name="P48">====================</text:p>
      <text:p text:style-name="P48"/>
      <text:p text:style-name="P38"><text:span text:style-name="T51">1</text:span>) https://app.asana.com/0/1209272406360585/1209289821692475</text:p>
      <text:p text:style-name="P38"/>
      <text:p text:style-name="P38">Klickfunktion beibehalten, aber zusätzlich automatisch loopen</text:p>
      <text:p text:style-name="P38">Wechsel zum nächsten Slide alle 3 Sek</text:p>
      <text:p text:style-name="P38">Fade-Effekt für Übergang</text:p>
      <text:p text:style-name="P38">Striche auf gesamte Breite stretchen</text:p>
      <text:p text:style-name="P38"/>
      <text:p text:style-name="P38"><text:span text:style-name="T3">Trans: </text:span><text:span text:style-name="T37">Keep the click function, but also loop automatically</text:span></text:p>
      <text:p text:style-name="P53">Switch to the next slide every 3 seconds</text:p>
      <text:p text:style-name="P53">Fade effect for transition</text:p>
      <text:p text:style-name="P53">Stretch lines to the entire width</text:p>
      <text:p text:style-name="P38"/>
      <text:p text:style-name="P351">Type: <text:span text:style-name="T64">Cr, </text:span><text:span text:style-name="T65">this </text:span><text:span text:style-name="T66">feature</text:span><text:span text:style-name="T65"> was not given anywhere previously</text:span></text:p>
      <text:p text:style-name="P38"/>
      <text:p text:style-name="P242">Status: <text:span text:style-name="T52">Done</text:span><text:span text:style-name="T51"> (</text:span><text:span text:style-name="T53">30min</text:span><text:span text:style-name="T51">)</text:span></text:p>
      <text:p text:style-name="P242"/>
      <text:p text:style-name="P135">------------------</text:p>
      <text:p text:style-name="P242"><text:soft-page-break/></text:p>
      <text:p text:style-name="P39"><text:span text:style-name="T54">2</text:span>) https://app.asana.com/0/1209272406360585/1209289821692490</text:p>
      <text:p text:style-name="P39"/>
      <text:p text:style-name="P39">Beim Herunterscrollen soll die Navigationsleiste weich nach oben sliden. Erst beim Hochscrollen soll Leiste wieder nach unten hineinsliden</text:p>
      <text:p text:style-name="P39"/>
      <text:p text:style-name="P39">Beispiel für den Effekt: https://depoly.fiftyseven.co/ </text:p>
      <text:p text:style-name="P39"/>
      <text:p text:style-name="P39">Gilt auch für TABLET + MOBIL</text:p>
      <text:p text:style-name="P39"/>
      <text:p text:style-name="P39"><text:span text:style-name="T3">Trans: </text:span><text:span text:style-name="T37">When scrolling down, the navigation bar should slide smoothly upwards. Only when scrolling up should the bar slide back down again</text:span></text:p>
      <text:p text:style-name="P54"/>
      <text:p text:style-name="P54">Example of the effect: https://depoly.fiftyseven.co/</text:p>
      <text:p text:style-name="P54"/>
      <text:p text:style-name="P54">Also applies to TABLET + MOBILE</text:p>
      <text:p text:style-name="P39"/>
      <text:p text:style-name="P351">Type: <text:span text:style-name="T64">Cr, </text:span><text:span text:style-name="T65">this </text:span><text:span text:style-name="T66">feature</text:span><text:span text:style-name="T65"> was not given anywhere previously</text:span></text:p>
      <text:p text:style-name="P39"/>
      <text:p text:style-name="P243">Status: <text:span text:style-name="T52">Done</text:span><text:span text:style-name="T51"> (</text:span><text:span text:style-name="T55">1hr</text:span><text:span text:style-name="T51">)</text:span></text:p>
      <text:p text:style-name="P243"/>
      <text:p text:style-name="P243"/>
      <text:p text:style-name="P243"/>
      <text:p text:style-name="P243"/>
      <text:p text:style-name="P243"/>
      <text:p text:style-name="P243"/>
      <text:p text:style-name="P243"/>
      <text:p text:style-name="P136">------------------</text:p>
      <text:p text:style-name="P244"/>
      <text:p text:style-name="P40"><text:span text:style-name="T56">3</text:span>) https://app.asana.com/0/1209272406360585/1209303198481469</text:p>
      <text:p text:style-name="P40"/>
      <text:p text:style-name="P40">Ich habe den Parallax-Effekte für die Videos hier veranschaulicht:</text:p>
      <text:p text:style-name="P40">https://wordpress.vonuebermorgen.com/terrastest/ </text:p>
      <text:p text:style-name="P40"/>
      <text:p text:style-name="P40"><text:span text:style-name="T3">Trans: </text:span><text:span text:style-name="T37">I have illustrated the parallax effect for the videos here:</text:span></text:p>
      <text:p text:style-name="P55">https://wordpress.vonuebermorgen.com/terrastest/</text:p>
      <text:p text:style-name="P40"/>
      <text:p text:style-name="P351">Type: <text:span text:style-name="T64">Cr, </text:span><text:span text:style-name="T65">this </text:span><text:span text:style-name="T66">feature</text:span><text:span text:style-name="T65"> was not given anywhere previously</text:span></text:p>
      <text:p text:style-name="P40"/>
      <text:p text:style-name="P244">Status: <text:span text:style-name="T57">Done</text:span><text:span text:style-name="T51"> (</text:span><text:span text:style-name="T57">3hr</text:span><text:span text:style-name="T51">)</text:span></text:p>
      <text:p text:style-name="P244"/>
      <text:p text:style-name="P244"/>
      <text:p text:style-name="P137">------------------</text:p>
      <text:p text:style-name="P245"/>
      <text:p text:style-name="P41"><text:span text:style-name="T58">4</text:span>) https://app.asana.com/0/1209272406360585/1209290933107521</text:p>
      <text:p text:style-name="P41"><text:soft-page-break/></text:p>
      <text:p text:style-name="P41">Bitte automatisch durchloopen (Wechsel alle 3sek)</text:p>
      <text:p text:style-name="P41"/>
      <text:p text:style-name="P41">Bitte bei Hover das Logo noch leicht vergrößern, mit weicher transition (0.3sek): </text:p>
      <text:p text:style-name="P41">transform: scale(1.2)</text:p>
      <text:p text:style-name="P41"/>
      <text:p text:style-name="P41">Ist die Funktion schon vorhanden, dass das Logo verlinkt werden kann?</text:p>
      <text:p text:style-name="P41"/>
      <text:p text:style-name="P41"><text:span text:style-name="T3">Trans: </text:span><text:span text:style-name="T37">Please loop through automatically (change every 3 seconds)</text:span></text:p>
      <text:p text:style-name="P56"/>
      <text:p text:style-name="P56">Please enlarge the logo slightly when hovering, with a soft transition (0.3 seconds):</text:p>
      <text:p text:style-name="P56">transform: scale(1.2)</text:p>
      <text:p text:style-name="P56"/>
      <text:p text:style-name="P56">Is the function already available so that the logo can be linked?</text:p>
      <text:p text:style-name="P41"/>
      <text:p text:style-name="P351">Type: <text:span text:style-name="T64">Cr, </text:span><text:span text:style-name="T65">this </text:span><text:span text:style-name="T66">feature</text:span><text:span text:style-name="T65"> was not given anywhere previously</text:span></text:p>
      <text:p text:style-name="P41"/>
      <text:p text:style-name="P245">Status: <text:span text:style-name="T59">Done</text:span><text:span text:style-name="T51"> (</text:span><text:span text:style-name="T60">1hr</text:span><text:span text:style-name="T51">)</text:span></text:p>
      <text:p text:style-name="P245"/>
      <text:p text:style-name="P245"/>
      <text:p text:style-name="P245"/>
      <text:p text:style-name="P245"/>
      <text:p text:style-name="P245"/>
      <text:p text:style-name="P245"/>
      <text:p text:style-name="P245"/>
      <text:p text:style-name="P245"/>
      <text:p text:style-name="P245"/>
      <text:p text:style-name="P138">------------------</text:p>
      <text:p text:style-name="P246"/>
      <text:p text:style-name="P42"><text:span text:style-name="T61">5</text:span>) https://app.asana.com/0/1209272406360585/1209290933107537</text:p>
      <text:p text:style-name="P42"/>
      <text:p text:style-name="P42">Bitte bei Hover über die Icons background-color: #FF211A;</text:p>
      <text:p text:style-name="P42"/>
      <text:p text:style-name="P42"><text:span text:style-name="T3">Trans: </text:span><text:span text:style-name="T37">Please hover over the icons background-color: #FF211A;</text:span></text:p>
      <text:p text:style-name="P42"/>
      <text:p text:style-name="P345">Type: <text:span text:style-name="T44">CR</text:span></text:p>
      <text:p text:style-name="P42"/>
      <text:p text:style-name="P248">Status: <text:span text:style-name="T59">Done</text:span><text:span text:style-name="T51"> (</text:span><text:span text:style-name="T70">2</text:span><text:span text:style-name="T60">hr</text:span><text:span text:style-name="T70">s</text:span><text:span text:style-name="T51">)</text:span></text:p>
      <text:p text:style-name="P246"/>
      <text:p text:style-name="P246"/>
      <text:p text:style-name="P139">------------------</text:p>
      <text:p text:style-name="P247"/>
      <text:p text:style-name="P43"><text:span text:style-name="T62">6</text:span>) https://app.asana.com/0/1209272406360585/1209290933107525</text:p>
      <text:p text:style-name="P43"/>
      <text:p text:style-name="P43">Bitte den folgenden Hovereffekt für alle Buttons hinzufügen:</text:p>
      <text:p text:style-name="P43"><text:soft-page-break/>(Beispielseite folgt)</text:p>
      <text:p text:style-name="P43"/>
      <text:p text:style-name="P43"><text:span text:style-name="T3">Trans: </text:span><text:span text:style-name="T37">Please add the following hover effect for all buttons:</text:span></text:p>
      <text:p text:style-name="P57">(Example page follows)</text:p>
      <text:p text:style-name="P43"/>
      <text:p text:style-name="P346">Type: <text:span text:style-name="T44">CR</text:span></text:p>
      <text:p text:style-name="P43"/>
      <text:p text:style-name="P249">Status: <text:span text:style-name="T59">Done</text:span><text:span text:style-name="T51"> (</text:span><text:span text:style-name="T73">3</text:span><text:span text:style-name="T60">hr</text:span><text:span text:style-name="T70">s </text:span><text:span text:style-name="T73">[right direction arrow button </text:span><text:span text:style-name="T74">animation</text:span><text:span text:style-name="T73">]</text:span><text:span text:style-name="T51">)</text:span></text:p>
      <text:p text:style-name="P249"/>
      <text:p text:style-name="P249"/>
      <text:p text:style-name="P249"/>
      <text:p text:style-name="P249"/>
      <text:p text:style-name="P249"/>
      <text:p text:style-name="P249"/>
      <text:p text:style-name="P249"/>
      <text:p text:style-name="P249"/>
      <text:p text:style-name="P463">New Points</text:p>
      <text:p text:style-name="P249"/>
      <text:p text:style-name="P435"><text:a xlink:type="simple" xlink:href="https://app.asana.com/0/1209272406360585/1209272514750426" text:style-name="Internet_20_link" text:visited-style-name="Visited_20_Internet_20_Link">https://app.asana.com/0/1209272406360585/1209272514750426</text:a></text:p>
      <text:p text:style-name="P435"/>
      <text:p text:style-name="P435">Desktop</text:p>
      <text:p text:style-name="P435"/>
      <text:p text:style-name="P173">1) <text:a xlink:type="simple" xlink:href="https://app.asana.com/0/1209272406360585/1209408084828002" text:style-name="Internet_20_link" text:visited-style-name="Visited_20_Internet_20_Link">https://app.asana.com/0/1209272406360585/1209408084828002</text:a></text:p>
      <text:p text:style-name="P173"/>
      <text:p text:style-name="P173">Könnt ihr bitte einmal checken, woran es liegt, dass die media queries nicht automatisch greifen, wenn ich das Browserfenster größer und kleiner ziehe. Erst nach Reload der Seite wird sie wieder richtig dargestellt.</text:p>
      <text:p text:style-name="P173">Schaut mal in der Bildschirmaufnahme</text:p>
      <text:p text:style-name="P173"/>
      <text:p text:style-name="P185">TRANS: Can you please check why the media queries are not automatically applied when I make the browser window bigger and smaller. Only after reloading the page is it displayed correctly again.</text:p>
      <text:p text:style-name="P185">Take a look at the screen recording</text:p>
      <text:p text:style-name="P185"/>
      <text:p text:style-name="P422">Type: bug</text:p>
      <text:p text:style-name="P422"/>
      <text:p text:style-name="P433">Status: as internal java scripts are running, which will not effect on browser resizing</text:p>
      <text:p text:style-name="P433"/>
      <text:p text:style-name="P433"/>
      <text:p text:style-name="P174"><text:span text:style-name="T75">2</text:span>) https://app.asana.com/0/1209272406360585/1209408084828004</text:p>
      <text:p text:style-name="P174"><text:soft-page-break/></text:p>
      <text:p text:style-name="P174">Könnt ihr bitte den Kacheln etwas Abstand zur vorherigen/nächsten Kachel geben, dass sie beim durchklicken nicht direkt "aneinander kleben".</text:p>
      <text:p text:style-name="P174">Auf Tablet ist der Abstand zwischen den Kacheln bereits da. </text:p>
      <text:p text:style-name="P174"/>
      <text:p text:style-name="P186">TRANS: Can you please give the tiles some space between the previous/next tile so that they don't "stick" to each other when you click through them.</text:p>
      <text:p text:style-name="P186">On tablets, the space between the tiles is already there.</text:p>
      <text:p text:style-name="P186"/>
      <text:p text:style-name="P353">Type: <text:span text:style-name="T44">CR</text:span></text:p>
      <text:p text:style-name="P423"/>
      <text:p text:style-name="P250">Status: <text:span text:style-name="T75">Done[30min]</text:span></text:p>
      <text:p text:style-name="P250"/>
      <text:p text:style-name="P250"/>
      <text:p text:style-name="P250"/>
      <text:p text:style-name="P250"/>
      <text:p text:style-name="P250"/>
      <text:p text:style-name="P436">Mobil</text:p>
      <text:p text:style-name="P436"/>
      <text:p text:style-name="P179"><text:span text:style-name="T80">1</text:span>) https://app.asana.com/0/1209272406360585/1209395762772159</text:p>
      <text:p text:style-name="P179"/>
      <text:p text:style-name="P179"><text:line-break/>Das sind kleinere Details, aber dennoch wichtig. </text:p>
      <text:p text:style-name="P179">Könnt ihr das bitte nochmal checken: <text:s/></text:p>
      <text:p text:style-name="P179"/>
      <text:p text:style-name="P191">TRANS: These are minor details, but still important.</text:p>
      <text:p text:style-name="P191">Can you please check this again:</text:p>
      <text:p text:style-name="P191"/>
      <text:p text:style-name="P358">Type: <text:span text:style-name="T44">CR</text:span></text:p>
      <text:p text:style-name="P358"/>
      <text:p text:style-name="P254">Status: <text:span text:style-name="T81">done [</text:span><text:span text:style-name="T82">30min</text:span><text:span text:style-name="T81">]</text:span></text:p>
      <text:p text:style-name="P428"/>
      <text:p text:style-name="P434"/>
      <text:p text:style-name="P436"/>
      <text:p text:style-name="P436"/>
      <text:p text:style-name="P175"><text:span text:style-name="T76">2</text:span>) https://app.asana.com/0/1209272406360585/1209408084828008</text:p>
      <text:p text:style-name="P175"/>
      <text:p text:style-name="P175">Bitte genau wie auf Tablet/Desktop die Kacheln zum Druckklicken (also Mobil links und rechts die Kacheln aus dem Anschnitt entfernen)</text:p>
      <text:p text:style-name="P175"/>
      <text:p text:style-name="P175">(war im Layout anders dargestellt, jetzt beim Testen aufgefallen, dass es besser nur zum Durchklicken ist)</text:p>
      <text:p text:style-name="P175"/>
      <text:p text:style-name="P187"><text:soft-page-break/>TRANS: Please click on the tiles to print just like on tablet/desktop (i.e. remove the tiles on the left and right from the cut on mobile)</text:p>
      <text:p text:style-name="P187"/>
      <text:p text:style-name="P187">(it was shown differently in the layout, but when testing it I noticed that it's better to just click through)</text:p>
      <text:p text:style-name="P187"/>
      <text:p text:style-name="P354">Type: <text:span text:style-name="T44">CR</text:span></text:p>
      <text:p text:style-name="P424"/>
      <text:p text:style-name="P251">Status: <text:span text:style-name="T75">Done[30min]</text:span></text:p>
      <text:p text:style-name="P251"/>
      <text:p text:style-name="P251"/>
      <text:p text:style-name="P251"/>
      <text:p text:style-name="P437">Effekte</text:p>
      <text:p text:style-name="P437"/>
      <text:p text:style-name="P176"><text:span text:style-name="T77">1</text:span>) https://app.asana.com/0/1209272406360585/1209290933107525</text:p>
      <text:p text:style-name="P176"/>
      <text:p text:style-name="P176">Sehr cool, sieht gut aus. Danke euch! ☺️</text:p>
      <text:p text:style-name="P176">Könnt ihr den Effekt auch bei den Navigationspfeilen hinzufügen oder würde sich die Animation dann bei jedem Weiterklicken wiederholen? </text:p>
      <text:p text:style-name="P176"/>
      <text:p text:style-name="P188">TRANS: Very cool, looks good. Thank you! ☺️</text:p>
      <text:p text:style-name="P188">Can you add the effect to the navigation arrows as well or would the animation repeat every time you click?</text:p>
      <text:p text:style-name="P188"/>
      <text:p text:style-name="P188">(it was shown differently in the layout, but when testing it I noticed that it's better to just click through)</text:p>
      <text:p text:style-name="P188"/>
      <text:p text:style-name="P355">Type: <text:span text:style-name="T44">CR</text:span></text:p>
      <text:p text:style-name="P425"/>
      <text:p text:style-name="P252">Status: <text:span text:style-name="T75">Done[</text:span><text:span text:style-name="T77">1hr</text:span><text:span text:style-name="T75">]</text:span></text:p>
      <text:p text:style-name="P251"/>
      <text:p text:style-name="P177"/>
      <text:p text:style-name="P177"><text:span text:style-name="T78">2</text:span>) https://app.asana.com/0/1209272406360585/1209395762772149</text:p>
      <text:p text:style-name="P177"/>
      <text:p text:style-name="P177">Könnt ihr das Ein- und Aussliden für das Offcanvas Menü so übernehmen wie von dieser Seite: </text:p>
      <text:p text:style-name="P177">https://www.aescape.com/ </text:p>
      <text:p text:style-name="P177"/>
      <text:p text:style-name="P177">Auch gerne die Menüpunkte so smooth nach unten sliden </text:p>
      <text:p text:style-name="P177"/>
      <text:p text:style-name="P189">TRANS: Can you use the sliding in and out for the offcanvas menu like on this page:</text:p>
      <text:p text:style-name="P189">https://www.aescape.com/</text:p>
      <text:p text:style-name="P189"/>
      <text:p text:style-name="P189"><text:soft-page-break/>You can also slide the menu items down smoothly</text:p>
      <text:p text:style-name="P189"/>
      <text:p text:style-name="P356">Type: <text:span text:style-name="T44">CR</text:span></text:p>
      <text:p text:style-name="P426"/>
      <text:p text:style-name="P253">Status: <text:span text:style-name="T75">Done[</text:span><text:span text:style-name="T77">1hr</text:span><text:span text:style-name="T75">].</text:span></text:p>
      <text:p text:style-name="P253"/>
      <text:p text:style-name="P253"/>
      <text:p text:style-name="P178"><text:span text:style-name="T79">3</text:span>) https://app.asana.com/0/1209272406360585/1209395762772151</text:p>
      <text:p text:style-name="P178"/>
      <text:p text:style-name="P178">Könntet ihr bitte das Menü-Icon bei Hover komplett rot machen? </text:p>
      <text:p text:style-name="P178">Habe es euch nochmal angehangen in default und hover</text:p>
      <text:p text:style-name="P178"/>
      <text:p text:style-name="P178">Auch gerne die Menüpunkte so smooth nach unten sliden </text:p>
      <text:p text:style-name="P178"/>
      <text:p text:style-name="P190">TRANS: Could you please make the menu icon completely red when hovering?</text:p>
      <text:p text:style-name="P190">I have attached it again in default and hover</text:p>
      <text:p text:style-name="P190"/>
      <text:p text:style-name="P357">Type: <text:span text:style-name="T44">CR</text:span></text:p>
      <text:p text:style-name="P427"/>
      <text:p text:style-name="P255">Status: <text:span text:style-name="T75">Done[</text:span><text:span text:style-name="T77">1hr</text:span><text:span text:style-name="T75">]</text:span></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text:soft-page-break/></text:p>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255"/>
      <text:p text:style-name="P393"/>
      <text:p text:style-name="P394">New Points dated 21.02.2025</text:p>
      <text:p text:style-name="P255"/>
      <text:p text:style-name="P197">Fragen zum Backend</text:p>
      <text:p text:style-name="P141"/>
      <text:p text:style-name="P143">1) <text:a xlink:type="simple" xlink:href="https://app.asana.com/0/1209272406360585/1209463016914445" text:style-name="Internet_20_link" text:visited-style-name="Visited_20_Internet_20_Link">https://app.asana.com/0/1209272406360585/1209463016914445</text:a></text:p>
      <text:p text:style-name="P143"/>
      <text:p text:style-name="P143">Ist es möglich, dass wir auf jeder Seite das Footerbild individuell einstellen können? <text:s/></text:p>
      <text:p text:style-name="P143"/>
      <text:p text:style-name="P192">Trans:</text:p>
      <text:p text:style-name="P180">Is it possible for us to set the footer image individually on each page?</text:p>
      <text:p text:style-name="P143"/>
      <text:p text:style-name="P259">Status: <text:span text:style-name="T83">yes it is possible, you can insert content in "Footer Inhalt" on the particular page, so it will replace the parent footer content.</text:span></text:p>
      <text:p text:style-name="P259"/>
      <text:p text:style-name="P147"><text:span text:style-name="T88">2</text:span>) https://app.asana.com/0/1209272406360585/1209453856746745</text:p>
      <text:p text:style-name="P147"/>
      <text:p text:style-name="P148">Wir sind schon fleißig am Inhalte einpflegen. </text:p>
      <text:p text:style-name="Text_20_body">Auf der Startseite finden wir nur gerade den Bereich nicht, wo wir den Inhalt neben der Map bearbeiten können. Könnt ihr uns sagen, wo sich der versteckt?</text:p>
      <text:p text:style-name="P147"><text:s text:c="2"/></text:p>
      <text:p text:style-name="P147"/>
      <text:p text:style-name="P196">Trans:</text:p>
      <text:p text:style-name="P184">We are already busy adding content.</text:p>
      <text:p text:style-name="P184">On the homepage we just can't find the area where we can edit the content next to the map. Can you tell us where it is hidden?</text:p>
      <text:p text:style-name="P147"/>
      <text:p text:style-name="P260">Status: The map content is coming from "Storage" sys folder, PID:13</text:p>
      <text:p text:style-name="P259"/>
      <text:p text:style-name="P414"><text:soft-page-break/></text:p>
      <text:p text:style-name="P414"/>
      <text:p text:style-name="P171">=================</text:p>
      <text:p text:style-name="P419"/>
      <text:p text:style-name="P419"/>
      <text:p text:style-name="P198">[NEW] Breakout Font</text:p>
      <text:p text:style-name="P142"/>
      <text:p text:style-name="P144">1) https://app.asana.com/0/1209272406360585/1209463016914434</text:p>
      <text:p text:style-name="P144"/>
      <text:p text:style-name="P144">Der Kunde hat ein neues Element angefordert, um kurze Keyphrases groß auf der Seite darzustellen: </text:p>
      <text:p text:style-name="P144">https://xd.adobe.com/view/ec642708-bc8a-47a8-ab96-973935f4bca8-b937/</text:p>
      <text:p text:style-name="P144"/>
      <text:p text:style-name="P144">Wir brauchen das Element bitte mit folgenden Auswahlmöglichkeiten:</text:p>
      <text:p text:style-name="P144">font-color: light oder dark </text:p>
      <text:p text:style-name="P144">background: roter o. heller Verlauf (siehe Anhang)</text:p>
      <text:p text:style-name="P144">Checkbox: logo-mask </text:p>
      <text:p text:style-name="P144"/>
      <text:p text:style-name="P144">Desktop: </text:p>
      <text:p text:style-name="P144">font-size: 120px, line-height: 150px;</text:p>
      <text:p text:style-name="P144">Box padding: 50px;</text:p>
      <text:p text:style-name="P144"/>
      <text:p text:style-name="P144">Tablet: </text:p>
      <text:p text:style-name="P144">font-size: 90px, line-height: 110px;</text:p>
      <text:p text:style-name="P144">Box padding: 50px;</text:p>
      <text:p text:style-name="P144"/>
      <text:p text:style-name="P144">Mobil: </text:p>
      <text:p text:style-name="P144">font-size: 65px, line-height: 75px;</text:p>
      <text:p text:style-name="P144">Box padding: 50px 20px; <text:s/></text:p>
      <text:p text:style-name="P144"/>
      <text:p text:style-name="P193">Trans:</text:p>
      <text:p text:style-name="P181">The customer has requested a new element to display short key phrases large on the page:</text:p>
      <text:p text:style-name="P181">https://xd.adobe.com/view/ec642708-bc8a-47a8-ab96-973935f4bca8-b937/</text:p>
      <text:p text:style-name="P181"/>
      <text:p text:style-name="P181">We need the element with the following options:</text:p>
      <text:p text:style-name="P181">font-color: light or dark</text:p>
      <text:p text:style-name="P181">background: red or light gradient (see attachment)</text:p>
      <text:p text:style-name="P181">Checkbox: logo-mask</text:p>
      <text:p text:style-name="P181"/>
      <text:p text:style-name="P181">Desktop:</text:p>
      <text:p text:style-name="P181">font-size: 120px, line-height: 150px;</text:p>
      <text:p text:style-name="P181">Box padding: 50px;</text:p>
      <text:p text:style-name="P181"/>
      <text:p text:style-name="P181">Tablet:</text:p>
      <text:p text:style-name="P181"><text:soft-page-break/>font-size: 90px, line-height: 110px;</text:p>
      <text:p text:style-name="P181">Box padding: 50px;</text:p>
      <text:p text:style-name="P181"/>
      <text:p text:style-name="P181">Mobile:</text:p>
      <text:p text:style-name="P181">font-size: 65px, line-height: 75px;</text:p>
      <text:p text:style-name="P181">Box padding: 50px 20px;</text:p>
      <text:p text:style-name="P144"/>
      <text:p text:style-name="P359">Type: CR</text:p>
      <text:p text:style-name="P144"/>
      <text:p text:style-name="P258">Status: <text:span text:style-name="T87">Done, new content element</text:span></text:p>
      <text:p text:style-name="P289">Time: 3hrs</text:p>
      <text:p text:style-name="P415"/>
      <text:p text:style-name="P415"/>
      <text:p text:style-name="P199">Desktop</text:p>
      <text:p text:style-name="P415"/>
      <text:p text:style-name="P145">1) https://app.asana.com/0/1209272406360585/1209454426755841</text:p>
      <text:p text:style-name="P145"/>
      <text:p text:style-name="P145">Die Kacheln müssten wir bitte auf Unterseiten verlinken können</text:p>
      <text:p text:style-name="P145"/>
      <text:p text:style-name="P194">Trans:</text:p>
      <text:p text:style-name="P182">We would need to be able to link the tiles to subpages</text:p>
      <text:p text:style-name="P145"/>
      <text:p text:style-name="P360">Type: CR</text:p>
      <text:p text:style-name="P256">Status: <text:span text:style-name="T84">We have placed links on the tiles, in backend it is set to the teaser images</text:span></text:p>
      <text:p text:style-name="P287">time: 1hr</text:p>
      <text:p text:style-name="P414"/>
      <text:p text:style-name="P414"/>
      <text:p text:style-name="P146"><text:span text:style-name="T85">2</text:span>) https://app.asana.com/0/1209272406360585/1209454916732535</text:p>
      <text:p text:style-name="P146"/>
      <text:p text:style-name="P146">Könnt ihr bitte einmal checken, warum die Logos innerhalb der Map auf dem weißen Hintergrund vertikal nicht mittig sitzen. Vermute es liegt an der festen Höhe. </text:p>
      <text:p text:style-name="P146">(Wir haben leider nicht alle Logos als SVG vorliegen. Haben aber alle mittig als PNG rausspeichert.)</text:p>
      <text:p text:style-name="P146"/>
      <text:p text:style-name="P195">Trans:</text:p>
      <text:p text:style-name="P183">Can you please check why the logos are not vertically centered on the white background within the map? I suspect it's because of the fixed height.</text:p>
      <text:p text:style-name="P183">(Unfortunately we don't have all the logos as SVG. But we have saved them all in the middle as PNG.)</text:p>
      <text:p text:style-name="P146"/>
      <text:p text:style-name="P361">Type: <text:span text:style-name="T86">CR</text:span></text:p>
      <text:p text:style-name="P361"/>
      <text:p text:style-name="P257">Status: <text:span text:style-name="T86">Done, previously we used edge to edge images with padding, but we are seeing that the used images having and also in future may be have blank transparent areas around it, so we have did this now in different way.</text:span></text:p>
      <text:p text:style-name="P288"><text:soft-page-break/>time: 1hr</text:p>
      <text:p text:style-name="P288"/>
      <text:p text:style-name="P172">3) <text:a xlink:type="simple" xlink:href="https://app.asana.com/0/1209272406360585/1209454916732529" text:style-name="Internet_20_link" text:visited-style-name="Visited_20_Internet_20_Link">https://app.asana.com/0/1209272406360585/1209454916732529</text:a></text:p>
      <text:p text:style-name="P172"/>
      <text:p text:style-name="P172">Bitte bei den Bildern</text:p>
      <text:p text:style-name="P172"><text:s/>border-bottom-left-radius: 0 <text:s/>und border-bottom-right-radius: 0</text:p>
      <text:p text:style-name="P172"/>
      <text:p text:style-name="P172">Außerdem bitte den weißen Hintergrund des Logos verschwommen mit:</text:p>
      <text:p text:style-name="P172">backdrop-filter: blur(20px);</text:p>
      <text:p text:style-name="P172"/>
      <text:p text:style-name="P172">Trans:</text:p>
      <text:p text:style-name="P172"/>
      <text:p text:style-name="P172">Please use</text:p>
      <text:p text:style-name="P172">border-bottom-left-radius: 0 and border-bottom-right-radius: 0 for the images</text:p>
      <text:p text:style-name="P172"/>
      <text:p text:style-name="P172">Also please blur the white background of the logo with:</text:p>
      <text:p text:style-name="P172">backdrop-filter: blur(20px);</text:p>
      <text:p text:style-name="P172"/>
      <text:p text:style-name="P362">Type: <text:span text:style-name="T86">CR and bug</text:span></text:p>
      <text:p text:style-name="P362"/>
      <text:p text:style-name="P288">Status: done, small change</text:p>
      <text:p text:style-name="P288"/>
      <text:p text:style-name="P288"/>
      <text:p text:style-name="P395">New Points dated 2<text:span text:style-name="T89">5</text:span>.02.2025</text:p>
      <text:p text:style-name="P395"/>
      <text:p text:style-name="P149"><text:span text:style-name="T89">1</text:span>) https://app.asana.com/0/1209272406360585/1209453856746745</text:p>
      <text:p text:style-name="P149"/>
      <text:p text:style-name="P76">Type: <text:span text:style-name="T89">BUG</text:span></text:p>
      <text:p text:style-name="P363"/>
      <text:p text:style-name="P261">Status: <text:span text:style-name="T90">done</text:span></text:p>
      <text:p text:style-name="P416"/>
      <text:p text:style-name="P149"><text:span text:style-name="T89">2</text:span>) https://app.asana.com/0/1209272406360585/1209496603101024</text:p>
      <text:p text:style-name="P149"/>
      <text:p text:style-name="P363">Type: <text:span text:style-name="T90">cr</text:span></text:p>
      <text:p text:style-name="P363"/>
      <text:p text:style-name="P261">Status: <text:span text:style-name="T90">done, small change</text:span></text:p>
      <text:p text:style-name="P414"/>
      <text:p text:style-name="P414"/>
      <text:p text:style-name="P396"/>
      <text:p text:style-name="P396"/>
      <text:p text:style-name="P396"/>
      <text:p text:style-name="P396"/>
      <text:p text:style-name="P396"/>
      <text:p text:style-name="P396"/>
      <text:p text:style-name="P396"><text:soft-page-break/></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New Points dated 2<text:span text:style-name="T91">7</text:span>.02.2025</text:p>
      <text:p text:style-name="P396"/>
      <text:p text:style-name="P150"><text:span text:style-name="T89">1</text:span>) https://app.asana.com/0/1209272406360585/1209509232906103</text:p>
      <text:p text:style-name="P150"/>
      <text:p text:style-name="P364">Type: <text:span text:style-name="T93">CR</text:span></text:p>
      <text:p text:style-name="P364"/>
      <text:p text:style-name="P262">Status: <text:span text:style-name="T91">We have not made this for default content previously but now we have implemented the same as per your inserted content, you can choos</text:span><text:span text:style-name="T92">e</text:span><text:span text:style-name="T91"> bg image and font color as per your requirement.</text:span></text:p>
      <text:p text:style-name="P262"/>
      <text:p text:style-name="P290">Time: 1hr</text:p>
      <text:p text:style-name="P290"/>
      <text:p text:style-name="P290"/>
      <text:p text:style-name="P151"><text:span text:style-name="T93">2</text:span>) https://app.asana.com/0/1209272406360585/1209509498568321</text:p>
      <text:p text:style-name="P151"/>
      <text:p text:style-name="P365">Type: <text:span text:style-name="T93">CR</text:span></text:p>
      <text:p text:style-name="P365"/>
      <text:p text:style-name="P263">Status: <text:span text:style-name="T93">Done</text:span></text:p>
      <text:p text:style-name="P263"/>
      <text:p text:style-name="P291">Time: <text:span text:style-name="T93">Smal change</text:span></text:p>
      <text:p text:style-name="P417"/>
      <text:p text:style-name="P417"/>
      <text:p text:style-name="P152"><text:span text:style-name="T94">3</text:span>) https://app.asana.com/0/1209272406360585/1209496609343123</text:p>
      <text:p text:style-name="P152"/>
      <text:p text:style-name="P420">Type: <text:span text:style-name="T94">BUG</text:span></text:p>
      <text:p text:style-name="P366"/>
      <text:p text:style-name="P264">Status: <text:span text:style-name="T93">Done, </text:span><text:span text:style-name="T94">we have made the image compress quality to 100%.</text:span></text:p>
      <text:p text:style-name="P264"/>
      <text:p text:style-name="P264"><text:soft-page-break/></text:p>
      <text:p text:style-name="P153"><text:span text:style-name="T95">4</text:span>) <text:span text:style-name="T19">https://app.asana.com/0/1209272406360585/1209509469964955</text:span></text:p>
      <text:p text:style-name="P153"/>
      <text:p text:style-name="P421">Type: <text:span text:style-name="T94">BUG</text:span></text:p>
      <text:p text:style-name="P367"/>
      <text:p text:style-name="P265">Status: <text:span text:style-name="T95">Done</text:span></text:p>
      <text:p text:style-name="P265"/>
      <text:p text:style-name="P154"><text:span text:style-name="T96">5</text:span>) <text:span text:style-name="T19">https://app.asana.com/0/1209272406360585/1209463016914434</text:span></text:p>
      <text:p text:style-name="P154"/>
      <text:p text:style-name="P368">Type: <text:span text:style-name="T93">CR</text:span></text:p>
      <text:p text:style-name="P368"/>
      <text:p text:style-name="P266">Status: <text:span text:style-name="T95">Done, </text:span><text:span text:style-name="T96">added new animation</text:span></text:p>
      <text:p text:style-name="P266"/>
      <text:p text:style-name="P295">Time: 3hrs <text:span text:style-name="T97">[previously given 3hrs for this point]</text:span></text:p>
      <text:p text:style-name="P265"/>
      <text:p text:style-name="P294"/>
      <text:p text:style-name="P264"/>
      <text:p text:style-name="P264"/>
      <text:p text:style-name="P155"><text:span text:style-name="T98">6</text:span>) <text:span text:style-name="T19">https://app.asana.com/0/1209272406360585/1209522577171145</text:span></text:p>
      <text:p text:style-name="P155"/>
      <text:p text:style-name="P369">Type: <text:span text:style-name="T93">CR</text:span></text:p>
      <text:p text:style-name="P369"/>
      <text:p text:style-name="P267">Status: <text:span text:style-name="T95">Done</text:span></text:p>
      <text:p text:style-name="P267"/>
      <text:p text:style-name="P296">Time: <text:span text:style-name="T98">30min</text:span></text:p>
      <text:p text:style-name="P296"/>
      <text:p text:style-name="P296"/>
      <text:p text:style-name="P296"/>
      <text:p text:style-name="P155"><text:span text:style-name="T98">7</text:span>) <text:span text:style-name="T19">https://app.asana.com/0/1209272406360585/1209522577171152</text:span></text:p>
      <text:p text:style-name="P155"/>
      <text:p text:style-name="P369">Type: <text:span text:style-name="T93">CR</text:span></text:p>
      <text:p text:style-name="P369"/>
      <text:p text:style-name="P267">Status: <text:span text:style-name="T95">Done</text:span></text:p>
      <text:p text:style-name="P267"/>
      <text:p text:style-name="P296">Time: <text:span text:style-name="T98">30min</text:span></text:p>
      <text:p text:style-name="P296"/>
      <text:p text:style-name="P296"/>
      <text:p text:style-name="P296"/>
      <text:p text:style-name="P155"><text:span text:style-name="T98">8</text:span>) <text:span text:style-name="T19">https://app.asana.com/0/1209272406360585/1209522577171158</text:span></text:p>
      <text:p text:style-name="P155"/>
      <text:p text:style-name="P369">Type: <text:span text:style-name="T93">CR</text:span></text:p>
      <text:p text:style-name="P369"/>
      <text:p text:style-name="P267">Status: <text:span text:style-name="T95">Done, Please select "Basic Listing" from RTE "Styles" dropdown</text:span></text:p>
      <text:p text:style-name="P267"/>
      <text:p text:style-name="P296">Time: <text:span text:style-name="T98">1hr</text:span></text:p>
      <text:p text:style-name="P296"><text:soft-page-break/></text:p>
      <text:p text:style-name="P156"><text:span text:style-name="T99">9</text:span>) <text:span text:style-name="T19">https://app.asana.com/0/1209272406360585/1209522577171164</text:span></text:p>
      <text:p text:style-name="P156"/>
      <text:p text:style-name="P77">Type: <text:span text:style-name="T99">BUG</text:span></text:p>
      <text:p text:style-name="P370"/>
      <text:p text:style-name="P268">Status: <text:span text:style-name="T99">Done</text:span></text:p>
      <text:p text:style-name="P268"/>
      <text:p text:style-name="P268"/>
      <text:p text:style-name="P268"/>
      <text:p text:style-name="P268"/>
      <text:p text:style-name="P268"/>
      <text:p text:style-name="P268"/>
      <text:p text:style-name="P268"/>
      <text:p text:style-name="P268"/>
      <text:p text:style-name="P268"/>
      <text:p text:style-name="P268"/>
      <text:p text:style-name="P397">New Points dated 2<text:span text:style-name="T100">8</text:span>.02.2025</text:p>
      <text:p text:style-name="P157"><text:span text:style-name="T89">1</text:span>) https://app.asana.com/0/1209272406360585/1209534009250386</text:p>
      <text:p text:style-name="P157"/>
      <text:p text:style-name="P371">Type: <text:span text:style-name="T93">CR</text:span></text:p>
      <text:p text:style-name="P371"/>
      <text:p text:style-name="P371">Könnt ihr bitte die Lightbox (!) überarbeiten, dass sie so aussieht wie hier:</text:p>
      <text:p text:style-name="P371">https://wordpress.vonuebermorgen.com/terrastest/ (erstes Video könnt ihr anklicken) </text:p>
      <text:p text:style-name="P371"/>
      <text:p text:style-name="P371">Für das rote x- könnt ihr das aus dem offCanvas Menü verwenden</text:p>
      <text:p text:style-name="P371"/>
      <text:p text:style-name="P391"><text:span text:style-name="T3">Trans:</text:span><text:line-break/><text:line-break/>Can you please rework the lightbox (!) so that it looks like this:</text:p>
      <text:p text:style-name="P391">https://wordpress.vonuebermorgen.com/terrastest/ (you can click on the first video)</text:p>
      <text:p text:style-name="P391"/>
      <text:p text:style-name="P391">For the red x- you can use the one from the offCanvas menu</text:p>
      <text:p text:style-name="P371"/>
      <text:p text:style-name="P269">Status: <text:span text:style-name="T100">Done, this requirement is new</text:span></text:p>
      <text:p text:style-name="P269"/>
      <text:p text:style-name="P292">Time: <text:span text:style-name="T100">4</text:span>hr<text:span text:style-name="T100">s</text:span></text:p>
      <text:p text:style-name="P292"/>
      <text:p text:style-name="P158"><text:span text:style-name="T101">2</text:span>) https://app.asana.com/0/1209272406360585/1209534009250382</text:p>
      <text:p text:style-name="P158"/>
      <text:p text:style-name="P372">Type: <text:span text:style-name="T93">CR</text:span></text:p>
      <text:p text:style-name="P372"/>
      <text:p text:style-name="P372">Beim dem Element VideoTeaser/ Image Teaser:</text:p>
      <text:p text:style-name="P372"/>
      <text:p text:style-name="P372">Wenn wir einen Alt-text eingeben, erscheint dieser auf dem Thumbnail und ein zuätzlicher Pfeil in der rechten Ecke. </text:p>
      <text:p text:style-name="P372"><text:soft-page-break/>Könnt ihr das bitte anders lösen? Alt-Texte dann nicht im Frontend auf dem Video ausgeben (müssen wir aber dennoch für Barrierefreiheit eingeben)</text:p>
      <text:p text:style-name="P372"/>
      <text:p text:style-name="P392"><text:span text:style-name="T3">Trans:</text:span><text:line-break/><text:line-break/>For the VideoTeaser/Image Teaser element:</text:p>
      <text:p text:style-name="P392"/>
      <text:p text:style-name="P392">If we enter an alt text, it appears on the thumbnail and an additional arrow in the right corner.</text:p>
      <text:p text:style-name="P392">Can you please solve this differently? Then don't display alt texts in the frontend on the video (but we still have to enter them for accessibility)</text:p>
      <text:p text:style-name="P372"/>
      <text:p text:style-name="P270">Status: <text:span text:style-name="T100">Done, this requirement is new</text:span></text:p>
      <text:p text:style-name="P270"><text:span text:style-name="T92">Time: </text:span><text:span text:style-name="T101">1hr</text:span></text:p>
      <text:p text:style-name="P268"/>
      <text:p text:style-name="P297"/>
      <text:p text:style-name="P398">New Points dated <text:span text:style-name="T102">03</text:span>.<text:span text:style-name="T102">03</text:span>.2025</text:p>
      <text:p text:style-name="P398"/>
      <text:p text:style-name="P159"><text:span text:style-name="T89">1</text:span>) https://app.asana.com/0/1209272406360585/1209555161502415</text:p>
      <text:p text:style-name="P159"/>
      <text:p text:style-name="P377">Type: Server Issue</text:p>
      <text:p text:style-name="P373"/>
      <text:p text:style-name="P271">Status: =&gt; image magic issue <text:span text:style-name="T107">done, </text:span><text:span text:style-name="T109">hours given in another point</text:span></text:p>
      <text:p text:style-name="P271"/>
      <text:p text:style-name="P271"/>
      <text:p text:style-name="P271"/>
      <text:p text:style-name="P271">-------</text:p>
      <text:p text:style-name="P271"/>
      <text:p text:style-name="P160"><text:span text:style-name="T103">2</text:span>) https://app.asana.com/0/1209272406360585/1209555161502422</text:p>
      <text:p text:style-name="P160"/>
      <text:p text:style-name="P374">Type: <text:span text:style-name="T103">CR</text:span></text:p>
      <text:p text:style-name="P374"/>
      <text:p text:style-name="P272">Status: <text:span text:style-name="T104">Done, if do not use icon the structure will be changed as per requirement <text:s/></text:span></text:p>
      <text:p text:style-name="P272"><text:s/><text:span text:style-name="T104">Time: 1hr</text:span></text:p>
      <text:p text:style-name="P272"/>
      <text:p text:style-name="P272">-------</text:p>
      <text:p text:style-name="P272"/>
      <text:p text:style-name="P272"/>
      <text:p text:style-name="P161"><text:span text:style-name="T105">3</text:span>) https://app.asana.com/0/1209272406360585/1209554632389113</text:p>
      <text:p text:style-name="P161"/>
      <text:p text:style-name="P376">Type: <text:span text:style-name="T103">CR</text:span></text:p>
      <text:p text:style-name="P375"/>
      <text:p text:style-name="P274">Status: <text:span text:style-name="T109">Done<text:line-break/>Time: 4hrs</text:span></text:p>
      <text:p text:style-name="P274"><text:soft-page-break/></text:p>
      <text:p text:style-name="P273"/>
      <text:p text:style-name="P273">-------</text:p>
      <text:p text:style-name="P273"/>
      <text:p text:style-name="P162"><text:span text:style-name="T106">4</text:span>) https://app.asana.com/0/1209272406360585/1209554632389117</text:p>
      <text:p text:style-name="P162"/>
      <text:p text:style-name="P378">Type: Server Issue</text:p>
      <text:p text:style-name="P378"/>
      <text:p text:style-name="P298">Status: =&gt; image magic issue done</text:p>
      <text:p text:style-name="P298"/>
      <text:p text:style-name="P299">new requirement for 3/4 slicing feature: <text:span text:style-name="T108">2</text:span>hr<text:span text:style-name="T108">s</text:span></text:p>
      <text:p text:style-name="P299"/>
      <text:p text:style-name="P300">image magic issue solve: 4hrs</text:p>
      <text:p text:style-name="P275"/>
      <text:p text:style-name="P275"/>
      <text:p text:style-name="P275">-------</text:p>
      <text:p text:style-name="P275"/>
      <text:p text:style-name="P275"/>
      <text:p text:style-name="P275"/>
      <text:p text:style-name="P275"/>
      <text:p text:style-name="P399">New Points dated <text:span text:style-name="T102">0</text:span><text:span text:style-name="T110">6</text:span>.<text:span text:style-name="T102">03</text:span>.2025</text:p>
      <text:p text:style-name="P399"/>
      <text:p text:style-name="P163"><text:span text:style-name="T89">1</text:span>) <text:span text:style-name="T19">https://app.asana.com/0/1209272406360585/1209593313509737</text:span></text:p>
      <text:p text:style-name="P163"/>
      <text:p text:style-name="P379">Type: <text:span text:style-name="T110">CR</text:span></text:p>
      <text:p text:style-name="P379"/>
      <text:p text:style-name="P276">Status: =&gt; <text:span text:style-name="T110">done (1hr), new requirement</text:span></text:p>
      <text:p text:style-name="P276"/>
      <text:p text:style-name="P276"/>
      <text:p text:style-name="P164"><text:span text:style-name="T111">2</text:span>) <text:span text:style-name="T19">https://app.asana.com/0/1209272406360585/1209579832524461</text:span></text:p>
      <text:p text:style-name="P164"/>
      <text:p text:style-name="P380">Type: <text:span text:style-name="T110">CR</text:span></text:p>
      <text:p text:style-name="P380"/>
      <text:p text:style-name="P277">Status: =&gt; <text:span text:style-name="T110">done (</text:span><text:span text:style-name="T111">6</text:span><text:span text:style-name="T110">hr)</text:span></text:p>
      <text:p text:style-name="P276"/>
      <text:p text:style-name="P276"/>
      <text:p text:style-name="P400"><text:bookmark-start text:name="__DdeLink__3683_4263677272"/><text:bookmark-start text:name="__DdeLink__4122_2292776962"/>New Points dated <text:span text:style-name="T102">0</text:span><text:span text:style-name="T112">7</text:span>.<text:span text:style-name="T102">03</text:span>.2025<text:bookmark-end text:name="__DdeLink__3683_4263677272"/></text:p>
      <text:p text:style-name="P400"/>
      <text:p text:style-name="P165"><text:span text:style-name="T89">1</text:span>) <text:span text:style-name="T19">https://app.asana.com/0/1209272406360585/1209595146081036</text:span></text:p>
      <text:p text:style-name="P165"/>
      <text:p text:style-name="P381">Type: <text:span text:style-name="T110">CR</text:span></text:p>
      <text:p text:style-name="P381"/>
      <text:p text:style-name="P278">Status: =&gt; <text:span text:style-name="T110">done (1hr), new requirement</text:span><text:bookmark-end text:name="__DdeLink__4122_2292776962"/></text:p>
      <text:p text:style-name="P278"/>
      <text:p text:style-name="P166"><text:soft-page-break/><text:span text:style-name="T113">2</text:span>) <text:span text:style-name="T19">https://app.asana.com/0/1209272406360585/1209595146081044</text:span></text:p>
      <text:p text:style-name="P166"/>
      <text:p text:style-name="P382">Type: <text:span text:style-name="T110">CR</text:span></text:p>
      <text:p text:style-name="P382"/>
      <text:p text:style-name="P279">Status: =&gt; <text:span text:style-name="T110">done (1hr), new requirement</text:span></text:p>
      <text:p text:style-name="P279"/>
      <text:p text:style-name="P166"><text:span text:style-name="T113">3</text:span>) <text:span text:style-name="T19">https://app.asana.com/0/1209272406360585/1209597126258960</text:span></text:p>
      <text:p text:style-name="P166"/>
      <text:p text:style-name="P382">Type: <text:span text:style-name="T113">BUG</text:span></text:p>
      <text:p text:style-name="P382"/>
      <text:p text:style-name="P279">Status: =&gt; <text:span text:style-name="T113">fixed</text:span></text:p>
      <text:p text:style-name="P279"/>
      <text:p text:style-name="P279"/>
      <text:p text:style-name="P279"/>
      <text:p text:style-name="P279"/>
      <text:p text:style-name="P279"/>
      <text:p text:style-name="P279"/>
      <text:p text:style-name="P167"><text:span text:style-name="T114">4</text:span>) <text:span text:style-name="T19">https://app.asana.com/0/1209272406360585/1209604840482477</text:span></text:p>
      <text:p text:style-name="P167"/>
      <text:p text:style-name="P383">Type: <text:span text:style-name="T114">CR</text:span></text:p>
      <text:p text:style-name="P383"/>
      <text:p text:style-name="P280">Status: =&gt; <text:span text:style-name="T110">done (</text:span><text:span text:style-name="T115">30min</text:span><text:span text:style-name="T110">), new requirement</text:span></text:p>
      <text:p text:style-name="P280"/>
      <text:p text:style-name="P280"/>
      <text:p text:style-name="P168"><text:span text:style-name="T116">5</text:span>) <text:span text:style-name="T19">https://app.asana.com/0/1209272406360585/1209606341327338</text:span></text:p>
      <text:p text:style-name="P168"/>
      <text:p text:style-name="P384">Type: <text:span text:style-name="T114">CR</text:span></text:p>
      <text:p text:style-name="P384"/>
      <text:p text:style-name="P281">Status: =&gt; <text:span text:style-name="T110">done (</text:span><text:span text:style-name="T117">1hr</text:span><text:span text:style-name="T110">), new requirement</text:span></text:p>
      <text:p text:style-name="P281"/>
      <text:p text:style-name="P281"/>
      <text:p text:style-name="P281"/>
      <text:p text:style-name="P401"><text:bookmark-start text:name="__DdeLink__3683_4263677272 Copy 1"/>New Points dated <text:span text:style-name="T118">11</text:span>.<text:span text:style-name="T102">03</text:span>.2025<text:bookmark-end text:name="__DdeLink__3683_4263677272 Copy 1"/></text:p>
      <text:p text:style-name="P401"/>
      <text:p text:style-name="P169"><text:bookmark-start text:name="__DdeLink__4125_2292776962"/><text:span text:style-name="T89">1</text:span>) <text:bookmark-start text:name="__DdeLink__4129_2292776962"/><text:span text:style-name="T19">https://app.asana.com/0/1209272406360585/1209631945451999</text:span><text:bookmark-end text:name="__DdeLink__4129_2292776962"/></text:p>
      <text:p text:style-name="P169"/>
      <text:p text:style-name="P385">Type: <text:span text:style-name="T110">CR</text:span></text:p>
      <text:p text:style-name="P385"/>
      <text:p text:style-name="P282"><text:bookmark-start text:name="__DdeLink__4127_2292776962"/>Status: =&gt; <text:span text:style-name="T110">done (</text:span><text:span text:style-name="T118">30min</text:span><text:span text:style-name="T110">)</text:span><text:bookmark-end text:name="__DdeLink__4127_2292776962"/><text:bookmark-end text:name="__DdeLink__4125_2292776962"/></text:p>
      <text:p text:style-name="P282"/>
      <text:p text:style-name="P169"><text:span text:style-name="T118">2</text:span>) <text:bookmark-start text:name="__DdeLink__4131_2292776962"/><text:span text:style-name="T19">https://app.asana.com/0/1209272406360585/1209627627509395</text:span><text:bookmark-end text:name="__DdeLink__4131_2292776962"/></text:p>
      <text:p text:style-name="P169"/>
      <text:p text:style-name="P385">Type: <text:span text:style-name="T110">CR</text:span></text:p>
      <text:p text:style-name="P385"/>
      <text:p text:style-name="P282"><text:soft-page-break/>Status: =&gt; <text:span text:style-name="T110">done (</text:span><text:span text:style-name="T119">2</text:span><text:span text:style-name="T118">hr</text:span><text:span text:style-name="T119">s</text:span><text:span text:style-name="T110">)</text:span></text:p>
      <text:p text:style-name="P282"/>
      <text:p text:style-name="P301">3) <text:a xlink:type="simple" xlink:href="https://app.asana.com/0/1209272406360585/1209639299467228" text:style-name="Internet_20_link" text:visited-style-name="Visited_20_Internet_20_Link">https://app.asana.com/0/1209272406360585/1209639299467228</text:a></text:p>
      <text:p text:style-name="P301"/>
      <text:p text:style-name="P386">Type: <text:span text:style-name="T110">CR</text:span></text:p>
      <text:p text:style-name="P386"/>
      <text:p text:style-name="P283">Status: =&gt; <text:span text:style-name="T110">done (</text:span><text:span text:style-name="T120">1</text:span><text:span text:style-name="T118">hr</text:span><text:span text:style-name="T110">)</text:span></text:p>
      <text:p text:style-name="P283"/>
      <text:p text:style-name="P302">4) https://app.asana.com/0/1209272406360585/1209639299467222</text:p>
      <text:p text:style-name="P387">Type: <text:span text:style-name="T110">CR</text:span></text:p>
      <text:p text:style-name="P387"/>
      <text:p text:style-name="P284">Status: =&gt; <text:span text:style-name="T110">done (</text:span><text:span text:style-name="T121">2</text:span><text:span text:style-name="T118">hr</text:span><text:span text:style-name="T121">s</text:span><text:span text:style-name="T110">)</text:span></text:p>
      <text:p text:style-name="P279"/>
      <text:p text:style-name="P279"/>
      <text:p text:style-name="P279"/>
      <text:p text:style-name="P279"/>
      <text:p text:style-name="P209">=================================</text:p>
      <text:p text:style-name="P209">POST LAUNCH</text:p>
      <text:p text:style-name="P209">=================================</text:p>
      <text:p text:style-name="P402"><text:bookmark-start text:name="__DdeLink__3683_4263677272 Copy 1 Copy 1"/>New Points dated <text:span text:style-name="T118">1</text:span><text:span text:style-name="T122">2</text:span>.<text:span text:style-name="T102">03</text:span>.2025<text:bookmark-end text:name="__DdeLink__3683_4263677272 Copy 1 Copy 1"/></text:p>
      <text:p text:style-name="P402"/>
      <text:p text:style-name="P170"><text:bookmark-start text:name="__DdeLink__4125_2292776962 Copy 1"/><text:span text:style-name="T89">1</text:span>) <text:bookmark-start text:name="__DdeLink__4129_2292776962 Copy 1"/><text:span text:style-name="T19">https://app.asana.com/0/1209272406360585/1209641972496141</text:span><text:bookmark-end text:name="__DdeLink__4129_2292776962 Copy 1"/></text:p>
      <text:p text:style-name="P170"/>
      <text:p text:style-name="P388">Type: <text:span text:style-name="T110">CR</text:span></text:p>
      <text:p text:style-name="P388"/>
      <text:p text:style-name="P114"><text:bookmark-start text:name="__DdeLink__4127_2292776962 Copy 1"/><text:span text:style-name="T126">Status: =&gt; </text:span><text:bookmark-end text:name="__DdeLink__4127_2292776962 Copy 1"/><text:bookmark-end text:name="__DdeLink__4125_2292776962 Copy 1"/>br tag working fine in RTE but html &amp; inline style will not support in ckeditor</text:p>
      <text:p text:style-name="P78"/>
      <text:p text:style-name="P81">2) <text:a xlink:type="simple" xlink:href="https://app.asana.com/0/1209272406360585/1209641789796967" text:style-name="Internet_20_link" text:visited-style-name="Visited_20_Internet_20_Link">https://app.asana.com/0/1209272406360585/1209641789796967</text:a></text:p>
      <text:p text:style-name="P389">Type: <text:span text:style-name="T110">CR</text:span></text:p>
      <text:p text:style-name="P389"/>
      <text:p text:style-name="P286"><text:bookmark-start text:name="__DdeLink__4127_2292776962 Copy 1 Copy 1"/>Status: =&gt; <text:bookmark-end text:name="__DdeLink__4127_2292776962 Copy 1 Copy 1"/><text:span text:style-name="T127">Done[30min]</text:span></text:p>
      <text:p text:style-name="P79"/>
      <text:p text:style-name="P82">3) <text:a xlink:type="simple" xlink:href="https://app.asana.com/0/1209272406360585/1209640959402100" text:style-name="Internet_20_link" text:visited-style-name="Visited_20_Internet_20_Link">https://app.asana.com/0/1209272406360585/1209640959402100</text:a></text:p>
      <text:p text:style-name="P82"/>
      <text:p text:style-name="P390">Type: <text:span text:style-name="T110">CR</text:span></text:p>
      <text:p text:style-name="P82"/>
      <text:p text:style-name="P285"><text:bookmark-start text:name="__DdeLink__4127_2292776962 Copy 1 Copy 1 Copy 1"/>Status: =&gt; <text:bookmark-end text:name="__DdeLink__4127_2292776962 Copy 1 Copy 1 Copy 1"/><text:span text:style-name="T124">Done</text:span><text:span text:style-name="T122"> </text:span><text:span text:style-name="T123">[</text:span><text:span text:style-name="T124">30min</text:span><text:span text:style-name="T123">]</text:span></text:p>
      <text:p text:style-name="P80"/>
      <text:p text:style-name="P83">4) <text:a xlink:type="simple" xlink:href="https://app.asana.com/0/1209272406360585/1209642045029313" text:style-name="Internet_20_link" text:visited-style-name="Visited_20_Internet_20_Link">https://app.asana.com/0/1209272406360585/1209642045029313</text:a></text:p>
      <text:p text:style-name="P83"/>
      <text:p text:style-name="P304">Status: Information only for db</text:p>
      <text:p text:style-name="P276"/>
      <text:p text:style-name="P276"/>
      <text:p text:style-name="P293"><text:soft-page-break/></text:p>
      <text:p text:style-name="P303">hours not given yet from here</text:p>
      <text:p text:style-name="P211">=================================</text:p>
      <text:p text:style-name="P212">career</text:p>
      <text:p text:style-name="P212"/>
      <text:p text:style-name="P212">https://p683199.mittwaldserver.info/</text:p>
      <text:p text:style-name="P211">=================================</text:p>
      <text:p text:style-name="P418"/>
      <text:p text:style-name="P84"><text:span text:style-name="T128">1</text:span>) <text:a xlink:type="simple" xlink:href="https://app.asana.com/1/744512389279442/project/1209272406360585/task/1209679680237744" text:style-name="Internet_20_link" text:visited-style-name="Visited_20_Internet_20_Link">https://app.asana.com/1/744512389279442/project/1209272406360585/task/1209679680237744</text:a></text:p>
      <text:p text:style-name="P84"/>
      <text:p text:style-name="P439">Type BUG</text:p>
      <text:p text:style-name="P90"/>
      <text:p text:style-name="P305">Status: <text:span text:style-name="T129">Already given 100%, 60% given to the text following design which has no relation to the dropdown.</text:span></text:p>
      <text:p text:style-name="P305"/>
      <text:p text:style-name="P305"/>
      <text:p text:style-name="P85"><text:span text:style-name="T130">2</text:span>) https://app.asana.com/1/744512389279442/project/1209272406360585/task/1209679680237754</text:p>
      <text:p text:style-name="P85"/>
      <text:p text:style-name="P438">Type <text:span text:style-name="T130">CR</text:span></text:p>
      <text:p text:style-name="P91"/>
      <text:p text:style-name="P310">Status: <text:span text:style-name="T131">Done [30min]</text:span></text:p>
      <text:p text:style-name="P306"/>
      <text:p text:style-name="P306"/>
      <text:p text:style-name="P86"><text:span text:style-name="T131">3</text:span>) https://app.asana.com/1/744512389279442/project/1209272406360585/task/1209679680237756</text:p>
      <text:p text:style-name="P86"/>
      <text:p text:style-name="P440">Type <text:span text:style-name="T130">CR</text:span></text:p>
      <text:p text:style-name="P92"/>
      <text:p text:style-name="P308">Status: <text:span text:style-name="T131">Done [30min]</text:span></text:p>
      <text:p text:style-name="P429"/>
      <text:p text:style-name="P86"><text:span text:style-name="T131">4</text:span>) https://app.asana.com/1/744512389279442/project/1209272406360585/task/1209679680237760</text:p>
      <text:p text:style-name="P86"/>
      <text:p text:style-name="P440">Type <text:span text:style-name="T130">CR</text:span></text:p>
      <text:p text:style-name="P92"/>
      <text:p text:style-name="P307">Status: <text:span text:style-name="T131">Done [30min]</text:span></text:p>
      <text:p text:style-name="P307"/>
      <text:p text:style-name="P307"/>
      <text:p text:style-name="P307"><text:soft-page-break/></text:p>
      <text:p text:style-name="P307"/>
      <text:p text:style-name="P87"><text:span text:style-name="T132">5</text:span>) https://app.asana.com/1/744512389279442/project/1209272406360585/task/1209680665664757</text:p>
      <text:p text:style-name="P87"/>
      <text:p text:style-name="P441">Type <text:span text:style-name="T132">BUG</text:span></text:p>
      <text:p text:style-name="P93"/>
      <text:p text:style-name="P309">Status: <text:span text:style-name="T134">Fixed</text:span></text:p>
      <text:p text:style-name="P430"/>
      <text:p text:style-name="P88"><text:span text:style-name="T133">6</text:span>) https://app.asana.com/1/744512389279442/project/1209272406360585/task/1209679680237748</text:p>
      <text:p text:style-name="P88"/>
      <text:p text:style-name="P442">Type <text:span text:style-name="T133">CR</text:span></text:p>
      <text:p text:style-name="P94"/>
      <text:p text:style-name="P311">Status: <text:span text:style-name="T131">Done [30min]</text:span></text:p>
      <text:p text:style-name="P311"/>
      <text:p text:style-name="P311"/>
      <text:p text:style-name="P213">=================================</text:p>
      <text:p text:style-name="P213">POST LAUNCH</text:p>
      <text:p text:style-name="P213">=================================</text:p>
      <text:p text:style-name="P403"><text:bookmark-start text:name="__DdeLink__3683_4263677272 Copy 1 Copy 1 Copy 1"/>New Points dated <text:bookmark-end text:name="__DdeLink__3683_4263677272 Copy 1 Copy 1 Copy 1"/><text:span text:style-name="T135">April 2025</text:span></text:p>
      <text:p text:style-name="P403"/>
      <text:p text:style-name="P403"/>
      <text:p text:style-name="P89"><text:span text:style-name="T136">1</text:span>)</text:p>
      <text:p text:style-name="P89"/>
      <text:p text:style-name="P89"><text:a xlink:type="simple" xlink:href="https://app.asana.com/1/744512389279442/project/1209272406360585/task/1210045237273977" text:style-name="Internet_20_link" text:visited-style-name="Visited_20_Internet_20_Link">https://app.asana.com/1/744512389279442/project/1209272406360585/task/1210045237273977</text:a></text:p>
      <text:p text:style-name="P89"/>
      <text:p text:style-name="P89"><text:a xlink:type="simple" xlink:href="https://app.asana.com/1/744512389279442/project/1209272406360585/task/1210078650638783" text:style-name="Internet_20_link" text:visited-style-name="Visited_20_Internet_20_Link">https://app.asana.com/1/744512389279442/project/1209272406360585/task/1210078650638783</text:a></text:p>
      <text:p text:style-name="P89"/>
      <text:p text:style-name="P89"/>
      <text:p text:style-name="P89"/>
      <text:p text:style-name="P443">Type <text:span text:style-name="T133">CR</text:span></text:p>
      <text:p text:style-name="P95"/>
      <text:p text:style-name="P312">Status: <text:span text:style-name="T131">Done [</text:span><text:span text:style-name="T137">8hr</text:span><text:span text:style-name="T131">]</text:span></text:p>
      <text:p text:style-name="P312"/>
      <text:p text:style-name="P312"/>
      <text:p text:style-name="P334">2) <text:a xlink:type="simple" xlink:href="https://app.asana.com/1/744512389279442/project/1209272406360585/task/1210066413704862" text:style-name="Internet_20_link" text:visited-style-name="Visited_20_Internet_20_Link">https://app.asana.com/1/744512389279442/project/1209272406360585/task/1210066413704862</text:a></text:p>
      <text:p text:style-name="P444">Type <text:span text:style-name="T133">CR</text:span></text:p>
      <text:p text:style-name="P313">Status: <text:span text:style-name="T131">Done [</text:span><text:span text:style-name="T138">1</text:span><text:span text:style-name="T137">hr</text:span><text:span text:style-name="T131">]</text:span></text:p>
      <text:p text:style-name="P313"/>
      <text:p text:style-name="P313"><text:soft-page-break/></text:p>
      <text:p text:style-name="P334">3) https://app.asana.com/1/744512389279442/project/1209272406360585/task/1210066413704870</text:p>
      <text:p text:style-name="P444">Type <text:span text:style-name="T133">CR</text:span></text:p>
      <text:p text:style-name="P313">Status: <text:span text:style-name="T131">Done [</text:span><text:span text:style-name="T138">3</text:span><text:span text:style-name="T137">hr</text:span><text:span text:style-name="T138">s</text:span><text:span text:style-name="T131">]</text:span></text:p>
      <text:p text:style-name="P313"/>
      <text:p text:style-name="P313"/>
      <text:p text:style-name="P313"/>
      <text:p text:style-name="P313"/>
      <text:p text:style-name="P313"/>
      <text:p text:style-name="P214">=================================</text:p>
      <text:p text:style-name="P214">POST LAUNCH</text:p>
      <text:p text:style-name="P214">=================================</text:p>
      <text:p text:style-name="P404"><text:bookmark-start text:name="__DdeLink__3683_4263677272 Copy 1 Copy 1 Copy 1 Copy 1"/>New Points dated <text:bookmark-end text:name="__DdeLink__3683_4263677272 Copy 1 Copy 1 Copy 1 Copy 1"/><text:span text:style-name="T139">May</text:span><text:span text:style-name="T135"> 2025</text:span></text:p>
      <text:p text:style-name="P404"/>
      <text:p text:style-name="P404"/>
      <text:p text:style-name="P335"><text:span text:style-name="T140">1</text:span>) https://app.asana.com/1/744512389279442/project/1209272406360585/task/1210235409054513</text:p>
      <text:p text:style-name="P445">Type <text:span text:style-name="T133">CR</text:span></text:p>
      <text:p text:style-name="P314">Status: <text:span text:style-name="T131">Done [</text:span><text:span text:style-name="T140">1</text:span><text:span text:style-name="T137">hr</text:span><text:span text:style-name="T180">(AC)</text:span><text:span text:style-name="T131">]</text:span></text:p>
      <text:p text:style-name="P314"/>
      <text:p text:style-name="P335"><text:span text:style-name="T140">2</text:span>) https://app.asana.com/1/744512389279442/project/1209272406360585/task/1210235409054517</text:p>
      <text:p text:style-name="P445">Type <text:span text:style-name="T133">CR</text:span></text:p>
      <text:p text:style-name="P314">Status: <text:span text:style-name="T131">Done [</text:span><text:span text:style-name="T140">30min</text:span><text:span text:style-name="T179">(SD)</text:span><text:span text:style-name="T131">]</text:span></text:p>
      <text:p text:style-name="P314"/>
      <text:p text:style-name="P335"><text:span text:style-name="T140">3</text:span>) https://app.asana.com/1/744512389279442/project/1209272406360585/task/1210235409054525</text:p>
      <text:p text:style-name="P445">Type <text:span text:style-name="T141">CR</text:span></text:p>
      <text:p text:style-name="P314">Status: <text:span text:style-name="T131">Done </text:span><text:span text:style-name="T141">[small]</text:span></text:p>
      <text:p text:style-name="P314"/>
      <text:p text:style-name="P336"><text:span text:style-name="T141">4</text:span>) https://app.asana.com/1/744512389279442/project/1209272406360585/task/1210235409054531</text:p>
      <text:p text:style-name="P446">Type <text:span text:style-name="T141">CR</text:span></text:p>
      <text:p text:style-name="P325">Status: <text:span text:style-name="T131">Done </text:span><text:span text:style-name="T141">[30min</text:span><text:span text:style-name="T178">(SG)</text:span><text:span text:style-name="T141">]</text:span></text:p>
      <text:p text:style-name="P315"/>
      <text:p text:style-name="P337">5)https://app.asana.com/1/744512389279442/project/1209272406360585/task/1210235409326741</text:p>
      <text:p text:style-name="P447">Type <text:span text:style-name="T141">CR</text:span></text:p>
      <text:p text:style-name="P316">Status: <text:span text:style-name="T131">Done </text:span><text:span text:style-name="T141">[30min</text:span><text:span text:style-name="T178">(SG)</text:span><text:span text:style-name="T141">]</text:span></text:p>
      <text:p text:style-name="P316"/>
      <text:p text:style-name="P316"/>
      <text:p text:style-name="P316"/>
      <text:p text:style-name="P316"><text:soft-page-break/></text:p>
      <text:p text:style-name="P316"/>
      <text:p text:style-name="P316"/>
      <text:p text:style-name="P338"><text:span text:style-name="T143">6</text:span>)<text:span text:style-name="T142">https://app.asana.com/1/744512389279442/project/1209272406360585/task/1210235409326717</text:span></text:p>
      <text:p text:style-name="P448">Type <text:span text:style-name="T141">CR</text:span></text:p>
      <text:p text:style-name="P324">Status: <text:span text:style-name="T131">Done </text:span><text:span text:style-name="T141">[</text:span><text:span text:style-name="T143">1hr</text:span><text:span text:style-name="T177">(</text:span><text:span text:style-name="T176">SD</text:span><text:span text:style-name="T177">)</text:span><text:span text:style-name="T141">]</text:span></text:p>
      <text:p text:style-name="P317"/>
      <text:p text:style-name="P317"/>
      <text:p text:style-name="P317"/>
      <text:p text:style-name="P339"><text:span text:style-name="T144">7</text:span>)<text:a xlink:type="simple" xlink:href="https://www.stepstone.de/" text:style-name="Internet_20_link" text:visited-style-name="Visited_20_Internet_20_Link">https://www.stepstone.de/</text:a> <text:span text:style-name="T144">new filter</text:span></text:p>
      <text:p text:style-name="P449">Type <text:span text:style-name="T141">CR</text:span></text:p>
      <text:p text:style-name="P318">Status: <text:span text:style-name="T144">html </text:span><text:span text:style-name="T175">10</text:span><text:span text:style-name="T144">hrs </text:span><text:span text:style-name="T176">(SG 6hrs + SD 4hrs)</text:span></text:p>
      <text:p text:style-name="P96"/>
      <text:p text:style-name="P96"/>
      <text:p text:style-name="P96"/>
      <text:p text:style-name="P340"><text:span text:style-name="T171">8</text:span>)<text:span text:style-name="T145">https://app.asana.com/1/744512389279442/project/1209272406360585/task/1210235409326711</text:span></text:p>
      <text:p text:style-name="P450">Type <text:span text:style-name="T141">CR</text:span></text:p>
      <text:p text:style-name="P323"><text:span text:style-name="T145">Status: </text:span><text:span text:style-name="T146">Done </text:span><text:span text:style-name="T147">[</text:span><text:span text:style-name="T148">1hr</text:span><text:span text:style-name="T160">(</text:span><text:span text:style-name="T161">SD</text:span><text:span text:style-name="T160">)</text:span><text:span text:style-name="T147">]</text:span></text:p>
      <text:p text:style-name="P97"/>
      <text:p text:style-name="P340"><text:span text:style-name="T171">9</text:span>)<text:span text:style-name="T145">https://app.asana.com/1/744512389279442/project/1209272406360585/task/1210235409326733</text:span></text:p>
      <text:p text:style-name="P450">Type <text:span text:style-name="T141">CR</text:span></text:p>
      <text:p text:style-name="P323"><text:span text:style-name="T145">Status: </text:span><text:span text:style-name="T146">Done </text:span><text:span text:style-name="T147">[</text:span><text:span text:style-name="T148">1hr</text:span><text:span text:style-name="T160">(</text:span><text:span text:style-name="T161">SD</text:span><text:span text:style-name="T160">)</text:span><text:span text:style-name="T147">]</text:span></text:p>
      <text:p text:style-name="P97"/>
      <text:p text:style-name="P97"/>
      <text:p text:style-name="P340"><text:span text:style-name="T171">10</text:span>)<text:span text:style-name="T145">https://app.asana.com/1/744512389279442/project/1209272406360585/task/1210235409326737</text:span></text:p>
      <text:p text:style-name="P450">Type <text:span text:style-name="T141">CR</text:span></text:p>
      <text:p text:style-name="P322"><text:span text:style-name="T145">Status: </text:span><text:span text:style-name="T146">Done </text:span><text:span text:style-name="T147">[</text:span><text:span text:style-name="T148">1hr</text:span><text:span text:style-name="T160">(</text:span><text:span text:style-name="T161">SD</text:span><text:span text:style-name="T160">)</text:span><text:span text:style-name="T147">]</text:span></text:p>
      <text:p text:style-name="P97"/>
      <text:p text:style-name="P97"/>
      <text:p text:style-name="P341"><text:span text:style-name="T171">1</text:span><text:span text:style-name="T172">1</text:span>)<text:span text:style-name="T145">https://app.asana.com/1/744512389279442/project/1209272406360585/task/1210235409326723</text:span></text:p>
      <text:p text:style-name="P451">Type <text:span text:style-name="T141">CR</text:span></text:p>
      <text:p text:style-name="P321"><text:span text:style-name="T145">Status: </text:span><text:span text:style-name="T146">Done </text:span><text:span text:style-name="T147">[</text:span><text:span text:style-name="T149">3</text:span><text:span text:style-name="T148">hr</text:span><text:span text:style-name="T160">(</text:span><text:span text:style-name="T161">SD</text:span><text:span text:style-name="T160">)</text:span><text:span text:style-name="T147">]</text:span></text:p>
      <text:p text:style-name="P98"/>
      <text:p text:style-name="P342"><text:span text:style-name="T171">1</text:span><text:span text:style-name="T173">2</text:span>)<text:span text:style-name="T147">https://app.asana.com/1/744512389279442/project/1209272406360585/task/1210248808297579</text:span></text:p>
      <text:p text:style-name="P452">Type <text:span text:style-name="T141">CR</text:span></text:p>
      <text:p text:style-name="P321"><text:span text:style-name="T145">Status: </text:span><text:span text:style-name="T146">Done </text:span><text:span text:style-name="T147">[</text:span><text:span text:style-name="T150">1</text:span><text:span text:style-name="T148">hr</text:span><text:span text:style-name="T160">(</text:span><text:span text:style-name="T161">SD</text:span><text:span text:style-name="T160">)</text:span><text:span text:style-name="T147">]</text:span></text:p>
      <text:p text:style-name="P97"/>
      <text:p text:style-name="P97"/>
      <text:p text:style-name="P97"/>
      <text:p text:style-name="P319"><text:soft-page-break/><text:span text:style-name="T147"/></text:p>
      <text:p text:style-name="P97"/>
      <text:p text:style-name="P343"><text:span text:style-name="T171">1</text:span><text:span text:style-name="T174">3</text:span>)<text:span text:style-name="T147">https://app.asana.com/1/744512389279442/project/1209272406360585/task/1210251590741268</text:span></text:p>
      <text:p text:style-name="P453">Type <text:span text:style-name="T141">CR</text:span></text:p>
      <text:p text:style-name="P321"><text:span text:style-name="T145">Status: </text:span><text:span text:style-name="T146">Done </text:span><text:span text:style-name="T147">[</text:span><text:span text:style-name="T151">2</text:span><text:span text:style-name="T148">hr</text:span><text:span text:style-name="T151">s</text:span><text:span text:style-name="T160">(</text:span><text:span text:style-name="T161">SD</text:span><text:span text:style-name="T160">)</text:span><text:span text:style-name="T147">]</text:span></text:p>
      <text:p text:style-name="P99"/>
      <text:p text:style-name="P99"/>
      <text:p text:style-name="P465"><text:span text:style-name="T21">1</text:span><text:span text:style-name="T22">4</text:span><text:span text:style-name="T23">)</text:span><text:bookmark text:name="menur15j"/><text:a xlink:type="simple" xlink:href="https://app.asana.com/1/744512389279442/project/1209272406360585/task/1210251932877415" office:target-frame-name="_blank" xlink:show="new" text:style-name="Internet_20_link" text:visited-style-name="Visited_20_Internet_20_Link"><text:span text:style-name="T147">https://app.asana.com/1/744512389279442/project/1209272406360585/task/1210251932877415</text:span></text:a></text:p>
      <text:p text:style-name="P453">Type <text:span text:style-name="T141">CR</text:span></text:p>
      <text:p text:style-name="P320"><text:span text:style-name="T145">Status: </text:span><text:span text:style-name="T146">Done </text:span><text:span text:style-name="T147">[</text:span><text:span text:style-name="T151">1</text:span><text:span text:style-name="T148">hr</text:span><text:span text:style-name="T160">(</text:span><text:span text:style-name="T161">SD</text:span><text:span text:style-name="T160">)</text:span><text:span text:style-name="T147">]</text:span></text:p>
      <text:p text:style-name="P99"/>
      <text:p text:style-name="P99"/>
      <text:p text:style-name="P465"><text:span text:style-name="T21">1</text:span><text:span text:style-name="T24">5</text:span><text:span text:style-name="T23">)</text:span><text:span text:style-name="T152">https://app.asana.com/1/744512389279442/project/1209272406360585/task/1210267214034968</text:span><text:span text:style-name="T153">(16.05.2025)</text:span></text:p>
      <text:p text:style-name="P454">Type <text:span text:style-name="T141">CR</text:span></text:p>
      <text:p text:style-name="P320"><text:span text:style-name="T145">Status: </text:span><text:span text:style-name="T146">Done </text:span><text:span text:style-name="T147">[</text:span><text:span text:style-name="T158">3</text:span><text:span text:style-name="T148">hr</text:span><text:span text:style-name="T159">s</text:span><text:span text:style-name="T160">(</text:span><text:span text:style-name="T161">SD</text:span><text:span text:style-name="T160">)</text:span><text:span text:style-name="T147">]</text:span></text:p>
      <text:p text:style-name="P100"/>
      <text:p text:style-name="P100"/>
      <text:p text:style-name="P464"><text:span text:style-name="T21">1</text:span><text:span text:style-name="T25">6</text:span><text:span text:style-name="T23">)</text:span><text:a xlink:type="simple" xlink:href="https://app.asana.com/1/744512389279442/project/1209272406360585/task/1210272295750768" text:style-name="Internet_20_link" text:visited-style-name="Visited_20_Internet_20_Link">https://app.asana.com/1/744512389279442/project/1209272406360585/task/1210272295750768</text:a><text:span text:style-name="T152"> </text:span><text:span text:style-name="T153">(16.05.2025)</text:span></text:p>
      <text:p text:style-name="P455">Type <text:span text:style-name="T141">CR</text:span></text:p>
      <text:p text:style-name="P326"><text:span text:style-name="T145">Status: </text:span><text:span text:style-name="T146">Done </text:span><text:span text:style-name="T147">[</text:span><text:span text:style-name="T160">30min(SG)</text:span><text:span text:style-name="T147">]</text:span></text:p>
      <text:p text:style-name="P101"/>
      <text:p text:style-name="P101"/>
      <text:p text:style-name="P466"><text:span text:style-name="T21">1</text:span><text:span text:style-name="T26">7</text:span><text:span text:style-name="T23">)</text:span><text:span text:style-name="T153">https://app.asana.com/1/744512389279442/project/1209272406360585/task/1210272295750826(1</text:span><text:span text:style-name="T154">9</text:span><text:span text:style-name="T153">.05.2025)</text:span></text:p>
      <text:p text:style-name="P456">Type <text:span text:style-name="T141">CR</text:span></text:p>
      <text:p text:style-name="P327"><text:span text:style-name="T145">Status: </text:span><text:span text:style-name="T146">Done </text:span><text:span text:style-name="T147">[</text:span><text:span text:style-name="T162">1hr</text:span><text:span text:style-name="T160">(</text:span><text:span text:style-name="T162">AC</text:span><text:span text:style-name="T160">)</text:span><text:span text:style-name="T147">]</text:span></text:p>
      <text:p text:style-name="P102"/>
      <text:p text:style-name="P102"/>
      <text:p text:style-name="P467"><text:span text:style-name="T21">1</text:span><text:span text:style-name="T27">8</text:span><text:span text:style-name="T23">)https://app.asana.com/1/744512389279442/project/1209272406360585/task/1210272295750786</text:span><text:span text:style-name="T153">(1</text:span><text:span text:style-name="T154">9</text:span><text:span text:style-name="T153">.05.2025)</text:span></text:p>
      <text:p text:style-name="P457">Type <text:span text:style-name="T141">CR</text:span></text:p>
      <text:p text:style-name="P328"><text:span text:style-name="T145">Status: </text:span><text:span text:style-name="T146">Done </text:span><text:span text:style-name="T147">[</text:span><text:span text:style-name="T163">30min</text:span><text:span text:style-name="T160">(</text:span><text:span text:style-name="T162">AC</text:span><text:span text:style-name="T160">)</text:span><text:span text:style-name="T147">]</text:span></text:p>
      <text:p text:style-name="P103"/>
      <text:p text:style-name="P467"><text:span text:style-name="T21">1</text:span><text:span text:style-name="T27">9</text:span><text:span text:style-name="T23">)https://app.asana.com/1/744512389279442/project/1209272406360585/task/1210272295750793</text:span><text:span text:style-name="T153">(1</text:span><text:span text:style-name="T154">9</text:span><text:span text:style-name="T153">.05.2025)</text:span></text:p>
      <text:p text:style-name="P457">Type <text:span text:style-name="T141">CR</text:span></text:p>
      <text:p text:style-name="P328"><text:span text:style-name="T145">Status: </text:span><text:span text:style-name="T146">Done </text:span><text:span text:style-name="T147">[</text:span><text:span text:style-name="T163">30min</text:span><text:span text:style-name="T160">(</text:span><text:span text:style-name="T162">AC</text:span><text:span text:style-name="T160">)</text:span><text:span text:style-name="T147">]</text:span></text:p>
      <text:p text:style-name="P103"/>
      <text:p text:style-name="P103"/>
      <text:p text:style-name="P103"/>
      <text:p text:style-name="P103"/>
      <text:p text:style-name="P328"><text:soft-page-break/><text:span text:style-name="T147"/></text:p>
      <text:p text:style-name="P468"><text:span text:style-name="T28">20</text:span><text:span text:style-name="T23">)</text:span><text:a xlink:type="simple" xlink:href="https://app.asana.com/1/744512389279442/project/1209272406360585/task/1210272295750778" text:style-name="Internet_20_link" text:visited-style-name="Visited_20_Internet_20_Link"><text:span text:style-name="T152">https://app.asana.com/1/744512389279442/project/1209272406360585/task/1210272295750778</text:span></text:a></text:p>
      <text:p text:style-name="P468"/>
      <text:p text:style-name="P104">https://app.asana.com/1/744512389279442/project/1209272406360585/task/1210272295750800</text:p>
      <text:p text:style-name="P104"/>
      <text:p text:style-name="P468"><text:span text:style-name="T153">(1</text:span><text:span text:style-name="T154">9</text:span><text:span text:style-name="T153">.05.2025)</text:span></text:p>
      <text:p text:style-name="P458">Type <text:span text:style-name="T141">CR</text:span></text:p>
      <text:p text:style-name="P329"><text:span text:style-name="T145">Status: </text:span><text:span text:style-name="T146">Done </text:span><text:span text:style-name="T147">[</text:span><text:span text:style-name="T163">30min</text:span><text:span text:style-name="T160">(</text:span><text:span text:style-name="T164">SD</text:span><text:span text:style-name="T160">), </text:span><text:span text:style-name="T168">2hrs(SG [21.05.2025])</text:span><text:span text:style-name="T147">]</text:span></text:p>
      <text:p text:style-name="P104"/>
      <text:p text:style-name="P104"/>
      <text:p text:style-name="P469"><text:span text:style-name="T28">2</text:span><text:span text:style-name="T29">1</text:span><text:span text:style-name="T23">)</text:span><text:span text:style-name="T152">https://app.asana.com/1/744512389279442/project/1209272406360585/task/1210272295750774</text:span></text:p>
      <text:p text:style-name="P105"/>
      <text:p text:style-name="P469"><text:span text:style-name="T153">(</text:span><text:span text:style-name="T155">20</text:span><text:span text:style-name="T153">.05.2025)</text:span></text:p>
      <text:p text:style-name="P459">Type <text:span text:style-name="T141">CR</text:span></text:p>
      <text:p text:style-name="P330"><text:span text:style-name="T145">Status: </text:span><text:span text:style-name="T146">Done </text:span><text:span text:style-name="T147">[</text:span><text:span text:style-name="T165">2hrs</text:span><text:span text:style-name="T160">(</text:span><text:span text:style-name="T164">SD</text:span><text:span text:style-name="T160">)</text:span><text:span text:style-name="T147">]</text:span></text:p>
      <text:p text:style-name="P105"/>
      <text:p text:style-name="P105"/>
      <text:p text:style-name="P470"><text:span text:style-name="T28">2</text:span><text:span text:style-name="T30">2</text:span><text:span text:style-name="T23">)</text:span><text:span text:style-name="T152">https://app.asana.com/1/744512389279442/project/1209272406360585/task/1210272295750818</text:span></text:p>
      <text:p text:style-name="P106"/>
      <text:p text:style-name="P470"><text:span text:style-name="T153">(</text:span><text:span text:style-name="T155">20</text:span><text:span text:style-name="T153">.05.2025)</text:span></text:p>
      <text:p text:style-name="P460">Type <text:span text:style-name="T141">CR</text:span></text:p>
      <text:p text:style-name="P331"><text:span text:style-name="T145">Status: </text:span><text:span text:style-name="T146">Done </text:span><text:span text:style-name="T147">[</text:span><text:span text:style-name="T166">3</text:span><text:span text:style-name="T165">hrs</text:span><text:span text:style-name="T160">(</text:span><text:span text:style-name="T164">SD</text:span><text:span text:style-name="T160">)</text:span><text:span text:style-name="T147">]</text:span></text:p>
      <text:p text:style-name="P106"/>
      <text:p text:style-name="P106"/>
      <text:p text:style-name="P471"><text:span text:style-name="T28">2</text:span><text:span text:style-name="T31">3</text:span><text:span text:style-name="T23">)</text:span><text:span text:style-name="T152">https://bytebuildersde.atlassian.net/browse/TER-16</text:span></text:p>
      <text:p text:style-name="P107"/>
      <text:p text:style-name="P471"><text:span text:style-name="T153">(</text:span><text:span text:style-name="T155">20</text:span><text:span text:style-name="T153">.05.2025)</text:span></text:p>
      <text:p text:style-name="P461">Type <text:span text:style-name="T141">CR</text:span></text:p>
      <text:p text:style-name="P332"><text:span text:style-name="T145">Status: </text:span><text:span text:style-name="T146">Done </text:span><text:span text:style-name="T147">[</text:span><text:span text:style-name="T167">4</text:span><text:span text:style-name="T165">hrs</text:span><text:span text:style-name="T160">(</text:span><text:span text:style-name="T167">AC</text:span><text:span text:style-name="T160">)</text:span><text:span text:style-name="T147">]</text:span></text:p>
      <text:p text:style-name="P107"/>
      <text:p text:style-name="P107"/>
      <text:p text:style-name="P472"><text:span text:style-name="T28">2</text:span><text:span text:style-name="T32">4</text:span><text:span text:style-name="T23">)</text:span><text:span text:style-name="T152">https://app.asana.com/1/744512389279442/project/1209272406360585/task/1210272295750812</text:span></text:p>
      <text:p text:style-name="P108"/>
      <text:p text:style-name="P472"><text:span text:style-name="T153">(</text:span><text:span text:style-name="T155">2</text:span><text:span text:style-name="T156">1</text:span><text:span text:style-name="T153">.05.2025)</text:span></text:p>
      <text:p text:style-name="P462">Type <text:span text:style-name="T141">CR</text:span></text:p>
      <text:p text:style-name="P333"><text:span text:style-name="T145">Status: </text:span><text:span text:style-name="T146">Done </text:span><text:span text:style-name="T147">[</text:span><text:span text:style-name="T169">1hr</text:span><text:span text:style-name="T160">(</text:span><text:span text:style-name="T169">SD</text:span><text:span text:style-name="T160">), </text:span><text:span text:style-name="T169">30min (SG)</text:span><text:span text:style-name="T147">]</text:span></text:p>
      <text:p text:style-name="P107"/>
      <text:p text:style-name="P107"/>
      <text:p text:style-name="P107"/>
      <text:p text:style-name="P107"/>
      <text:p text:style-name="P331"><text:soft-page-break/><text:span text:style-name="T147"/></text:p>
      <text:p text:style-name="P104"/>
      <text:p text:style-name="P478"><text:span text:style-name="T28">2</text:span><text:span text:style-name="T33">5</text:span><text:span text:style-name="T23">)</text:span><text:a xlink:type="simple" xlink:href="https://app.asana.com/1/744512389279442/project/1209272406360585/task/1210332266087435" text:style-name="Internet_20_link" text:visited-style-name="Visited_20_Internet_20_Link"><text:span text:style-name="T152">https://app.asana.com/1/744512389279442/project/1209272406360585/task/1210332266087435</text:span></text:a></text:p>
      <text:p text:style-name="P478"/>
      <text:p text:style-name="P478"><text:span text:style-name="T152">https://app.asana.com/1/744512389279442/project/1209272406360585/task/1210332266087439</text:span></text:p>
      <text:p text:style-name="P475"/>
      <text:p text:style-name="P478"><text:span text:style-name="T153">(</text:span><text:span text:style-name="T155">2</text:span><text:span text:style-name="T157">2</text:span><text:span text:style-name="T153">.05.2025)</text:span></text:p>
      <text:p text:style-name="P477">Type <text:span text:style-name="T141">CR</text:span></text:p>
      <text:p text:style-name="P476"><text:span text:style-name="T145">Status: </text:span><text:span text:style-name="T146">Done </text:span><text:span text:style-name="T147">[</text:span><text:span text:style-name="T170">3</text:span><text:span text:style-name="T169">hr</text:span><text:span text:style-name="T170">s</text:span><text:span text:style-name="T160">(</text:span><text:span text:style-name="T170">AC+ SG</text:span><text:span text:style-name="T160">)</text:span><text:span text:style-name="T147">]</text:span></text:p>
      <text:p text:style-name="P99"/>
      <text:p text:style-name="P99"/>
      <text:p text:style-name="P99"/>
      <text:p text:style-name="P99"/>
      <text:p text:style-name="P96"/>
      <text:p text:style-name="P96"/>
      <text:p text:style-name="P96"/>
      <text:p text:style-name="P316"/>
      <text:p text:style-name="P337"/>
      <text:p text:style-name="P3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4T17:17:59.786684983</meta:creation-date>
    <meta:generator>LibreOffice/7.5.5.2$MacOSX_AARCH64 LibreOffice_project/ca8fe7424262805f223b9a2334bc7181abbcbf5e</meta:generator>
    <dc:date>2025-05-22T11:15:27.897049920</dc:date>
    <meta:editing-duration>P3DT5H36M35S</meta:editing-duration>
    <meta:editing-cycles>234</meta:editing-cycles>
    <meta:document-statistic meta:table-count="0" meta:image-count="0" meta:object-count="0" meta:page-count="34" meta:paragraph-count="641" meta:word-count="3362" meta:character-count="28155" meta:non-whitespace-character-count="25382"/>
  </office:meta>
</office:document-meta>
</file>